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8.51mm"/>
    </style:style>
    <style:style style:name="co21" style:family="table-column">
      <style:table-column-properties fo:break-before="auto" style:column-width="15.98mm"/>
    </style:style>
    <style:style style:name="co22" style:family="table-column">
      <style:table-column-properties fo:break-before="auto" style:column-width="36.12mm"/>
    </style:style>
    <style:style style:name="co23" style:family="table-column">
      <style:table-column-properties fo:break-before="auto" style:column-width="29mm"/>
    </style:style>
    <style:style style:name="co24" style:family="table-column">
      <style:table-column-properties fo:break-before="auto" style:column-width="78.39mm"/>
    </style:style>
    <style:style style:name="co25" style:family="table-column">
      <style:table-column-properties fo:break-before="auto" style:column-width="28.33mm"/>
    </style:style>
    <style:style style:name="co26" style:family="table-column">
      <style:table-column-properties fo:break-before="auto" style:column-width="9.35mm"/>
    </style:style>
    <style:style style:name="co27" style:family="table-column">
      <style:table-column-properties fo:break-before="auto" style:column-width="48.26mm"/>
    </style:style>
    <style:style style:name="co28" style:family="table-column">
      <style:table-column-properties fo:break-before="auto" style:column-width="9.56mm"/>
    </style:style>
    <style:style style:name="co29" style:family="table-column">
      <style:table-column-properties fo:break-before="auto" style:column-width="22.1mm"/>
    </style:style>
    <style:style style:name="co30" style:family="table-column">
      <style:table-column-properties fo:break-before="auto" style:column-width="89.27mm"/>
    </style:style>
    <style:style style:name="co31" style:family="table-column">
      <style:table-column-properties fo:break-before="auto" style:column-width="85.57mm"/>
    </style:style>
    <style:style style:name="co32" style:family="table-column">
      <style:table-column-properties fo:break-before="auto" style:column-width="9.63mm"/>
    </style:style>
    <style:style style:name="co33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4.46mm" fo:break-before="auto" style:use-optimal-row-height="true"/>
    </style:style>
    <style:style style:name="ro6" style:family="table-row">
      <style:table-row-properties style:row-height="14.38mm" fo:break-before="auto" style:use-optimal-row-height="true"/>
    </style:style>
    <style:style style:name="ro7" style:family="table-row">
      <style:table-row-properties style:row-height="53.38mm" fo:break-before="auto" style:use-optimal-row-height="true"/>
    </style:style>
    <style:style style:name="ro8" style:family="table-row">
      <style:table-row-properties style:row-height="3.42mm" fo:break-before="auto" style:use-optimal-row-height="true"/>
    </style:style>
    <style:style style:name="ro9" style:family="table-row">
      <style:table-row-properties style:row-height="17.29mm" fo:break-before="auto" style:use-optimal-row-height="true"/>
    </style:style>
    <style:style style:name="ro10" style:family="table-row">
      <style:table-row-properties style:row-height="48.31mm" fo:break-before="auto" style:use-optimal-row-height="true"/>
    </style:style>
    <style:style style:name="ro11" style:family="table-row">
      <style:table-row-properties style:row-height="6.14mm" fo:break-before="auto" style:use-optimal-row-height="true"/>
    </style:style>
    <style:style style:name="ro12" style:family="table-row">
      <style:table-row-properties style:row-height="23.28mm" fo:break-before="auto" style:use-optimal-row-height="true"/>
    </style:style>
    <style:style style:name="ro13" style:family="table-row">
      <style:table-row-properties style:row-height="25.66mm" fo:break-before="auto" style:use-optimal-row-height="true"/>
    </style:style>
    <style:style style:name="ro14" style:family="table-row">
      <style:table-row-properties style:row-height="22.77mm" fo:break-before="auto" style:use-optimal-row-height="false"/>
    </style:style>
    <style:style style:name="ro15" style:family="table-row">
      <style:table-row-properties style:row-height="25.4mm" fo:break-before="auto" style:use-optimal-row-height="true"/>
    </style:style>
    <style:style style:name="ro16" style:family="table-row">
      <style:table-row-properties style:row-height="6.05mm" fo:break-before="auto" style:use-optimal-row-height="true"/>
    </style:style>
    <style:style style:name="ro17" style:family="table-row">
      <style:table-row-properties style:row-height="14.34mm" fo:break-before="auto" style:use-optimal-row-height="true"/>
    </style:style>
    <style:style style:name="ro18" style:family="table-row">
      <style:table-row-properties style:row-height="8.8mm" fo:break-before="auto" style:use-optimal-row-height="true"/>
    </style:style>
    <style:style style:name="ro19" style:family="table-row">
      <style:table-row-properties style:row-height="24.13mm" fo:break-before="auto" style:use-optimal-row-height="false"/>
    </style:style>
    <style:style style:name="ro20" style:family="table-row">
      <style:table-row-properties style:row-height="33.69mm" fo:break-before="auto" style:use-optimal-row-height="true"/>
    </style:style>
    <style:style style:name="ro21" style:family="table-row">
      <style:table-row-properties style:row-height="11.57mm" fo:break-before="auto" style:use-optimal-row-height="true"/>
    </style:style>
    <style:style style:name="ro22" style:family="table-row">
      <style:table-row-properties style:row-height="30.92mm" fo:break-before="auto" style:use-optimal-row-height="true"/>
    </style:style>
    <style:style style:name="ro23" style:family="table-row">
      <style:table-row-properties style:row-height="40.41mm" fo:break-before="auto" style:use-optimal-row-height="true"/>
    </style:style>
    <style:style style:name="ro24" style:family="table-row">
      <style:table-row-properties style:row-height="34.75mm" fo:break-before="auto" style:use-optimal-row-height="true"/>
    </style:style>
    <style:style style:name="ro25" style:family="table-row">
      <style:table-row-properties style:row-height="42.42mm" fo:break-before="auto" style:use-optimal-row-height="false"/>
    </style:style>
    <style:style style:name="ro26" style:family="table-row">
      <style:table-row-properties style:row-height="19.86mm" fo:break-before="auto" style:use-optimal-row-height="true"/>
    </style:style>
    <style:style style:name="ro27" style:family="table-row">
      <style:table-row-properties style:row-height="41.98mm" fo:break-before="auto" style:use-optimal-row-height="true"/>
    </style:style>
    <style:style style:name="ro28" style:family="table-row">
      <style:table-row-properties style:row-height="22.9mm" fo:break-before="auto" style:use-optimal-row-height="true"/>
    </style:style>
    <style:style style:name="ro29" style:family="table-row">
      <style:table-row-properties style:row-height="17.5mm" fo:break-before="auto" style:use-optimal-row-height="true"/>
    </style:style>
    <style:style style:name="ro30" style:family="table-row">
      <style:table-row-properties style:row-height="14.73mm" fo:break-before="auto" style:use-optimal-row-height="true"/>
    </style:style>
    <style:style style:name="ro31" style:family="table-row">
      <style:table-row-properties style:row-height="17.62mm" fo:break-before="auto" style:use-optimal-row-height="true"/>
    </style:style>
    <style:style style:name="ro32" style:family="table-row">
      <style:table-row-properties style:row-height="20.53mm" fo:break-before="auto" style:use-optimal-row-height="true"/>
    </style:style>
    <style:style style:name="ro33" style:family="table-row">
      <style:table-row-properties style:row-height="8.41mm" fo:break-before="auto" style:use-optimal-row-height="true"/>
    </style:style>
    <style:style style:name="ro34" style:family="table-row">
      <style:table-row-properties style:row-height="4.46mm" fo:break-before="auto" style:use-optimal-row-height="true"/>
    </style:style>
    <style:style style:name="ro35" style:family="table-row">
      <style:table-row-properties style:row-height="38.17mm" fo:break-before="auto" style:use-optimal-row-height="true"/>
    </style:style>
    <style:style style:name="ro36" style:family="table-row">
      <style:table-row-properties style:row-height="14.2mm" fo:break-before="auto" style:use-optimal-row-height="true"/>
    </style:style>
    <style:style style:name="ro37" style:family="table-row">
      <style:table-row-properties style:row-height="11.31mm" fo:break-before="auto" style:use-optimal-row-height="true"/>
    </style:style>
    <style:style style:name="ro38" style:family="table-row">
      <style:table-row-properties style:row-height="59.76mm" fo:break-before="auto" style:use-optimal-row-height="true"/>
    </style:style>
    <style:style style:name="ro39" style:family="table-row">
      <style:table-row-properties style:row-height="73.18mm" fo:break-before="auto" style:use-optimal-row-height="true"/>
    </style:style>
    <style:style style:name="ro40" style:family="table-row">
      <style:table-row-properties style:row-height="46.85mm" fo:break-before="auto" style:use-optimal-row-height="true"/>
    </style:style>
    <style:style style:name="ro41" style:family="table-row">
      <style:table-row-properties style:row-height="17.11mm" fo:break-before="auto" style:use-optimal-row-height="true"/>
    </style:style>
    <style:style style:name="ro42" style:family="table-row">
      <style:table-row-properties style:row-height="4.53mm" fo:break-before="auto" style:use-optimal-row-height="true"/>
    </style:style>
    <style:style style:name="ro43" style:family="table-row">
      <style:table-row-properties style:row-height="117.93mm" fo:break-before="auto" style:use-optimal-row-height="true"/>
    </style:style>
    <style:style style:name="ro44" style:family="table-row">
      <style:table-row-properties style:row-height="14.61mm" fo:break-before="auto" style:use-optimal-row-height="true"/>
    </style:style>
    <style:style style:name="ro45" style:family="table-row">
      <style:table-row-properties style:row-height="9.07mm" fo:break-before="auto" style:use-optimal-row-height="true"/>
    </style:style>
    <style:style style:name="ro46" style:family="table-row">
      <style:table-row-properties style:row-height="11.47mm" fo:break-before="auto" style:use-optimal-row-height="true"/>
    </style:style>
    <style:style style:name="ro47" style:family="table-row">
      <style:table-row-properties style:row-height="5.93mm" fo:break-before="auto" style:use-optimal-row-height="true"/>
    </style:style>
    <style:style style:name="ro48" style:family="table-row">
      <style:table-row-properties style:row-height="17.02mm" fo:break-before="auto" style:use-optimal-row-height="true"/>
    </style:style>
    <style:style style:name="ro49" style:family="table-row">
      <style:table-row-properties style:row-height="19.79mm" fo:break-before="auto" style:use-optimal-row-height="true"/>
    </style:style>
    <style:style style:name="ro50" style:family="table-row">
      <style:table-row-properties style:row-height="3.69mm" fo:break-before="auto" style:use-optimal-row-height="true"/>
    </style:style>
    <style:style style:name="ro51" style:family="table-row">
      <style:table-row-properties style:row-height="8.59mm" fo:break-before="auto" style:use-optimal-row-height="true"/>
    </style:style>
    <style:style style:name="ro52" style:family="table-row">
      <style:table-row-properties style:row-height="4.62mm" fo:break-before="auto" style:use-optimal-row-height="true"/>
    </style:style>
    <style:style style:name="ro53" style:family="table-row">
      <style:table-row-properties style:row-height="10.88mm" fo:break-before="auto" style:use-optimal-row-height="false"/>
    </style:style>
    <style:style style:name="ro5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7"/>
      <style:map style:condition="cell-content()=&quot;SUCCEDED&quot;" style:apply-style-name="SUCCEDED" style:base-cell-address="'Yakindu SCT Testcase 02 - Editor'.F27"/>
      <style:map style:condition="cell-content()=&quot;OPEN&quot;" style:apply-style-name="OPEN" style:base-cell-address="'Yakindu SCT Testcase 02 - Editor'.F27"/>
      <style:map style:condition="cell-content()=&quot;N/A&quot;" style:apply-style-name="Not_20_Applicable" style:base-cell-address="'Yakindu SCT Testcase 02 - Editor'.F27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8"/>
      <style:map style:condition="cell-content()=&quot;SUCCEDED&quot;" style:apply-style-name="SUCCEDED" style:base-cell-address="'Yakindu SCT Testcase 02 - Editor'.F28"/>
      <style:map style:condition="cell-content()=&quot;OPEN&quot;" style:apply-style-name="OPEN" style:base-cell-address="'Yakindu SCT Testcase 02 - Editor'.F28"/>
      <style:map style:condition="cell-content()=&quot;N/A&quot;" style:apply-style-name="Not_20_Applicable" style:base-cell-address="'Yakindu SCT Testcase 02 - Editor'.F28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9"/>
      <style:map style:condition="cell-content()=&quot;SUCCEDED&quot;" style:apply-style-name="SUCCEDED" style:base-cell-address="'Yakindu SCT Testcase 02 - Editor'.F29"/>
      <style:map style:condition="cell-content()=&quot;OPEN&quot;" style:apply-style-name="OPEN" style:base-cell-address="'Yakindu SCT Testcase 02 - Editor'.F29"/>
      <style:map style:condition="cell-content()=&quot;N/A&quot;" style:apply-style-name="Not_20_Applicable" style:base-cell-address="'Yakindu SCT Testcase 02 - Editor'.F29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0"/>
      <style:map style:condition="cell-content()=&quot;SUCCEDED&quot;" style:apply-style-name="SUCCEDED" style:base-cell-address="'Yakindu SCT Testcase 02 - Editor'.F30"/>
      <style:map style:condition="cell-content()=&quot;OPEN&quot;" style:apply-style-name="OPEN" style:base-cell-address="'Yakindu SCT Testcase 02 - Editor'.F30"/>
      <style:map style:condition="cell-content()=&quot;N/A&quot;" style:apply-style-name="Not_20_Applicable" style:base-cell-address="'Yakindu SCT Testcase 02 - Editor'.F3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7" style:family="table-cell" style:parent-style-name="Default">
      <style:table-cell-properties fo:border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4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80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5" style:family="table-cell" style:parent-style-name="Default"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none" fo:country="none" style:font-name-asian="Ubuntu" style:font-size-asian="7pt" style:language-asian="none" style:country-asian="none" style:font-name-complex="Ubuntu" style:font-size-complex="7pt" style:language-complex="none" style:country-complex="none"/>
    </style:style>
    <style:style style:name="ce97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10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1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13" style:family="table-cell" style:parent-style-name="Default">
      <style:table-cell-properties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29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2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4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6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7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9" style:family="table-cell" style:parent-style-name="Default">
      <style:table-cell-properties fo:wrap-option="wrap"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5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53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61" style:family="table-cell" style:parent-style-name="Default">
      <style:table-cell-properties fo:border="0.06pt solid #000000"/>
    </style:style>
    <style:style style:name="ce162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7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2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color="#3c3c3c" fo:font-size="7pt" fo:country="none" style:country-asian="none" style:country-complex="none" style:font-size-asian="7pt" style:font-size-complex="7pt"/>
    </style:style>
    <style:style style:name="T2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style:font-name="Liberation Sans" style:font-name-asian="WenQuanYi Zen Hei" style:font-name-complex="Lohit Hindi"/>
    </style:style>
    <style:style style:name="T8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"/>
    </style:style>
    <style:style style:name="T12" style:family="text">
      <style:text-properties fo:country="none" style:country-asian="none" style:country-complex="none" style:font-name-asian="Ubuntu" style:font-name-complex="Ubuntu"/>
    </style:style>
    <style:style style:name="T13" style:family="text">
      <style:text-properties fo:country="none" style:country-asian="none" style:country-complex="none" style:font-name-asian="Ubuntu" style:font-name-complex="Ubuntu" fo:font-style="italic" style:font-style-asian="italic" style:font-style-complex="italic"/>
    </style:style>
    <style:style style:name="T1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" style:family="text">
      <style:text-properties style:font-name-asian="WenQuanYi Zen Hei" style:font-name-complex="Lohit Hindi" style:font-name="Courier"/>
    </style:style>
    <style:style style:name="T18" style:family="text">
      <style:text-properties style:font-name-asian="WenQuanYi Zen Hei" style:font-name-complex="Lohit Hindi" style:font-name="Liberation Sans"/>
    </style:style>
    <style:style style:name="T19" style:family="text">
      <style:text-properties style:font-name-asian="WenQuanYi Zen Hei" style:font-name-complex="Lohit Hindi" style:font-name="Liberation Sans" fo:font-style="italic" style:font-style-asian="italic" style:font-style-complex="italic"/>
    </style:style>
    <style:style style:name="T20" style:family="text">
      <style:text-properties style:font-name="Courier" style:font-name-asian="WenQuanYi Zen Hei" style:font-name-complex="Lohit Hindi"/>
    </style:style>
    <style:style style:name="T21" style:family="text">
      <style:text-properties style:font-name="Liberation Sans" fo:font-style="italic" style:font-name-asian="WenQuanYi Zen Hei" style:font-name-complex="Lohit Hindi" style:font-style-asian="italic" style:font-style-complex="italic"/>
    </style:style>
    <style:style style:name="T22" style:family="text">
      <style:text-properties fo:color="#000000" fo:font-size="7pt" style:font-size-asian="7pt" style:font-size-complex="7pt"/>
    </style:style>
    <style:style style:name="T23" style:family="text">
      <style:text-properties fo:color="#000000" fo:font-size="7pt" style:font-size-asian="7pt" style:font-size-complex="7pt" fo:font-style="italic" style:font-style-asian="italic" style:font-style-complex="italic"/>
    </style:style>
    <style:style style:name="T24" style:family="text">
      <style:text-properties fo:color="#000000" fo:font-size="7pt" style:font-size-asian="7pt" style:font-size-complex="7pt" fo:font-weight="bold" style:font-weight-asian="bold" style:font-weight-complex="bold"/>
    </style:style>
    <style:style style:name="T25" style:family="text">
      <style:text-properties fo:color="#000000" fo:font-size="7pt" style:font-size-asian="7pt" style:font-size-complex="7pt" style:font-name="Courier"/>
    </style:style>
    <style:style style:name="T26" style:family="text">
      <style:text-properties fo:color="#000000" fo:font-size="7pt" style:font-size-asian="7pt" style:font-size-complex="7pt" fo:font-weight="normal" style:font-weight-asian="normal" style:font-weight-complex="normal" style:font-name="Courier"/>
    </style:style>
    <style:style style:name="T27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T28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29" style:family="text">
      <style:text-properties fo:color="#000000" style:text-outline="false" style:text-line-through-style="none" style:text-line-through-type="none" style:font-name="Liberation Sans1" fo:font-size="11pt" fo:font-style="italic" fo:text-shadow="none" style:text-underline-style="none" fo:font-weight="normal" style:font-name-asian="Liberation Sans1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30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normal" style:font-name-asian="Liberation Sans1" style:font-size-asian="7pt" style:font-style-asian="normal" style:font-weight-asian="normal" style:font-name-complex="Liberation Sans1" style:font-size-complex="7pt" style:font-style-complex="normal" style:font-weight-complex="normal"/>
    </style:style>
    <style:style style:name="T31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bold" style:font-name-asian="Liberation Sans1" style:font-size-asian="7pt" style:font-style-asian="normal" style:font-weight-asian="bold" style:font-name-complex="Liberation Sans1" style:font-size-complex="7pt" style:font-style-complex="normal" style:font-weight-complex="bold"/>
    </style:style>
    <style:style style:name="T32" style:family="text">
      <style:text-properties fo:language="none" fo:country="none" style:language-asian="none" style:country-asian="none" style:language-complex="none" style:country-complex="none"/>
    </style:style>
    <style:style style:name="T33" style:family="text">
      <style:text-properties fo:language="none" fo:country="none" fo:font-style="italic" style:language-asian="none" style:country-asian="none" style:font-style-asian="italic" style:language-complex="none" style:country-complex="none" style:font-style-complex="italic"/>
    </style:style>
    <style:style style:name="T3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35" style:family="text"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name-asian="Liberation Sans" style:font-size-asian="11pt" style:font-style-asian="italic" style:font-weight-asian="normal" style:font-name-complex="Liberation Sans" style:font-size-complex="11pt" style:font-style-complex="italic" style:font-weight-complex="normal"/>
    </style:style>
    <style:style style:name="T3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37" style:family="text">
      <style:text-properties fo:font-size="7pt"/>
    </style:style>
    <style:style style:name="T38" style:family="text">
      <style:text-properties fo:font-size="7pt" fo:font-style="italic" style:font-style-asian="italic" style:font-style-complex="italic"/>
    </style:style>
    <style:style style:name="T39" style:family="text">
      <style:text-properties fo:color="#000000" fo:font-size="7pt" fo:font-weight="bold" style:font-size-asian="7pt" style:font-weight-asian="bold" style:font-size-complex="7pt" style:font-weight-complex="bold"/>
    </style:style>
    <style:style style:name="T40" style:family="text">
      <style:text-properties fo:color="#000000" fo:font-size="7pt" style:font-size-asian="7pt" style:font-size-complex="7pt"/>
    </style:style>
  </office:automatic-styles>
  <office:body>
    <office:spreadsheet>
      <table:tracked-changes>
        <table:cell-content-change table:id="ct1" table:acceptance-state="accepted">
          <table:cell-address table:column="0" table:row="2" table:table="0"/>
          <office:change-info>
            <dc:creator>Rainer Klute</dc:creator>
            <dc:date>2016-04-04T08:44:14.922307462</dc:date>
          </office:change-info>
          <table:previous>
            <table:change-track-table-cell office:value-type="string">
              <text:p>Id</text:p>
            </table:change-track-table-cell>
          </table:previous>
        </table:cell-content-change>
        <table:cell-content-change table:id="ct2" table:acceptance-state="accepted">
          <table:cell-address table:column="0" table:row="3" table:table="0"/>
          <office:change-info>
            <dc:creator>Rainer Klute</dc:creator>
            <dc:date>2016-04-04T08:44:14.923398851</dc:date>
          </office:change-info>
          <table:previous>
            <table:change-track-table-cell office:value-type="string">
              <text:p>Status</text:p>
            </table:change-track-table-cell>
          </table:previous>
        </table:cell-content-change>
        <table:cell-content-change table:id="ct3" table:acceptance-state="accepted">
          <table:cell-address table:column="1" table:row="4" table:table="0"/>
          <office:change-info>
            <dc:creator>Rainer Klute</dc:creator>
            <dc:date>2016-04-04T08:44:14.924623414</dc:date>
          </office:change-info>
          <table:previous>
            <table:change-track-table-cell office:value-type="float" office:value="0"/>
          </table:previous>
        </table:cell-content-change>
        <table:cell-content-change table:id="ct4" table:acceptance-state="accepted">
          <table:cell-address table:column="1" table:row="5" table:table="0"/>
          <office:change-info>
            <dc:creator>Rainer Klute</dc:creator>
            <dc:date>2016-04-04T08:44:14.925726070</dc:date>
          </office:change-info>
          <table:previous>
            <table:change-track-table-cell office:value-type="float" office:value="96"/>
          </table:previous>
        </table:cell-content-change>
        <table:cell-content-change table:id="ct5" table:acceptance-state="accepted">
          <table:cell-address table:column="0" table:row="6" table:table="0"/>
          <office:change-info>
            <dc:creator>Rainer Klute</dc:creator>
            <dc:date>2016-04-04T08:44:14.926812292</dc:date>
          </office:change-info>
          <table:previous>
            <table:change-track-table-cell office:value-type="string">
              <text:p>Test Counter:</text:p>
            </table:change-track-table-cell>
          </table:previous>
        </table:cell-content-change>
        <table:cell-content-change table:id="ct6" table:acceptance-state="accepted">
          <table:cell-address table:column="1" table:row="6" table:table="0"/>
          <office:change-info>
            <dc:creator>Rainer Klute</dc:creator>
            <dc:date>2016-04-04T08:44:14.926843807</dc:date>
          </office:change-info>
          <table:previous>
            <table:change-track-table-cell office:value-type="float" office:value="96"/>
          </table:previous>
        </table:cell-content-change>
        <table:cell-content-change table:id="ct7" table:acceptance-state="accepted">
          <table:cell-address table:column="0" table:row="10" table:table="0"/>
          <office:change-info>
            <dc:creator>Rainer Klute</dc:creator>
            <dc:date>2016-04-04T08:44:14.93088132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" table:acceptance-state="accepted">
          <table:cell-address table:column="1" table:row="10" table:table="0"/>
          <office:change-info>
            <dc:creator>Rainer Klute</dc:creator>
            <dc:date>2016-04-04T08:44:14.930899446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0" table:row="12" table:table="0"/>
          <office:change-info>
            <dc:creator>Rainer Klute</dc:creator>
            <dc:date>2016-04-04T08:44:14.932743063</dc:date>
          </office:change-info>
          <table:previous>
            <table:change-track-table-cell office:value-type="string">
              <text:p>Operating System Used:</text:p>
            </table:change-track-table-cell>
          </table:previous>
        </table:cell-content-change>
        <table:cell-content-change table:id="ct10" table:acceptance-state="accepted">
          <table:cell-address table:column="0" table:row="13" table:table="0"/>
          <office:change-info>
            <dc:creator>Rainer Klute</dc:creator>
            <dc:date>2016-04-04T08:44:14.93374525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1" table:acceptance-state="accepted">
          <table:cell-address table:column="1" table:row="13" table:table="0"/>
          <office:change-info>
            <dc:creator>Rainer Klute</dc:creator>
            <dc:date>2016-04-04T08:44:14.933750502</dc:date>
          </office:change-info>
          <table:previous>
            <table:change-track-table-cell office:value-type="string">
              <text:p>SCT 2.5</text:p>
            </table:change-track-table-cell>
          </table:previous>
        </table:cell-content-change>
        <table:cell-content-change table:id="ct12" table:acceptance-state="accepted">
          <table:cell-address table:column="0" table:row="14" table:table="0"/>
          <office:change-info>
            <dc:creator>Rainer Klute</dc:creator>
            <dc:date>2016-04-04T08:44:14.9346745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" table:acceptance-state="accepted">
          <table:cell-address table:column="1" table:row="14" table:table="0"/>
          <office:change-info>
            <dc:creator>Rainer Klute</dc:creator>
            <dc:date>2016-04-04T08:44:14.934679479</dc:date>
          </office:change-info>
          <table:previous>
            <table:change-track-table-cell office:value-type="string">
              <text:p>Luna (4.4)</text:p>
            </table:change-track-table-cell>
          </table:previous>
        </table:cell-content-change>
        <table:cell-content-change table:id="ct14" table:acceptance-state="accepted">
          <table:cell-address table:column="0" table:row="16" table:table="0"/>
          <office:change-info>
            <dc:creator>Rainer Klute</dc:creator>
            <dc:date>2016-04-04T08:44:14.936463023</dc:date>
          </office:change-info>
          <table:previous>
            <table:change-track-table-cell office:value-type="string">
              <text:p>Description</text:p>
            </table:change-track-table-cell>
          </table:previous>
        </table:cell-content-change>
        <table:cell-content-change table:id="ct15" table:acceptance-state="accepted">
          <table:cell-address table:column="1" table:row="19" table:table="0"/>
          <office:change-info>
            <dc:creator>Rainer Klute</dc:creator>
            <dc:date>2016-04-04T08:44:14.939537323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6" table:acceptance-state="accepted">
          <table:cell-address table:column="1" table:row="20" table:table="0"/>
          <office:change-info>
            <dc:creator>Rainer Klute</dc:creator>
            <dc:date>2016-04-04T08:44:14.940414016</dc:date>
          </office:change-info>
          <table:previous>
            <table:change-track-table-cell office:value-type="string">
              <text:p>Incomplete: 22 of 22 open</text:p>
            </table:change-track-table-cell>
          </table:previous>
        </table:cell-content-change>
        <table:cell-content-change table:id="ct17" table:acceptance-state="accepted">
          <table:cell-address table:column="1" table:row="21" table:table="0"/>
          <office:change-info>
            <dc:creator>Rainer Klute</dc:creator>
            <dc:date>2016-04-04T08:44:14.941326954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8" table:acceptance-state="accepted">
          <table:cell-address table:column="1" table:row="22" table:table="0"/>
          <office:change-info>
            <dc:creator>Rainer Klute</dc:creator>
            <dc:date>2016-04-04T08:44:14.942263991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9" table:acceptance-state="accepted">
          <table:cell-address table:column="1" table:row="23" table:table="0"/>
          <office:change-info>
            <dc:creator>Rainer Klute</dc:creator>
            <dc:date>2016-04-04T08:44:14.943187831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0" table:acceptance-state="accepted">
          <table:cell-address table:column="1" table:row="24" table:table="0"/>
          <office:change-info>
            <dc:creator>Rainer Klute</dc:creator>
            <dc:date>2016-04-04T08:44:14.944351776</dc:date>
          </office:change-info>
          <table:previous>
            <table:change-track-table-cell office:value-type="string">
              <text:p>Incomplete: 5 of 5 open</text:p>
            </table:change-track-table-cell>
          </table:previous>
        </table:cell-content-change>
        <table:cell-content-change table:id="ct21" table:acceptance-state="accepted">
          <table:cell-address table:column="1" table:row="25" table:table="0"/>
          <office:change-info>
            <dc:creator>Rainer Klute</dc:creator>
            <dc:date>2016-04-04T08:44:14.945343970</dc:date>
          </office:change-info>
          <table:previous>
            <table:change-track-table-cell office:value-type="string">
              <text:p>Incomplete: 2 of 2 open</text:p>
            </table:change-track-table-cell>
          </table:previous>
        </table:cell-content-change>
        <table:cell-content-change table:id="ct22" table:acceptance-state="accepted">
          <table:cell-address table:column="1" table:row="26" table:table="0"/>
          <office:change-info>
            <dc:creator>Rainer Klute</dc:creator>
            <dc:date>2016-04-04T08:44:14.946278206</dc:date>
          </office:change-info>
          <table:previous>
            <table:change-track-table-cell office:value-type="string">
              <text:p>Incomplete: 20 of 20 open</text:p>
            </table:change-track-table-cell>
          </table:previous>
        </table:cell-content-change>
        <table:cell-content-change table:id="ct23" table:acceptance-state="accepted">
          <table:cell-address table:column="1" table:row="27" table:table="0"/>
          <office:change-info>
            <dc:creator>Rainer Klute</dc:creator>
            <dc:date>2016-04-04T08:44:14.947493222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4" table:acceptance-state="accepted">
          <table:cell-address table:column="1" table:row="28" table:table="0"/>
          <office:change-info>
            <dc:creator>Rainer Klute</dc:creator>
            <dc:date>2016-04-04T08:44:14.948455667</dc:date>
          </office:change-info>
          <table:previous>
            <table:change-track-table-cell office:value-type="string">
              <text:p>Incomplete: 1 of 1 open</text:p>
            </table:change-track-table-cell>
          </table:previous>
        </table:cell-content-change>
        <table:cell-content-change table:id="ct25" table:acceptance-state="accepted">
          <table:cell-address table:column="1" table:row="29" table:table="0"/>
          <office:change-info>
            <dc:creator>Rainer Klute</dc:creator>
            <dc:date>2016-04-04T08:44:14.949460275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6" table:acceptance-state="accepted">
          <table:cell-address table:column="1" table:row="30" table:table="0"/>
          <office:change-info>
            <dc:creator>Rainer Klute</dc:creator>
            <dc:date>2016-04-04T08:44:14.950389214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7" table:acceptance-state="accepted">
          <table:cell-address table:column="1" table:row="31" table:table="0"/>
          <office:change-info>
            <dc:creator>Rainer Klute</dc:creator>
            <dc:date>2016-04-04T08:44:14.951364277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28" table:acceptance-state="accepted">
          <table:cell-address table:column="2" table:row="2" table:table="1"/>
          <office:change-info>
            <dc:creator>Rainer Klute</dc:creator>
            <dc:date>2016-04-04T08:44:14.987323849</dc:date>
          </office:change-info>
          <table:previous>
            <table:change-track-table-cell table:cell-address="'Yakindu SCT Testcase 01 - Installation'.C3" table:formula="of:=['Yakindu SCT Test Report Setup'.$B1]" office:value-type="float" office:value="42465"/>
          </table:previous>
        </table:cell-content-change>
        <table:cell-content-change table:id="ct29" table:acceptance-state="accepted">
          <table:cell-address table:column="2" table:row="4" table:table="1"/>
          <office:change-info>
            <dc:creator>Rainer Klute</dc:creator>
            <dc:date>2016-04-04T08:44:14.989136404</dc:date>
          </office:change-info>
          <table:previous>
            <table:change-track-table-cell table:cell-address="'Yakindu SCT Testcase 01 - Instal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30" table:acceptance-state="accepted">
          <table:cell-address table:column="2" table:row="5" table:table="1"/>
          <office:change-info>
            <dc:creator>Rainer Klute</dc:creator>
            <dc:date>2016-04-04T08:44:14.990011645</dc:date>
          </office:change-info>
          <table:previous>
            <table:change-track-table-cell table:cell-address="'Yakindu SCT Testcase 01 - Instal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31" table:acceptance-state="accepted">
          <table:cell-address table:column="1" table:row="6" table:table="1"/>
          <office:change-info>
            <dc:creator>Rainer Klute</dc:creator>
            <dc:date>2016-04-04T08:44:14.99090859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32" table:acceptance-state="accepted">
          <table:cell-address table:column="2" table:row="6" table:table="1"/>
          <office:change-info>
            <dc:creator>Rainer Klute</dc:creator>
            <dc:date>2016-04-04T08:44:14.990919422</dc:date>
          </office:change-info>
          <table:previous>
            <table:change-track-table-cell table:cell-address="'Yakindu SCT Testcase 01 - Instal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33" table:acceptance-state="accepted">
          <table:cell-address table:column="1" table:row="8" table:table="1"/>
          <office:change-info>
            <dc:creator>Rainer Klute</dc:creator>
            <dc:date>2016-04-04T08:44:14.992756240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34" table:acceptance-state="accepted">
          <table:cell-address table:column="2" table:row="8" table:table="1"/>
          <office:change-info>
            <dc:creator>Rainer Klute</dc:creator>
            <dc:date>2016-04-04T08:44:14.992770811</dc:date>
          </office:change-info>
          <table:previous>
            <table:change-track-table-cell table:cell-address="'Yakindu SCT Testcase 01 - Instal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35" table:acceptance-state="accepted">
          <table:cell-address table:column="1" table:row="9" table:table="1"/>
          <office:change-info>
            <dc:creator>Rainer Klute</dc:creator>
            <dc:date>2016-04-04T08:44:14.99369784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36" table:acceptance-state="accepted">
          <table:cell-address table:column="2" table:row="9" table:table="1"/>
          <office:change-info>
            <dc:creator>Rainer Klute</dc:creator>
            <dc:date>2016-04-04T08:44:14.993708888</dc:date>
          </office:change-info>
          <table:previous>
            <table:change-track-table-cell table:cell-address="'Yakindu SCT Testcase 01 - Install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37" table:acceptance-state="accepted">
          <table:cell-address table:column="1" table:row="10" table:table="1"/>
          <office:change-info>
            <dc:creator>Rainer Klute</dc:creator>
            <dc:date>2016-04-04T08:44:14.994574074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38" table:acceptance-state="accepted">
          <table:cell-address table:column="2" table:row="10" table:table="1"/>
          <office:change-info>
            <dc:creator>Rainer Klute</dc:creator>
            <dc:date>2016-04-04T08:44:14.994584835</dc:date>
          </office:change-info>
          <table:previous>
            <table:change-track-table-cell table:cell-address="'Yakindu SCT Testcase 01 - Install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39" table:acceptance-state="accepted">
          <table:cell-address table:column="1" table:row="15" table:table="1"/>
          <office:change-info>
            <dc:creator>Rainer Klute</dc:creator>
            <dc:date>2016-04-04T08:44:14.999076279</dc:date>
          </office:change-info>
          <table:previous>
            <table:change-track-table-cell office:value-type="string">
              <text:p>Add Yakindu plugins</text:p>
            </table:change-track-table-cell>
          </table:previous>
        </table:cell-content-change>
        <table:cell-content-change table:id="ct40" table:acceptance-state="accepted">
          <table:cell-address table:column="2" table:row="15" table:table="1"/>
          <office:change-info>
            <dc:creator>Rainer Klute</dc:creator>
            <dc:date>2016-04-04T08:44:14.999099035</dc:date>
          </office:change-info>
          <table:previous>
            <table:change-track-table-cell office:value-type="string">
              <text:p>Eclipse Modeling Distribution</text:p>
              <text:p>(http://www.eclipse.org)</text:p>
            </table:change-track-table-cell>
          </table:previous>
        </table:cell-content-change>
        <table:cell-content-change table:id="ct41" table:acceptance-state="accepted">
          <table:cell-address table:column="3" table:row="15" table:table="1"/>
          <office:change-info>
            <dc:creator>Rainer Klute</dc:creator>
            <dc:date>2016-04-04T08:44:14.999188845</dc:date>
          </office:change-info>
          <table:previous>
            <table:change-track-table-cell office:value-type="string">
              <text:p>Click on <text:span text:style-name="T27">Help-&gt;Install</text:span> new Software...</text:p>
              <text:p>Select <text:span text:style-name="T27">Add...</text:span> in the „Install“ window</text:p>
              <text:p>Enter the update URL http://updates.yakindu.org/sct/luna/milestones/ as Location</text:p>
              <text:p>Click on orgblunan</text:p>
            </table:change-track-table-cell>
          </table:previous>
        </table:cell-content-change>
        <table:cell-content-change table:id="ct42" table:acceptance-state="accepted">
          <table:cell-address table:column="4" table:row="15" table:table="1"/>
          <office:change-info>
            <dc:creator>Rainer Klute</dc:creator>
            <dc:date>2016-04-04T08:44:14.999261571</dc:date>
          </office:change-info>
          <table:previous>
            <table:change-track-table-cell office:value-type="string">
              <text:p>The content of the Yakindu update site should be displayed with two entries:</text:p>
              <text:p>- Xtext Integration Utilities</text:p>
              <text:p>- Yakindu SCT 2</text:p>
            </table:change-track-table-cell>
          </table:previous>
        </table:cell-content-change>
        <table:cell-content-change table:id="ct43" table:acceptance-state="accepted">
          <table:cell-address table:column="1" table:row="16" table:table="1"/>
          <office:change-info>
            <dc:creator>Rainer Klute</dc:creator>
            <dc:date>2016-04-04T08:44:15.000232373</dc:date>
          </office:change-info>
          <table:previous>
            <table:change-track-table-cell office:value-type="string">
              <text:p>Install Yakindu</text:p>
            </table:change-track-table-cell>
          </table:previous>
        </table:cell-content-change>
        <table:cell-content-change table:id="ct44" table:acceptance-state="accepted">
          <table:cell-address table:column="3" table:row="16" table:table="1"/>
          <office:change-info>
            <dc:creator>Rainer Klute</dc:creator>
            <dc:date>2016-04-04T08:44:15.000269566</dc:date>
          </office:change-info>
          <table:previous>
            <table:change-track-table-cell office:value-type="string">
              <text:p>Select Xtext Integration Utilities and Yakindu SCT 2 from the tree Click on <text:span text:style-name="T27">Next</text:span> button <text:span text:style-name="T27">twice</text:span></text:p>
              <text:p>Accept the License Agreement</text:p>
              <text:p>Select <text:span text:style-name="T27">Finish</text:span> Button to start installation</text:p>
              <text:p><text:span text:style-name="T27">If a security warning pops up continue with the installation</text:span></text:p>
            </table:change-track-table-cell>
          </table:previous>
        </table:cell-content-change>
        <table:cell-content-change table:id="ct45" table:acceptance-state="accepted">
          <table:cell-address table:column="4" table:row="17" table:table="1"/>
          <office:change-info>
            <dc:creator>Rainer Klute</dc:creator>
            <dc:date>2016-04-04T08:44:15.001543725</dc:date>
          </office:change-info>
          <table:previous>
            <table:change-track-table-cell office:value-type="string">
              <text:p>Eclipse restarted and following Yakindu Plug-ins</text:p>
              <text:p>Installed:</text:p>
              <text:p/>
              <text:p>- Yakindu SCT C Generator</text:p>
              <text:p>- Yakindu SCT C++ Generator</text:p>
              <text:p>- Yakindu SCT Editor</text:p>
              <text:p>- Yakindu SCT Help</text:p>
              <text:p>- Yakindu SCT SExec Edit Support</text:p>
              <text:p>- Yakindu SCT SExec Model</text:p>
              <text:p>- Yakindu SCT SGraph Edit Support</text:p>
              <text:p>- Yakindu SCT SGraph Model</text:p>
              <text:p>- Yakindu SCT SGraph Model UI</text:p>
              <text:p>- Yakindu SCT Simulation Core</text:p>
              <text:p>- Yakindu SCT Simulation UI</text:p>
              <text:p>- Yakindu SCT SText</text:p>
              <text:p>- Yakindu SCT SText Integration</text:p>
              <text:p>- Yakindu SCT SText Resource</text:p>
              <text:p>- Yakindu SCT SText UI</text:p>
              <text:p>- Yakindu SCT UI</text:p>
            </table:change-track-table-cell>
          </table:previous>
        </table:cell-content-change>
        <table:deletion table:id="ct46" table:acceptance-state="accepted" table:type="row" table:position="37" table:table="2" table:multi-deletion-spanned="4">
          <office:change-info>
            <dc:creator>Rainer Klute</dc:creator>
            <dc:date>2016-04-04T08:44:15.062650614</dc:date>
          </office:change-info>
        </table:deletion>
        <table:deletion table:id="ct47" table:acceptance-state="accepted" table:type="row" table:position="37" table:table="2">
          <office:change-info>
            <dc:creator>Rainer Klute</dc:creator>
            <dc:date>2016-04-04T08:44:15.062773709</dc:date>
          </office:change-info>
          <table:deletions>
            <table:change-deletion table:id="ct46"/>
          </table:deletions>
        </table:deletion>
        <table:deletion table:id="ct48" table:acceptance-state="accepted" table:type="row" table:position="37" table:table="2">
          <office:change-info>
            <dc:creator>Rainer Klute</dc:creator>
            <dc:date>2016-04-04T08:44:15.062814255</dc:date>
          </office:change-info>
          <table:deletions>
            <table:change-deletion table:id="ct47"/>
          </table:deletions>
        </table:deletion>
        <table:deletion table:id="ct49" table:acceptance-state="accepted" table:type="row" table:position="37" table:table="2">
          <office:change-info>
            <dc:creator>Rainer Klute</dc:creator>
            <dc:date>2016-04-04T08:44:15.062845697</dc:date>
          </office:change-info>
          <table:deletions>
            <table:change-deletion table:id="ct48"/>
          </table:deletions>
        </table:deletion>
        <table:cell-content-change table:id="ct50" table:acceptance-state="accepted">
          <table:cell-address table:column="2" table:row="2" table:table="2"/>
          <office:change-info>
            <dc:creator>Rainer Klute</dc:creator>
            <dc:date>2016-04-04T08:44:15.063845556</dc:date>
          </office:change-info>
          <table:previous>
            <table:change-track-table-cell table:cell-address="'Yakindu SCT Testcase 02 - Editor'.C3" table:formula="of:=['Yakindu SCT Test Report Setup'.$B1]" office:value-type="float" office:value="42465"/>
          </table:previous>
        </table:cell-content-change>
        <table:cell-content-change table:id="ct51" table:acceptance-state="accepted">
          <table:cell-address table:column="2" table:row="4" table:table="2"/>
          <office:change-info>
            <dc:creator>Rainer Klute</dc:creator>
            <dc:date>2016-04-04T08:44:15.065653195</dc:date>
          </office:change-info>
          <table:previous>
            <table:change-track-table-cell table:cell-address="'Yakindu SCT Testcase 02 - Editor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52" table:acceptance-state="accepted">
          <table:cell-address table:column="2" table:row="5" table:table="2"/>
          <office:change-info>
            <dc:creator>Rainer Klute</dc:creator>
            <dc:date>2016-04-04T08:44:15.066528183</dc:date>
          </office:change-info>
          <table:previous>
            <table:change-track-table-cell table:cell-address="'Yakindu SCT Testcase 02 - Editor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53" table:acceptance-state="accepted">
          <table:cell-address table:column="1" table:row="6" table:table="2"/>
          <office:change-info>
            <dc:creator>Rainer Klute</dc:creator>
            <dc:date>2016-04-04T08:44:15.06750335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54" table:acceptance-state="accepted">
          <table:cell-address table:column="2" table:row="6" table:table="2"/>
          <office:change-info>
            <dc:creator>Rainer Klute</dc:creator>
            <dc:date>2016-04-04T08:44:15.067514737</dc:date>
          </office:change-info>
          <table:previous>
            <table:change-track-table-cell table:cell-address="'Yakindu SCT Testcase 02 - Editor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55" table:acceptance-state="accepted">
          <table:cell-address table:column="1" table:row="8" table:table="2"/>
          <office:change-info>
            <dc:creator>Rainer Klute</dc:creator>
            <dc:date>2016-04-04T08:44:15.06917469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56" table:acceptance-state="accepted">
          <table:cell-address table:column="2" table:row="8" table:table="2"/>
          <office:change-info>
            <dc:creator>Rainer Klute</dc:creator>
            <dc:date>2016-04-04T08:44:15.069185441</dc:date>
          </office:change-info>
          <table:previous>
            <table:change-track-table-cell table:cell-address="'Yakindu SCT Testcase 02 - Editor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57" table:acceptance-state="accepted">
          <table:cell-address table:column="1" table:row="9" table:table="2"/>
          <office:change-info>
            <dc:creator>Rainer Klute</dc:creator>
            <dc:date>2016-04-04T08:44:15.07008647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58" table:acceptance-state="accepted">
          <table:cell-address table:column="2" table:row="9" table:table="2"/>
          <office:change-info>
            <dc:creator>Rainer Klute</dc:creator>
            <dc:date>2016-04-04T08:44:15.070096587</dc:date>
          </office:change-info>
          <table:previous>
            <table:change-track-table-cell table:cell-address="'Yakindu SCT Testcase 02 - Editor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59" table:acceptance-state="accepted">
          <table:cell-address table:column="1" table:row="10" table:table="2"/>
          <office:change-info>
            <dc:creator>Rainer Klute</dc:creator>
            <dc:date>2016-04-04T08:44:15.07098098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60" table:acceptance-state="accepted">
          <table:cell-address table:column="2" table:row="10" table:table="2"/>
          <office:change-info>
            <dc:creator>Rainer Klute</dc:creator>
            <dc:date>2016-04-04T08:44:15.070991509</dc:date>
          </office:change-info>
          <table:previous>
            <table:change-track-table-cell table:cell-address="'Yakindu SCT Testcase 02 - Editor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61" table:acceptance-state="accepted">
          <table:cell-address table:column="2" table:row="15" table:table="2"/>
          <office:change-info>
            <dc:creator>Rainer Klute</dc:creator>
            <dc:date>2016-04-04T08:44:15.074458885</dc:date>
          </office:change-info>
          <table:previous>
            <table:change-track-table-cell office:value-type="string">
              <text:p>T1.3</text:p>
            </table:change-track-table-cell>
          </table:previous>
        </table:cell-content-change>
        <table:cell-content-change table:id="ct62" table:acceptance-state="accepted">
          <table:cell-address table:column="3" table:row="15" table:table="2"/>
          <office:change-info>
            <dc:creator>Rainer Klute</dc:creator>
            <dc:date>2016-04-04T08:44:15.074551892</dc:date>
          </office:change-info>
          <table:previous>
            <table:change-track-table-cell office:value-type="string">
              <text:p>Click on <text:span text:style-name="T27">File-&gt;New-&gt;Java Project</text:span></text:p>
              <text:p><text:span text:style-name="T28">Enter </text:span><text:span text:style-name="T27">TestProject</text:span><text:span text:style-name="T28"> as new project name</text:span></text:p>
              <text:p><text:span text:style-name="T28">Click on </text:span><text:span text:style-name="T27">Finish</text:span><text:span text:style-name="T28"> button to create the project</text:span></text:p>
            </table:change-track-table-cell>
          </table:previous>
        </table:cell-content-change>
        <table:cell-content-change table:id="ct63" table:acceptance-state="accepted">
          <table:cell-address table:column="3" table:row="16" table:table="2"/>
          <office:change-info>
            <dc:creator>Rainer Klute</dc:creator>
            <dc:date>2016-04-04T08:44:15.075574512</dc:date>
          </office:change-info>
          <table:previous>
            <table:change-track-table-cell office:value-type="string">
              <text:p><text:span text:style-name="T28">Press </text:span><text:span text:style-name="T27">Ctrl-N</text:span><text:span text:style-name="T28"> to open the New Wizard</text:span></text:p>
              <text:p><text:span text:style-name="T28">Expand the </text:span><text:span text:style-name="T27">YAKINDU SCT</text:span><text:span text:style-name="T28"> tree entry and select </text:span><text:span text:style-name="T27">Statechart Model</text:span></text:p>
              <text:p><text:span text:style-name="T28">Click on </text:span><text:span text:style-name="T27">Next</text:span></text:p>
              <text:p><text:span text:style-name="T28">Enter </text:span><text:span text:style-name="T29">Staircase.sct</text:span><text:span text:style-name="T28"> as name and click on </text:span><text:span text:style-name="T27">Finish</text:span><text:span text:style-name="T28"> button to create the statechart</text:span></text:p>
            </table:change-track-table-cell>
          </table:previous>
        </table:cell-content-change>
        <table:cell-content-change table:id="ct64" table:acceptance-state="accepted">
          <table:cell-address table:column="4" table:row="16" table:table="2"/>
          <office:change-info>
            <dc:creator>Rainer Klute</dc:creator>
            <dc:date>2016-04-04T08:44:15.075692127</dc:date>
          </office:change-info>
          <table:previous>
            <table:change-track-table-cell office:value-type="string">
              <text:p>Confirm Perspective Switch dialog pops up</text:p>
            </table:change-track-table-cell>
          </table:previous>
        </table:cell-content-change>
        <table:cell-content-change table:id="ct65" table:acceptance-state="accepted">
          <table:cell-address table:column="3" table:row="17" table:table="2"/>
          <office:change-info>
            <dc:creator>Rainer Klute</dc:creator>
            <dc:date>2016-04-04T08:44:15.076575937</dc:date>
          </office:change-info>
          <table:previous>
            <table:change-track-table-cell office:value-type="string">
              <text:p><text:span text:style-name="T30">Click on </text:span><text:span text:style-name="T31">Yes</text:span><text:span text:style-name="T30"> button to enable the yakindu modeling perspective</text:span></text:p>
            </table:change-track-table-cell>
          </table:previous>
        </table:cell-content-change>
        <table:cell-content-change table:id="ct66" table:acceptance-state="accepted">
          <table:cell-address table:column="4" table:row="17" table:table="2"/>
          <office:change-info>
            <dc:creator>Rainer Klute</dc:creator>
            <dc:date>2016-04-04T08:44:15.076654512</dc:date>
          </office:change-info>
          <table:previous>
            <table:change-track-table-cell office:value-type="string">
              <text:p>A file named <text:span text:style-name="T29">Staircase.sct</text:span> is created in project explorer</text:p>
              <text:p>A new visual editor view “Palette” is available.</text:p>
              <text:p>It contains different elements (Region, State...)</text:p>
              <text:p>The statechart contains the Statechart Specification Element, a Region with an Entry connected with a unnamed state</text:p>
              <text:p>The state should have a name " State A "</text:p>
            </table:change-track-table-cell>
          </table:previous>
        </table:cell-content-change>
        <table:cell-content-change table:id="ct67" table:acceptance-state="accepted">
          <table:cell-address table:column="3" table:row="31" table:table="2"/>
          <office:change-info>
            <dc:creator>Rainer Klute</dc:creator>
            <dc:date>2016-04-04T08:44:15.088910966</dc:date>
          </office:change-info>
          <table:previous>
            <table:change-track-table-cell office:value-type="string">
              <text:p>Enable SC Modeling Perspective</text:p>
              <text:p>Expand the Staircase.sct file in the Package Explorer</text:p>
              <text:p/>
            </table:change-track-table-cell>
          </table:previous>
        </table:cell-content-change>
        <table:cell-content-change table:id="ct68" table:acceptance-state="accepted">
          <table:cell-address table:column="2" table:row="2" table:table="3"/>
          <office:change-info>
            <dc:creator>Rainer Klute</dc:creator>
            <dc:date>2016-04-04T08:44:15.132417002</dc:date>
          </office:change-info>
          <table:previous>
            <table:change-track-table-cell table:cell-address="'Yakindu SCT Testcase 03 - Simulation'.C3" table:formula="of:=['Yakindu SCT Test Report Setup'.$B1]" office:value-type="float" office:value="42465"/>
          </table:previous>
        </table:cell-content-change>
        <table:cell-content-change table:id="ct69" table:acceptance-state="accepted">
          <table:cell-address table:column="2" table:row="4" table:table="3"/>
          <office:change-info>
            <dc:creator>Rainer Klute</dc:creator>
            <dc:date>2016-04-04T08:44:15.134004388</dc:date>
          </office:change-info>
          <table:previous>
            <table:change-track-table-cell table:cell-address="'Yakindu SCT Testcase 03 - Simu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70" table:acceptance-state="accepted">
          <table:cell-address table:column="2" table:row="5" table:table="3"/>
          <office:change-info>
            <dc:creator>Rainer Klute</dc:creator>
            <dc:date>2016-04-04T08:44:15.134772323</dc:date>
          </office:change-info>
          <table:previous>
            <table:change-track-table-cell table:cell-address="'Yakindu SCT Testcase 03 - Simu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71" table:acceptance-state="accepted">
          <table:cell-address table:column="1" table:row="6" table:table="3"/>
          <office:change-info>
            <dc:creator>Rainer Klute</dc:creator>
            <dc:date>2016-04-04T08:44:15.13547175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72" table:acceptance-state="accepted">
          <table:cell-address table:column="2" table:row="6" table:table="3"/>
          <office:change-info>
            <dc:creator>Rainer Klute</dc:creator>
            <dc:date>2016-04-04T08:44:15.135478429</dc:date>
          </office:change-info>
          <table:previous>
            <table:change-track-table-cell table:cell-address="'Yakindu SCT Testcase 03 - Simu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73" table:acceptance-state="accepted">
          <table:cell-address table:column="1" table:row="8" table:table="3"/>
          <office:change-info>
            <dc:creator>Rainer Klute</dc:creator>
            <dc:date>2016-04-04T08:44:15.13693691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74" table:acceptance-state="accepted">
          <table:cell-address table:column="2" table:row="8" table:table="3"/>
          <office:change-info>
            <dc:creator>Rainer Klute</dc:creator>
            <dc:date>2016-04-04T08:44:15.136944742</dc:date>
          </office:change-info>
          <table:previous>
            <table:change-track-table-cell table:cell-address="'Yakindu SCT Testcase 03 - Simu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75" table:acceptance-state="accepted">
          <table:cell-address table:column="1" table:row="9" table:table="3"/>
          <office:change-info>
            <dc:creator>Rainer Klute</dc:creator>
            <dc:date>2016-04-04T08:44:15.1378030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76" table:acceptance-state="accepted">
          <table:cell-address table:column="2" table:row="9" table:table="3"/>
          <office:change-info>
            <dc:creator>Rainer Klute</dc:creator>
            <dc:date>2016-04-04T08:44:15.137810801</dc:date>
          </office:change-info>
          <table:previous>
            <table:change-track-table-cell table:cell-address="'Yakindu SCT Testcase 03 - Simul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77" table:acceptance-state="accepted">
          <table:cell-address table:column="1" table:row="10" table:table="3"/>
          <office:change-info>
            <dc:creator>Rainer Klute</dc:creator>
            <dc:date>2016-04-04T08:44:15.1386546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78" table:acceptance-state="accepted">
          <table:cell-address table:column="2" table:row="10" table:table="3"/>
          <office:change-info>
            <dc:creator>Rainer Klute</dc:creator>
            <dc:date>2016-04-04T08:44:15.138662141</dc:date>
          </office:change-info>
          <table:previous>
            <table:change-track-table-cell table:cell-address="'Yakindu SCT Testcase 03 - Simul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79" table:acceptance-state="accepted">
          <table:cell-address table:column="2" table:row="2" table:table="4"/>
          <office:change-info>
            <dc:creator>Rainer Klute</dc:creator>
            <dc:date>2016-04-04T08:44:15.175793180</dc:date>
          </office:change-info>
          <table:previous>
            <table:change-track-table-cell table:cell-address="'Yakindu SCT Testcase 04 - Help Integration'.C3" table:formula="of:=['Yakindu SCT Test Report Setup'.$B1]" office:value-type="float" office:value="42465"/>
          </table:previous>
        </table:cell-content-change>
        <table:cell-content-change table:id="ct80" table:acceptance-state="accepted">
          <table:cell-address table:column="2" table:row="4" table:table="4"/>
          <office:change-info>
            <dc:creator>Rainer Klute</dc:creator>
            <dc:date>2016-04-04T08:44:15.177285967</dc:date>
          </office:change-info>
          <table:previous>
            <table:change-track-table-cell table:cell-address="'Yakindu SCT Testcase 04 - Help Integr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81" table:acceptance-state="accepted">
          <table:cell-address table:column="2" table:row="5" table:table="4"/>
          <office:change-info>
            <dc:creator>Rainer Klute</dc:creator>
            <dc:date>2016-04-04T08:44:15.178115678</dc:date>
          </office:change-info>
          <table:previous>
            <table:change-track-table-cell table:cell-address="'Yakindu SCT Testcase 04 - Help Integr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82" table:acceptance-state="accepted">
          <table:cell-address table:column="1" table:row="6" table:table="4"/>
          <office:change-info>
            <dc:creator>Rainer Klute</dc:creator>
            <dc:date>2016-04-04T08:44:15.17888991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3" table:acceptance-state="accepted">
          <table:cell-address table:column="2" table:row="6" table:table="4"/>
          <office:change-info>
            <dc:creator>Rainer Klute</dc:creator>
            <dc:date>2016-04-04T08:44:15.178897383</dc:date>
          </office:change-info>
          <table:previous>
            <table:change-track-table-cell table:cell-address="'Yakindu SCT Testcase 04 - Help Integr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84" table:acceptance-state="accepted">
          <table:cell-address table:column="1" table:row="8" table:table="4"/>
          <office:change-info>
            <dc:creator>Rainer Klute</dc:creator>
            <dc:date>2016-04-04T08:44:15.180457534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85" table:acceptance-state="accepted">
          <table:cell-address table:column="2" table:row="8" table:table="4"/>
          <office:change-info>
            <dc:creator>Rainer Klute</dc:creator>
            <dc:date>2016-04-04T08:44:15.180467702</dc:date>
          </office:change-info>
          <table:previous>
            <table:change-track-table-cell table:cell-address="'Yakindu SCT Testcase 04 - Help Integr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86" table:acceptance-state="accepted">
          <table:cell-address table:column="1" table:row="9" table:table="4"/>
          <office:change-info>
            <dc:creator>Rainer Klute</dc:creator>
            <dc:date>2016-04-04T08:44:15.18134690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87" table:acceptance-state="accepted">
          <table:cell-address table:column="2" table:row="9" table:table="4"/>
          <office:change-info>
            <dc:creator>Rainer Klute</dc:creator>
            <dc:date>2016-04-04T08:44:15.181356317</dc:date>
          </office:change-info>
          <table:previous>
            <table:change-track-table-cell table:cell-address="'Yakindu SCT Testcase 04 - Help Integr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88" table:acceptance-state="accepted">
          <table:cell-address table:column="1" table:row="10" table:table="4"/>
          <office:change-info>
            <dc:creator>Rainer Klute</dc:creator>
            <dc:date>2016-04-04T08:44:15.182122621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89" table:acceptance-state="accepted">
          <table:cell-address table:column="2" table:row="10" table:table="4"/>
          <office:change-info>
            <dc:creator>Rainer Klute</dc:creator>
            <dc:date>2016-04-04T08:44:15.182130608</dc:date>
          </office:change-info>
          <table:previous>
            <table:change-track-table-cell table:cell-address="'Yakindu SCT Testcase 04 - Help Integr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90" table:acceptance-state="accepted">
          <table:cell-address table:column="2" table:row="2" table:table="5"/>
          <office:change-info>
            <dc:creator>Rainer Klute</dc:creator>
            <dc:date>2016-04-04T08:44:15.226600159</dc:date>
          </office:change-info>
          <table:previous>
            <table:change-track-table-cell table:cell-address="'Yakindu SCT Testcase 05 - Validation'.C3" table:formula="of:=['Yakindu SCT Test Report Setup'.$B1]" office:value-type="float" office:value="42465"/>
          </table:previous>
        </table:cell-content-change>
        <table:cell-content-change table:id="ct91" table:acceptance-state="accepted">
          <table:cell-address table:column="2" table:row="4" table:table="5"/>
          <office:change-info>
            <dc:creator>Rainer Klute</dc:creator>
            <dc:date>2016-04-04T08:44:15.228116073</dc:date>
          </office:change-info>
          <table:previous>
            <table:change-track-table-cell table:cell-address="'Yakindu SCT Testcase 05 - Valid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92" table:acceptance-state="accepted">
          <table:cell-address table:column="2" table:row="5" table:table="5"/>
          <office:change-info>
            <dc:creator>Rainer Klute</dc:creator>
            <dc:date>2016-04-04T08:44:15.228865266</dc:date>
          </office:change-info>
          <table:previous>
            <table:change-track-table-cell table:cell-address="'Yakindu SCT Testcase 05 - Valid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93" table:acceptance-state="accepted">
          <table:cell-address table:column="1" table:row="6" table:table="5"/>
          <office:change-info>
            <dc:creator>Rainer Klute</dc:creator>
            <dc:date>2016-04-04T08:44:15.22961917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94" table:acceptance-state="accepted">
          <table:cell-address table:column="2" table:row="6" table:table="5"/>
          <office:change-info>
            <dc:creator>Rainer Klute</dc:creator>
            <dc:date>2016-04-04T08:44:15.229626571</dc:date>
          </office:change-info>
          <table:previous>
            <table:change-track-table-cell table:cell-address="'Yakindu SCT Testcase 05 - Valid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95" table:acceptance-state="accepted">
          <table:cell-address table:column="1" table:row="8" table:table="5"/>
          <office:change-info>
            <dc:creator>Rainer Klute</dc:creator>
            <dc:date>2016-04-04T08:44:15.23124934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96" table:acceptance-state="accepted">
          <table:cell-address table:column="2" table:row="8" table:table="5"/>
          <office:change-info>
            <dc:creator>Rainer Klute</dc:creator>
            <dc:date>2016-04-04T08:44:15.231266099</dc:date>
          </office:change-info>
          <table:previous>
            <table:change-track-table-cell table:cell-address="'Yakindu SCT Testcase 05 - Valid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97" table:acceptance-state="accepted">
          <table:cell-address table:column="1" table:row="9" table:table="5"/>
          <office:change-info>
            <dc:creator>Rainer Klute</dc:creator>
            <dc:date>2016-04-04T08:44:15.2320009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98" table:acceptance-state="accepted">
          <table:cell-address table:column="2" table:row="9" table:table="5"/>
          <office:change-info>
            <dc:creator>Rainer Klute</dc:creator>
            <dc:date>2016-04-04T08:44:15.232009738</dc:date>
          </office:change-info>
          <table:previous>
            <table:change-track-table-cell table:cell-address="'Yakindu SCT Testcase 05 - Valid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99" table:acceptance-state="accepted">
          <table:cell-address table:column="1" table:row="10" table:table="5"/>
          <office:change-info>
            <dc:creator>Rainer Klute</dc:creator>
            <dc:date>2016-04-04T08:44:15.23275055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00" table:acceptance-state="accepted">
          <table:cell-address table:column="2" table:row="10" table:table="5"/>
          <office:change-info>
            <dc:creator>Rainer Klute</dc:creator>
            <dc:date>2016-04-04T08:44:15.232757437</dc:date>
          </office:change-info>
          <table:previous>
            <table:change-track-table-cell table:cell-address="'Yakindu SCT Testcase 05 - Valid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01" table:acceptance-state="accepted">
          <table:cell-address table:column="2" table:row="2" table:table="6"/>
          <office:change-info>
            <dc:creator>Rainer Klute</dc:creator>
            <dc:date>2016-04-04T08:44:15.281734483</dc:date>
          </office:change-info>
          <table:previous>
            <table:change-track-table-cell table:cell-address="'Yakindu SCT Testcase 06 - Expression Language Proposals'.C3" table:formula="of:=['Yakindu SCT Test Report Setup'.$B1]" office:value-type="float" office:value="42465"/>
          </table:previous>
        </table:cell-content-change>
        <table:cell-content-change table:id="ct102" table:acceptance-state="accepted">
          <table:cell-address table:column="2" table:row="4" table:table="6"/>
          <office:change-info>
            <dc:creator>Rainer Klute</dc:creator>
            <dc:date>2016-04-04T08:44:15.283340922</dc:date>
          </office:change-info>
          <table:previous>
            <table:change-track-table-cell table:cell-address="'Yakindu SCT Testcase 06 - Expression Language 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03" table:acceptance-state="accepted">
          <table:cell-address table:column="2" table:row="5" table:table="6"/>
          <office:change-info>
            <dc:creator>Rainer Klute</dc:creator>
            <dc:date>2016-04-04T08:44:15.284247930</dc:date>
          </office:change-info>
          <table:previous>
            <table:change-track-table-cell table:cell-address="'Yakindu SCT Testcase 06 - Expression Language 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04" table:acceptance-state="accepted">
          <table:cell-address table:column="1" table:row="6" table:table="6"/>
          <office:change-info>
            <dc:creator>Rainer Klute</dc:creator>
            <dc:date>2016-04-04T08:44:15.285083211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05" table:acceptance-state="accepted">
          <table:cell-address table:column="2" table:row="6" table:table="6"/>
          <office:change-info>
            <dc:creator>Rainer Klute</dc:creator>
            <dc:date>2016-04-04T08:44:15.285093772</dc:date>
          </office:change-info>
          <table:previous>
            <table:change-track-table-cell table:cell-address="'Yakindu SCT Testcase 06 - Expression Language 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06" table:acceptance-state="accepted">
          <table:cell-address table:column="1" table:row="8" table:table="6"/>
          <office:change-info>
            <dc:creator>Rainer Klute</dc:creator>
            <dc:date>2016-04-04T08:44:15.28675754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07" table:acceptance-state="accepted">
          <table:cell-address table:column="2" table:row="8" table:table="6"/>
          <office:change-info>
            <dc:creator>Rainer Klute</dc:creator>
            <dc:date>2016-04-04T08:44:15.286769262</dc:date>
          </office:change-info>
          <table:previous>
            <table:change-track-table-cell table:cell-address="'Yakindu SCT Testcase 06 - Expression Language 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08" table:acceptance-state="accepted">
          <table:cell-address table:column="1" table:row="9" table:table="6"/>
          <office:change-info>
            <dc:creator>Rainer Klute</dc:creator>
            <dc:date>2016-04-04T08:44:15.28780450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09" table:acceptance-state="accepted">
          <table:cell-address table:column="2" table:row="9" table:table="6"/>
          <office:change-info>
            <dc:creator>Rainer Klute</dc:creator>
            <dc:date>2016-04-04T08:44:15.287816633</dc:date>
          </office:change-info>
          <table:previous>
            <table:change-track-table-cell table:cell-address="'Yakindu SCT Testcase 06 - Expression Language Proposal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10" table:acceptance-state="accepted">
          <table:cell-address table:column="1" table:row="10" table:table="6"/>
          <office:change-info>
            <dc:creator>Rainer Klute</dc:creator>
            <dc:date>2016-04-04T08:44:15.28870799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11" table:acceptance-state="accepted">
          <table:cell-address table:column="2" table:row="10" table:table="6"/>
          <office:change-info>
            <dc:creator>Rainer Klute</dc:creator>
            <dc:date>2016-04-04T08:44:15.288720364</dc:date>
          </office:change-info>
          <table:previous>
            <table:change-track-table-cell table:cell-address="'Yakindu SCT Testcase 06 - Expression Language Proposal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12" table:acceptance-state="rejected">
          <table:cell-address table:column="4" table:row="16" table:table="6"/>
          <office:change-info>
            <dc:creator>Rainer Klute</dc:creator>
            <dc:date>2016-04-04T08:44:15.294050669</dc:date>
          </office:change-info>
          <table:previous>
            <table:change-track-table-cell office:value-type="string">
              <text:p>A new statechart OtherStatechart with two interfaces created</text:p>
            </table:change-track-table-cell>
          </table:previous>
        </table:cell-content-change>
        <table:cell-content-change table:id="ct113" table:acceptance-state="accepted">
          <table:cell-address table:column="2" table:row="2" table:table="7"/>
          <office:change-info>
            <dc:creator>Rainer Klute</dc:creator>
            <dc:date>2016-04-04T08:44:15.331005885</dc:date>
          </office:change-info>
          <table:previous>
            <table:change-track-table-cell table:cell-address="'Yakindu SCT Testcase 07 - Custom Generators'.C3" table:formula="of:=['Yakindu SCT Test Report Setup'.$B1]" office:value-type="float" office:value="42465"/>
          </table:previous>
        </table:cell-content-change>
        <table:cell-content-change table:id="ct114" table:acceptance-state="accepted">
          <table:cell-address table:column="2" table:row="4" table:table="7"/>
          <office:change-info>
            <dc:creator>Rainer Klute</dc:creator>
            <dc:date>2016-04-04T08:44:15.332772269</dc:date>
          </office:change-info>
          <table:previous>
            <table:change-track-table-cell table:cell-address="'Yakindu SCT Testcase 07 - Custom Generator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15" table:acceptance-state="accepted">
          <table:cell-address table:column="2" table:row="5" table:table="7"/>
          <office:change-info>
            <dc:creator>Rainer Klute</dc:creator>
            <dc:date>2016-04-04T08:44:15.333628569</dc:date>
          </office:change-info>
          <table:previous>
            <table:change-track-table-cell table:cell-address="'Yakindu SCT Testcase 07 - Custom Generator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16" table:acceptance-state="accepted">
          <table:cell-address table:column="1" table:row="6" table:table="7"/>
          <office:change-info>
            <dc:creator>Rainer Klute</dc:creator>
            <dc:date>2016-04-04T08:44:15.33452483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17" table:acceptance-state="accepted">
          <table:cell-address table:column="2" table:row="6" table:table="7"/>
          <office:change-info>
            <dc:creator>Rainer Klute</dc:creator>
            <dc:date>2016-04-04T08:44:15.334536777</dc:date>
          </office:change-info>
          <table:previous>
            <table:change-track-table-cell table:cell-address="'Yakindu SCT Testcase 07 - Custom Generator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18" table:acceptance-state="accepted">
          <table:cell-address table:column="1" table:row="8" table:table="7"/>
          <office:change-info>
            <dc:creator>Rainer Klute</dc:creator>
            <dc:date>2016-04-04T08:44:15.336192781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19" table:acceptance-state="accepted">
          <table:cell-address table:column="2" table:row="8" table:table="7"/>
          <office:change-info>
            <dc:creator>Rainer Klute</dc:creator>
            <dc:date>2016-04-04T08:44:15.336204466</dc:date>
          </office:change-info>
          <table:previous>
            <table:change-track-table-cell table:cell-address="'Yakindu SCT Testcase 07 - Custom Generator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20" table:acceptance-state="accepted">
          <table:cell-address table:column="1" table:row="9" table:table="7"/>
          <office:change-info>
            <dc:creator>Rainer Klute</dc:creator>
            <dc:date>2016-04-04T08:44:15.337042190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21" table:acceptance-state="accepted">
          <table:cell-address table:column="2" table:row="9" table:table="7"/>
          <office:change-info>
            <dc:creator>Rainer Klute</dc:creator>
            <dc:date>2016-04-04T08:44:15.337052227</dc:date>
          </office:change-info>
          <table:previous>
            <table:change-track-table-cell table:cell-address="'Yakindu SCT Testcase 07 - Custom Generator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22" table:acceptance-state="accepted">
          <table:cell-address table:column="1" table:row="10" table:table="7"/>
          <office:change-info>
            <dc:creator>Rainer Klute</dc:creator>
            <dc:date>2016-04-04T08:44:15.33812776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23" table:acceptance-state="accepted">
          <table:cell-address table:column="2" table:row="10" table:table="7"/>
          <office:change-info>
            <dc:creator>Rainer Klute</dc:creator>
            <dc:date>2016-04-04T08:44:15.338140376</dc:date>
          </office:change-info>
          <table:previous>
            <table:change-track-table-cell table:cell-address="'Yakindu SCT Testcase 07 - Custom Generator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24" table:acceptance-state="accepted">
          <table:cell-address table:column="2" table:row="2" table:table="8"/>
          <office:change-info>
            <dc:creator>Rainer Klute</dc:creator>
            <dc:date>2016-04-04T08:44:15.406776552</dc:date>
          </office:change-info>
          <table:previous>
            <table:change-track-table-cell table:cell-address="'Yakindu SCT Testcase 08 - Genmodel'.C3" table:formula="of:=['Yakindu SCT Test Report Setup'.$B1]" office:value-type="float" office:value="42465"/>
          </table:previous>
        </table:cell-content-change>
        <table:cell-content-change table:id="ct125" table:acceptance-state="accepted">
          <table:cell-address table:column="2" table:row="4" table:table="8"/>
          <office:change-info>
            <dc:creator>Rainer Klute</dc:creator>
            <dc:date>2016-04-04T08:44:15.408457905</dc:date>
          </office:change-info>
          <table:previous>
            <table:change-track-table-cell table:cell-address="'Yakindu SCT Testcase 08 - Genmodel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26" table:acceptance-state="accepted">
          <table:cell-address table:column="2" table:row="5" table:table="8"/>
          <office:change-info>
            <dc:creator>Rainer Klute</dc:creator>
            <dc:date>2016-04-04T08:44:15.409290593</dc:date>
          </office:change-info>
          <table:previous>
            <table:change-track-table-cell table:cell-address="'Yakindu SCT Testcase 08 - Genmodel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27" table:acceptance-state="accepted">
          <table:cell-address table:column="1" table:row="6" table:table="8"/>
          <office:change-info>
            <dc:creator>Rainer Klute</dc:creator>
            <dc:date>2016-04-04T08:44:15.410264830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28" table:acceptance-state="accepted">
          <table:cell-address table:column="2" table:row="6" table:table="8"/>
          <office:change-info>
            <dc:creator>Rainer Klute</dc:creator>
            <dc:date>2016-04-04T08:44:15.410276918</dc:date>
          </office:change-info>
          <table:previous>
            <table:change-track-table-cell table:cell-address="'Yakindu SCT Testcase 08 - Genmodel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29" table:acceptance-state="accepted">
          <table:cell-address table:column="1" table:row="8" table:table="8"/>
          <office:change-info>
            <dc:creator>Rainer Klute</dc:creator>
            <dc:date>2016-04-04T08:44:15.41205944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30" table:acceptance-state="accepted">
          <table:cell-address table:column="2" table:row="8" table:table="8"/>
          <office:change-info>
            <dc:creator>Rainer Klute</dc:creator>
            <dc:date>2016-04-04T08:44:15.412073678</dc:date>
          </office:change-info>
          <table:previous>
            <table:change-track-table-cell table:cell-address="'Yakindu SCT Testcase 08 - Genmodel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31" table:acceptance-state="accepted">
          <table:cell-address table:column="1" table:row="9" table:table="8"/>
          <office:change-info>
            <dc:creator>Rainer Klute</dc:creator>
            <dc:date>2016-04-04T08:44:15.41291667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32" table:acceptance-state="accepted">
          <table:cell-address table:column="2" table:row="9" table:table="8"/>
          <office:change-info>
            <dc:creator>Rainer Klute</dc:creator>
            <dc:date>2016-04-04T08:44:15.412927759</dc:date>
          </office:change-info>
          <table:previous>
            <table:change-track-table-cell table:cell-address="'Yakindu SCT Testcase 08 - Genmodel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33" table:acceptance-state="accepted">
          <table:cell-address table:column="1" table:row="10" table:table="8"/>
          <office:change-info>
            <dc:creator>Rainer Klute</dc:creator>
            <dc:date>2016-04-04T08:44:15.4137955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4" table:acceptance-state="accepted">
          <table:cell-address table:column="2" table:row="10" table:table="8"/>
          <office:change-info>
            <dc:creator>Rainer Klute</dc:creator>
            <dc:date>2016-04-04T08:44:15.413808943</dc:date>
          </office:change-info>
          <table:previous>
            <table:change-track-table-cell table:cell-address="'Yakindu SCT Testcase 08 - Genmodel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35" table:acceptance-state="rejected">
          <table:cell-address table:column="3" table:row="15" table:table="8"/>
          <office:change-info>
            <dc:creator>Rainer Klute</dc:creator>
            <dc:date>2016-04-04T08:44:15.418688701</dc:date>
          </office:change-info>
          <table:previous>
            <table:change-track-table-cell office:value-type="string">
              <text:p>Select <text:span text:style-name="T27">TestProject</text:span> in Package Explorer</text:p>
              <text:p>Select <text:span text:style-name="T27">File-&gt;New-&gt;Other</text:span> (CTRL+N) from the menu</text:p>
              <text:p>Select <text:span text:style-name="T27">Yakindu-&gt;Code Generator Model</text:span></text:p>
              <text:p>Click on <text:span text:style-name="T27">Next</text:span> button</text:p>
              <text:p>Set the name to S<text:span text:style-name="T29">taircaseJava.sgen</text:span></text:p>
              <text:p>Click on <text:span text:style-name="T27">Next</text:span> button</text:p>
              <text:p>Select <text:span text:style-name="T27">YAKINDU SCT Java Code Generator</text:span> and check <text:span text:style-name="T27">Staircase.sct</text:span></text:p>
              <text:p>Click on <text:span text:style-name="T27">Finish</text:span> button</text:p>
            </table:change-track-table-cell>
          </table:previous>
        </table:cell-content-change>
        <table:cell-content-change table:id="ct136" table:acceptance-state="rejected">
          <table:cell-address table:column="3" table:row="25" table:table="8"/>
          <office:change-info>
            <dc:creator>Rainer Klute</dc:creator>
            <dc:date>2016-04-04T08:44:15.428520143</dc:date>
          </office:change-info>
          <table:previous>
            <table:change-track-table-cell office:value-type="string">
              <text:p>Select <text:span text:style-name="T27">TestProject</text:span> in Package Explorer</text:p>
              <text:p>Select <text:span text:style-name="T27">File-&gt;New-&gt;Other</text:span> (CTRL+N) from the menu</text:p>
              <text:p>Select <text:span text:style-name="T27">Yakindu-&gt;Code Generator Model</text:span></text:p>
              <text:p>Click on <text:span text:style-name="T27">Next</text:span> button</text:p>
              <text:p>Set the name to S<text:span text:style-name="T29">taircaseC.sgen</text:span></text:p>
              <text:p>Click on <text:span text:style-name="T27">Next</text:span> button</text:p>
              <text:p>Select <text:span text:style-name="T27">YAKINDU SCT C Code Generator</text:span> and check <text:span text:style-name="T27">Staircase.sct</text:span></text:p>
              <text:p>Click on <text:span text:style-name="T27">Finish</text:span> button</text:p>
            </table:change-track-table-cell>
          </table:previous>
        </table:cell-content-change>
        <table:cell-content-change table:id="ct137" table:acceptance-state="rejected">
          <table:cell-address table:column="3" table:row="27" table:table="8"/>
          <office:change-info>
            <dc:creator>Rainer Klute</dc:creator>
            <dc:date>2016-04-04T08:44:15.430585803</dc:date>
          </office:change-info>
          <table:previous>
            <table:change-track-table-cell office:value-type="string">
              <text:p>Select <text:span text:style-name="T27">TestProject</text:span> in Package Explorer</text:p>
              <text:p>Select <text:span text:style-name="T27">File-&gt;New-&gt;Other</text:span> (CTRL+N) from the menu</text:p>
              <text:p>Select <text:span text:style-name="T27">Yakindu-&gt;YAKINDU Statechart Generator Model</text:span></text:p>
              <text:p>Click on <text:span text:style-name="T27">Next</text:span> button</text:p>
              <text:p>Set the name to S<text:span text:style-name="T29">taircaseC++.sgen</text:span></text:p>
              <text:p>Click on <text:span text:style-name="T27">Next</text:span> button</text:p>
              <text:p>Select <text:span text:style-name="T27">YAKINDU SCT C++ Code Generator</text:span> and check <text:span text:style-name="T27">Staircase.sct</text:span></text:p>
              <text:p>Click on <text:span text:style-name="T27">Finish</text:span> button</text:p>
            </table:change-track-table-cell>
          </table:previous>
        </table:cell-content-change>
        <table:cell-content-change table:id="ct138" table:acceptance-state="rejected">
          <table:cell-address table:column="3" table:row="29" table:table="8"/>
          <office:change-info>
            <dc:creator>Rainer Klute</dc:creator>
            <dc:date>2016-04-04T08:44:15.432810345</dc:date>
          </office:change-info>
          <table:previous>
            <table:change-track-table-cell office:value-type="string">
              <text:p>Select <text:span text:style-name="T27">TestProject</text:span> in Package Explorer</text:p>
              <text:p>Select <text:span text:style-name="T27">File-&gt;New-&gt;Other</text:span> (CTRL+N) from the menu</text:p>
              <text:p>Select <text:span text:style-name="T27">Yakindu-&gt;Code Generator Model</text:span></text:p>
              <text:p>Click on <text:span text:style-name="T27">Next</text:span> button</text:p>
              <text:p>Set the name to S<text:span text:style-name="T29">taircaseXpand.sgen</text:span></text:p>
              <text:p>Click on <text:span text:style-name="T27">Next</text:span> button</text:p>
              <text:p>Select <text:span text:style-name="T27">Custom Xpand-based Generator</text:span> and check <text:span text:style-name="T27">Staircase.sct</text:span></text:p>
              <text:p>Click on <text:span text:style-name="T27">Finish</text:span> button</text:p>
            </table:change-track-table-cell>
          </table:previous>
        </table:cell-content-change>
        <table:cell-content-change table:id="ct139" table:acceptance-state="rejected">
          <table:cell-address table:column="3" table:row="32" table:table="8"/>
          <office:change-info>
            <dc:creator>Rainer Klute</dc:creator>
            <dc:date>2016-04-04T08:44:15.435779842</dc:date>
          </office:change-info>
          <table:previous>
            <table:change-track-table-cell office:value-type="string">
              <text:p>Select <text:span text:style-name="T27">TestProject</text:span> in Package Explorer</text:p>
              <text:p>Select <text:span text:style-name="T27">File-&gt;New-&gt;Other</text:span> (CTRL+N) from the menu</text:p>
              <text:p>Select <text:span text:style-name="T27">Yakindu-&gt;Code Generator Model</text:span></text:p>
              <text:p>Click on <text:span text:style-name="T27">Next</text:span> button</text:p>
              <text:p>Set the name to S<text:span text:style-name="T29">taircaseXtend.sgen</text:span></text:p>
              <text:p>Click on <text:span text:style-name="T27">Next</text:span> button</text:p>
              <text:p>Select <text:span text:style-name="T27">Custom Xtend2/Java-based Generator</text:span></text:p>
              <text:p>Check <text:span text:style-name="T27">Staircase.sct </text:span><text:span text:style-name="T28">file</text:span></text:p>
              <text:p>Click on <text:span text:style-name="T27">Finish</text:span> button</text:p>
            </table:change-track-table-cell>
          </table:previous>
        </table:cell-content-change>
        <table:cell-content-change table:id="ct140" table:acceptance-state="accepted">
          <table:cell-address table:column="2" table:row="2" table:table="9"/>
          <office:change-info>
            <dc:creator>Rainer Klute</dc:creator>
            <dc:date>2016-04-04T08:44:15.485878741</dc:date>
          </office:change-info>
          <table:previous>
            <table:change-track-table-cell table:cell-address="'Yakindu SCT Testcase 09 - Templateproposals'.C3" table:formula="of:=['Yakindu SCT Test Report Setup'.$B1]" office:value-type="float" office:value="42465"/>
          </table:previous>
        </table:cell-content-change>
        <table:cell-content-change table:id="ct141" table:acceptance-state="accepted">
          <table:cell-address table:column="2" table:row="4" table:table="9"/>
          <office:change-info>
            <dc:creator>Rainer Klute</dc:creator>
            <dc:date>2016-04-04T08:44:15.487756104</dc:date>
          </office:change-info>
          <table:previous>
            <table:change-track-table-cell table:cell-address="'Yakindu SCT Testcase 09 - Template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42" table:acceptance-state="accepted">
          <table:cell-address table:column="2" table:row="5" table:table="9"/>
          <office:change-info>
            <dc:creator>Rainer Klute</dc:creator>
            <dc:date>2016-04-04T08:44:15.488566998</dc:date>
          </office:change-info>
          <table:previous>
            <table:change-track-table-cell table:cell-address="'Yakindu SCT Testcase 09 - Template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43" table:acceptance-state="accepted">
          <table:cell-address table:column="1" table:row="6" table:table="9"/>
          <office:change-info>
            <dc:creator>Rainer Klute</dc:creator>
            <dc:date>2016-04-04T08:44:15.489449709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44" table:acceptance-state="accepted">
          <table:cell-address table:column="2" table:row="6" table:table="9"/>
          <office:change-info>
            <dc:creator>Rainer Klute</dc:creator>
            <dc:date>2016-04-04T08:44:15.489458579</dc:date>
          </office:change-info>
          <table:previous>
            <table:change-track-table-cell table:cell-address="'Yakindu SCT Testcase 09 - Template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45" table:acceptance-state="accepted">
          <table:cell-address table:column="1" table:row="8" table:table="9"/>
          <office:change-info>
            <dc:creator>Rainer Klute</dc:creator>
            <dc:date>2016-04-04T08:44:15.49119848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46" table:acceptance-state="accepted">
          <table:cell-address table:column="2" table:row="8" table:table="9"/>
          <office:change-info>
            <dc:creator>Rainer Klute</dc:creator>
            <dc:date>2016-04-04T08:44:15.491208264</dc:date>
          </office:change-info>
          <table:previous>
            <table:change-track-table-cell table:cell-address="'Yakindu SCT Testcase 09 - Template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47" table:acceptance-state="accepted">
          <table:cell-address table:column="1" table:row="9" table:table="9"/>
          <office:change-info>
            <dc:creator>Rainer Klute</dc:creator>
            <dc:date>2016-04-04T08:44:15.49222204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48" table:acceptance-state="accepted">
          <table:cell-address table:column="2" table:row="9" table:table="9"/>
          <office:change-info>
            <dc:creator>Rainer Klute</dc:creator>
            <dc:date>2016-04-04T08:44:15.492231447</dc:date>
          </office:change-info>
          <table:previous>
            <table:change-track-table-cell table:cell-address="'Yakindu SCT Testcase 09 - Templateproposal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49" table:acceptance-state="accepted">
          <table:cell-address table:column="1" table:row="10" table:table="9"/>
          <office:change-info>
            <dc:creator>Rainer Klute</dc:creator>
            <dc:date>2016-04-04T08:44:15.49311178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50" table:acceptance-state="accepted">
          <table:cell-address table:column="2" table:row="10" table:table="9"/>
          <office:change-info>
            <dc:creator>Rainer Klute</dc:creator>
            <dc:date>2016-04-04T08:44:15.493120191</dc:date>
          </office:change-info>
          <table:previous>
            <table:change-track-table-cell table:cell-address="'Yakindu SCT Testcase 09 - Templateproposal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51" table:acceptance-state="rejected">
          <table:cell-address table:column="3" table:row="18" table:table="9"/>
          <office:change-info>
            <dc:creator>Rainer Klute</dc:creator>
            <dc:date>2016-04-04T08:44:15.499578086</dc:date>
          </office:change-info>
          <table:previous>
            <table:change-track-table-cell office:value-type="string">
              <text:p>enter “namespace” and hit Space and hit Ctrl+Space</text:p>
              <text:p>Expected proposals :</text:p>
            </table:change-track-table-cell>
          </table:previous>
        </table:cell-content-change>
        <table:cell-content-change table:id="ct152" table:acceptance-state="rejected">
          <table:cell-address table:column="3" table:row="20" table:table="9"/>
          <office:change-info>
            <dc:creator>Rainer Klute</dc:creator>
            <dc:date>2016-04-04T08:44:15.501207810</dc:date>
          </office:change-info>
          <table:previous>
            <table:change-track-table-cell office:value-type="string">
              <text:p>enter “after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3" table:acceptance-state="rejected">
          <table:cell-address table:column="3" table:row="21" table:table="9"/>
          <office:change-info>
            <dc:creator>Rainer Klute</dc:creator>
            <dc:date>2016-04-04T08:44:15.502279554</dc:date>
          </office:change-info>
          <table:previous>
            <table:change-track-table-cell office:value-type="string">
              <text:p>enter “every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4" table:acceptance-state="rejected">
          <table:cell-address table:column="3" table:row="23" table:table="9"/>
          <office:change-info>
            <dc:creator>Rainer Klute</dc:creator>
            <dc:date>2016-04-04T08:44:15.504292047</dc:date>
          </office:change-info>
          <table:previous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5" table:acceptance-state="rejected">
          <table:cell-address table:column="3" table:row="24" table:table="9"/>
          <office:change-info>
            <dc:creator>Rainer Klute</dc:creator>
            <dc:date>2016-04-04T08:44:15.505341037</dc:date>
          </office:change-info>
          <table:previous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6" table:acceptance-state="accepted">
          <table:cell-address table:column="2" table:row="2" table:table="10"/>
          <office:change-info>
            <dc:creator>Rainer Klute</dc:creator>
            <dc:date>2016-04-04T08:44:15.539206690</dc:date>
          </office:change-info>
          <table:previous>
            <table:change-track-table-cell table:cell-address="'Yakindu SCT Testcase 10 - ExampleFiles'.C3" table:formula="of:=['Yakindu SCT Test Report Setup'.$B1]" office:value-type="float" office:value="42465"/>
          </table:previous>
        </table:cell-content-change>
        <table:cell-content-change table:id="ct157" table:acceptance-state="accepted">
          <table:cell-address table:column="2" table:row="4" table:table="10"/>
          <office:change-info>
            <dc:creator>Rainer Klute</dc:creator>
            <dc:date>2016-04-04T08:44:15.541029309</dc:date>
          </office:change-info>
          <table:previous>
            <table:change-track-table-cell table:cell-address="'Yakindu SCT Testcase 10 - ExampleFil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58" table:acceptance-state="accepted">
          <table:cell-address table:column="2" table:row="5" table:table="10"/>
          <office:change-info>
            <dc:creator>Rainer Klute</dc:creator>
            <dc:date>2016-04-04T08:44:15.541988040</dc:date>
          </office:change-info>
          <table:previous>
            <table:change-track-table-cell table:cell-address="'Yakindu SCT Testcase 10 - ExampleFil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59" table:acceptance-state="accepted">
          <table:cell-address table:column="1" table:row="6" table:table="10"/>
          <office:change-info>
            <dc:creator>Rainer Klute</dc:creator>
            <dc:date>2016-04-04T08:44:15.54290285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60" table:acceptance-state="accepted">
          <table:cell-address table:column="2" table:row="6" table:table="10"/>
          <office:change-info>
            <dc:creator>Rainer Klute</dc:creator>
            <dc:date>2016-04-04T08:44:15.542919100</dc:date>
          </office:change-info>
          <table:previous>
            <table:change-track-table-cell table:cell-address="'Yakindu SCT Testcase 10 - ExampleFil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61" table:acceptance-state="accepted">
          <table:cell-address table:column="1" table:row="8" table:table="10"/>
          <office:change-info>
            <dc:creator>Rainer Klute</dc:creator>
            <dc:date>2016-04-04T08:44:15.54466402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62" table:acceptance-state="accepted">
          <table:cell-address table:column="2" table:row="8" table:table="10"/>
          <office:change-info>
            <dc:creator>Rainer Klute</dc:creator>
            <dc:date>2016-04-04T08:44:15.544689972</dc:date>
          </office:change-info>
          <table:previous>
            <table:change-track-table-cell table:cell-address="'Yakindu SCT Testcase 10 - ExampleFil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63" table:acceptance-state="accepted">
          <table:cell-address table:column="1" table:row="9" table:table="10"/>
          <office:change-info>
            <dc:creator>Rainer Klute</dc:creator>
            <dc:date>2016-04-04T08:44:15.545599399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64" table:acceptance-state="accepted">
          <table:cell-address table:column="2" table:row="9" table:table="10"/>
          <office:change-info>
            <dc:creator>Rainer Klute</dc:creator>
            <dc:date>2016-04-04T08:44:15.545614761</dc:date>
          </office:change-info>
          <table:previous>
            <table:change-track-table-cell table:cell-address="'Yakindu SCT Testcase 10 - ExampleFile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65" table:acceptance-state="accepted">
          <table:cell-address table:column="1" table:row="10" table:table="10"/>
          <office:change-info>
            <dc:creator>Rainer Klute</dc:creator>
            <dc:date>2016-04-04T08:44:15.5465152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66" table:acceptance-state="accepted">
          <table:cell-address table:column="2" table:row="10" table:table="10"/>
          <office:change-info>
            <dc:creator>Rainer Klute</dc:creator>
            <dc:date>2016-04-04T08:44:15.546531473</dc:date>
          </office:change-info>
          <table:previous>
            <table:change-track-table-cell table:cell-address="'Yakindu SCT Testcase 10 - ExampleFile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67" table:acceptance-state="rejected">
          <table:cell-address table:column="3" table:row="15" table:table="10"/>
          <office:change-info>
            <dc:creator>Rainer Klute</dc:creator>
            <dc:date>2016-04-04T08:44:15.551152418</dc:date>
          </office:change-info>
          <table:previous>
            <table:change-track-table-cell office:value-type="string">
              <text:p>Select File--&gt; New --&gt; Example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168" table:acceptance-state="rejected">
          <table:cell-address table:column="4" table:row="15" table:table="10"/>
          <office:change-info>
            <dc:creator>Rainer Klute</dc:creator>
            <dc:date>2016-04-04T08:44:15.551231437</dc:date>
          </office:change-info>
          <table:previous>
            <table:change-track-table-cell office:value-type="string">
              <text:p>The Trafficlight Example is created into the workspace</text:p>
            </table:change-track-table-cell>
          </table:previous>
        </table:cell-content-change>
        <table:cell-content-change table:id="ct169" table:acceptance-state="accepted">
          <table:cell-address table:column="2" table:row="2" table:table="11"/>
          <office:change-info>
            <dc:creator>Rainer Klute</dc:creator>
            <dc:date>2016-04-04T08:44:15.593966508</dc:date>
          </office:change-info>
          <table:previous>
            <table:change-track-table-cell table:cell-address="'Yakindu SCT Testcase 11 - Operations'.C3" table:formula="of:=['Yakindu SCT Test Report Setup'.$B1]" office:value-type="float" office:value="42465"/>
          </table:previous>
        </table:cell-content-change>
        <table:cell-content-change table:id="ct170" table:acceptance-state="accepted">
          <table:cell-address table:column="2" table:row="4" table:table="11"/>
          <office:change-info>
            <dc:creator>Rainer Klute</dc:creator>
            <dc:date>2016-04-04T08:44:15.595725089</dc:date>
          </office:change-info>
          <table:previous>
            <table:change-track-table-cell table:cell-address="'Yakindu SCT Testcase 11 - Operation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71" table:acceptance-state="accepted">
          <table:cell-address table:column="2" table:row="5" table:table="11"/>
          <office:change-info>
            <dc:creator>Rainer Klute</dc:creator>
            <dc:date>2016-04-04T08:44:15.596588590</dc:date>
          </office:change-info>
          <table:previous>
            <table:change-track-table-cell table:cell-address="'Yakindu SCT Testcase 11 - Operation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72" table:acceptance-state="accepted">
          <table:cell-address table:column="1" table:row="6" table:table="11"/>
          <office:change-info>
            <dc:creator>Rainer Klute</dc:creator>
            <dc:date>2016-04-04T08:44:15.597427597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73" table:acceptance-state="accepted">
          <table:cell-address table:column="2" table:row="6" table:table="11"/>
          <office:change-info>
            <dc:creator>Rainer Klute</dc:creator>
            <dc:date>2016-04-04T08:44:15.597439163</dc:date>
          </office:change-info>
          <table:previous>
            <table:change-track-table-cell table:cell-address="'Yakindu SCT Testcase 11 - Operation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74" table:acceptance-state="accepted">
          <table:cell-address table:column="1" table:row="8" table:table="11"/>
          <office:change-info>
            <dc:creator>Rainer Klute</dc:creator>
            <dc:date>2016-04-04T08:44:15.599152265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75" table:acceptance-state="accepted">
          <table:cell-address table:column="2" table:row="8" table:table="11"/>
          <office:change-info>
            <dc:creator>Rainer Klute</dc:creator>
            <dc:date>2016-04-04T08:44:15.599165067</dc:date>
          </office:change-info>
          <table:previous>
            <table:change-track-table-cell table:cell-address="'Yakindu SCT Testcase 11 - Operations'.C9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76" table:acceptance-state="accepted">
          <table:cell-address table:column="1" table:row="9" table:table="11"/>
          <office:change-info>
            <dc:creator>Rainer Klute</dc:creator>
            <dc:date>2016-04-04T08:44:15.60007720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77" table:acceptance-state="accepted">
          <table:cell-address table:column="2" table:row="9" table:table="11"/>
          <office:change-info>
            <dc:creator>Rainer Klute</dc:creator>
            <dc:date>2016-04-04T08:44:15.600089770</dc:date>
          </office:change-info>
          <table:previous>
            <table:change-track-table-cell table:cell-address="'Yakindu SCT Testcase 11 - Operations'.C10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78" table:acceptance-state="accepted">
          <table:cell-address table:column="1" table:row="10" table:table="11"/>
          <office:change-info>
            <dc:creator>Rainer Klute</dc:creator>
            <dc:date>2016-04-04T08:44:15.60091201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79" table:acceptance-state="accepted">
          <table:cell-address table:column="2" table:row="10" table:table="11"/>
          <office:change-info>
            <dc:creator>Rainer Klute</dc:creator>
            <dc:date>2016-04-04T08:44:15.600922683</dc:date>
          </office:change-info>
          <table:previous>
            <table:change-track-table-cell office:value-type="string">
              <text:p>Err:520</text:p>
            </table:change-track-table-cell>
          </table:previous>
        </table:cell-content-change>
        <table:cell-content-change table:id="ct180" table:acceptance-state="rejected">
          <table:cell-address table:column="4" table:row="17" table:table="11"/>
          <office:change-info>
            <dc:creator>Rainer Klute</dc:creator>
            <dc:date>2016-04-04T08:44:15.607558948</dc:date>
          </office:change-info>
          <table:previous>
            <table:change-track-table-cell office:value-type="string">
              <text:p>The operation is executed →</text:p>
              <text:p>a PopUp indicates that an exception occurs and asks to terminate or</text:p>
              <text:p>Relaunch the statechart.</text:p>
            </table:change-track-table-cell>
          </table:previous>
        </table:cell-content-change>
        <table:cell-content-change table:id="ct181" table:acceptance-state="rejected">
          <table:cell-address table:column="4" table:row="18" table:table="11"/>
          <office:change-info>
            <dc:creator>Rainer Klute</dc:creator>
            <dc:date>2016-04-04T08:44:15.608601470</dc:date>
          </office:change-info>
          <table:previous>
            <table:change-track-table-cell office:value-type="string">
              <text:p>The operation is executed → a PopUp indicates that an exception occurs</text:p>
              <text:p>And asks to terminate or relaunch the statechart.</text:p>
            </table:change-track-table-cell>
          </table:previous>
        </table:cell-content-change>
        <table:cell-content-change table:id="ct182" table:acceptance-state="rejected">
          <table:cell-address table:column="4" table:row="19" table:table="11"/>
          <office:change-info>
            <dc:creator>Rainer Klute</dc:creator>
            <dc:date>2016-04-04T08:44:15.609593661</dc:date>
          </office:change-info>
          <table:previous>
            <table:change-track-table-cell office:value-type="string">
              <text:p>The operation is executed → a PopUp indicates that the method is not</text:p>
              <text:p>Supported and asks to terminate or relaunch the statechart.</text:p>
            </table:change-track-table-cell>
          </table:previous>
        </table:cell-content-change>
        <table:cell-content-change table:id="ct183" table:acceptance-state="accepted">
          <table:cell-address table:column="2" table:row="2" table:table="12"/>
          <office:change-info>
            <dc:creator>Rainer Klute</dc:creator>
            <dc:date>2016-04-04T08:44:15.653897263</dc:date>
          </office:change-info>
          <table:previous>
            <table:change-track-table-cell table:cell-address="'Yakindu SCT Testcase 12 - Refactoring'.C3" table:formula="of:=['Yakindu SCT Test Report Setup'.$B1]" office:value-type="float" office:value="42465"/>
          </table:previous>
        </table:cell-content-change>
        <table:cell-content-change table:id="ct184" table:acceptance-state="accepted">
          <table:cell-address table:column="2" table:row="4" table:table="12"/>
          <office:change-info>
            <dc:creator>Rainer Klute</dc:creator>
            <dc:date>2016-04-04T08:44:15.655768319</dc:date>
          </office:change-info>
          <table:previous>
            <table:change-track-table-cell table:cell-address="'Yakindu SCT Testcase 12 - Refactoring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85" table:acceptance-state="accepted">
          <table:cell-address table:column="2" table:row="5" table:table="12"/>
          <office:change-info>
            <dc:creator>Rainer Klute</dc:creator>
            <dc:date>2016-04-04T08:44:15.656697775</dc:date>
          </office:change-info>
          <table:previous>
            <table:change-track-table-cell table:cell-address="'Yakindu SCT Testcase 12 - Refactoring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86" table:acceptance-state="accepted">
          <table:cell-address table:column="1" table:row="6" table:table="12"/>
          <office:change-info>
            <dc:creator>Rainer Klute</dc:creator>
            <dc:date>2016-04-04T08:44:15.65750424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87" table:acceptance-state="accepted">
          <table:cell-address table:column="2" table:row="6" table:table="12"/>
          <office:change-info>
            <dc:creator>Rainer Klute</dc:creator>
            <dc:date>2016-04-04T08:44:15.657515693</dc:date>
          </office:change-info>
          <table:previous>
            <table:change-track-table-cell table:cell-address="'Yakindu SCT Testcase 12 - Refactoring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88" table:acceptance-state="accepted">
          <table:cell-address table:column="1" table:row="8" table:table="12"/>
          <office:change-info>
            <dc:creator>Rainer Klute</dc:creator>
            <dc:date>2016-04-04T08:44:15.65925783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89" table:acceptance-state="accepted">
          <table:cell-address table:column="2" table:row="8" table:table="12"/>
          <office:change-info>
            <dc:creator>Rainer Klute</dc:creator>
            <dc:date>2016-04-04T08:44:15.659270724</dc:date>
          </office:change-info>
          <table:previous>
            <table:change-track-table-cell table:cell-address="'Yakindu SCT Testcase 12 - Refactoring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90" table:acceptance-state="accepted">
          <table:cell-address table:column="1" table:row="9" table:table="12"/>
          <office:change-info>
            <dc:creator>Rainer Klute</dc:creator>
            <dc:date>2016-04-04T08:44:15.660113418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91" table:acceptance-state="accepted">
          <table:cell-address table:column="2" table:row="9" table:table="12"/>
          <office:change-info>
            <dc:creator>Rainer Klute</dc:creator>
            <dc:date>2016-04-04T08:44:15.660124288</dc:date>
          </office:change-info>
          <table:previous>
            <table:change-track-table-cell table:cell-address="'Yakindu SCT Testcase 12 - Refactoring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92" table:acceptance-state="accepted">
          <table:cell-address table:column="1" table:row="10" table:table="12"/>
          <office:change-info>
            <dc:creator>Rainer Klute</dc:creator>
            <dc:date>2016-04-04T08:44:15.66094171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93" table:acceptance-state="accepted">
          <table:cell-address table:column="2" table:row="10" table:table="12"/>
          <office:change-info>
            <dc:creator>Rainer Klute</dc:creator>
            <dc:date>2016-04-04T08:44:15.660952269</dc:date>
          </office:change-info>
          <table:previous>
            <table:change-track-table-cell table:cell-address="'Yakindu SCT Testcase 12 - Refactoring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94" table:acceptance-state="rejected">
          <table:cell-address table:column="1" table:row="16" table:table="12"/>
          <office:change-info>
            <dc:creator>Rainer Klute</dc:creator>
            <dc:date>2016-04-04T08:44:15.666076194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5" table:acceptance-state="rejected">
          <table:cell-address table:column="3" table:row="17" table:table="12"/>
          <office:change-info>
            <dc:creator>Rainer Klute</dc:creator>
            <dc:date>2016-04-04T08:44:15.667071844</dc:date>
          </office:change-info>
          <table:previous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196" table:acceptance-state="rejected">
          <table:cell-address table:column="4" table:row="17" table:table="12"/>
          <office:change-info>
            <dc:creator>Rainer Klute</dc:creator>
            <dc:date>2016-04-04T08:44:15.667159279</dc:date>
          </office:change-info>
          <table:previous>
            <table:change-track-table-cell office:value-type="string">
              <text:p>No specification errors should appear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197" table:acceptance-state="rejected">
          <table:cell-address table:column="1" table:row="18" table:table="12"/>
          <office:change-info>
            <dc:creator>Rainer Klute</dc:creator>
            <dc:date>2016-04-04T08:44:15.668060667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8" table:acceptance-state="rejected">
          <table:cell-address table:column="4" table:row="19" table:table="12"/>
          <office:change-info>
            <dc:creator>Rainer Klute</dc:creator>
            <dc:date>2016-04-04T08:44:15.668986509</dc:date>
          </office:change-info>
          <table:previous>
            <table:change-track-table-cell office:value-type="string">
              <text:p>No specification errors should appear</text:p>
              <text:p>The subdiagram view is closed</text:p>
              <text:p>The 'LightOn' and 'LightOff' state are wrapped in the 'LightSwitch' state.</text:p>
            </table:change-track-table-cell>
          </table:previous>
        </table:cell-content-change>
        <table:cell-content-change table:id="ct199" table:acceptance-state="rejected">
          <table:cell-address table:column="1" table:row="20" table:table="12"/>
          <office:change-info>
            <dc:creator>Rainer Klute</dc:creator>
            <dc:date>2016-04-04T08:44:15.669881193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200" table:acceptance-state="accepted">
          <table:cell-address table:column="2" table:row="2" table:table="13"/>
          <office:change-info>
            <dc:creator>Rainer Klute</dc:creator>
            <dc:date>2016-04-04T08:44:15.705218072</dc:date>
          </office:change-info>
          <table:previous>
            <table:change-track-table-cell table:cell-address="'Yakindu SCT Testcase 13 - State Templates'.C3" table:formula="of:=['Yakindu SCT Test Report Setup'.$B1]" office:value-type="float" office:value="42465"/>
          </table:previous>
        </table:cell-content-change>
        <table:cell-content-change table:id="ct201" table:acceptance-state="accepted">
          <table:cell-address table:column="2" table:row="4" table:table="13"/>
          <office:change-info>
            <dc:creator>Rainer Klute</dc:creator>
            <dc:date>2016-04-04T08:44:15.707326760</dc:date>
          </office:change-info>
          <table:previous>
            <table:change-track-table-cell table:cell-address="'Yakindu SCT Testcase 13 - State Templat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202" table:acceptance-state="accepted">
          <table:cell-address table:column="2" table:row="5" table:table="13"/>
          <office:change-info>
            <dc:creator>Rainer Klute</dc:creator>
            <dc:date>2016-04-04T08:44:15.708078351</dc:date>
          </office:change-info>
          <table:previous>
            <table:change-track-table-cell table:cell-address="'Yakindu SCT Testcase 13 - State Templat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203" table:acceptance-state="accepted">
          <table:cell-address table:column="1" table:row="6" table:table="13"/>
          <office:change-info>
            <dc:creator>Rainer Klute</dc:creator>
            <dc:date>2016-04-04T08:44:15.70878221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204" table:acceptance-state="accepted">
          <table:cell-address table:column="2" table:row="6" table:table="13"/>
          <office:change-info>
            <dc:creator>Rainer Klute</dc:creator>
            <dc:date>2016-04-04T08:44:15.708790387</dc:date>
          </office:change-info>
          <table:previous>
            <table:change-track-table-cell table:cell-address="'Yakindu SCT Testcase 13 - State Templat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205" table:acceptance-state="accepted">
          <table:cell-address table:column="1" table:row="8" table:table="13"/>
          <office:change-info>
            <dc:creator>Rainer Klute</dc:creator>
            <dc:date>2016-04-04T08:44:15.71042507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206" table:acceptance-state="accepted">
          <table:cell-address table:column="2" table:row="8" table:table="13"/>
          <office:change-info>
            <dc:creator>Rainer Klute</dc:creator>
            <dc:date>2016-04-04T08:44:15.710435813</dc:date>
          </office:change-info>
          <table:previous>
            <table:change-track-table-cell table:cell-address="'Yakindu SCT Testcase 13 - State Templat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207" table:acceptance-state="accepted">
          <table:cell-address table:column="1" table:row="9" table:table="13"/>
          <office:change-info>
            <dc:creator>Rainer Klute</dc:creator>
            <dc:date>2016-04-04T08:44:15.71117516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208" table:acceptance-state="accepted">
          <table:cell-address table:column="2" table:row="9" table:table="13"/>
          <office:change-info>
            <dc:creator>Rainer Klute</dc:creator>
            <dc:date>2016-04-04T08:44:15.711183048</dc:date>
          </office:change-info>
          <table:previous>
            <table:change-track-table-cell table:cell-address="'Yakindu SCT Testcase 13 - State Template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209" table:acceptance-state="accepted">
          <table:cell-address table:column="1" table:row="10" table:table="13"/>
          <office:change-info>
            <dc:creator>Rainer Klute</dc:creator>
            <dc:date>2016-04-04T08:44:15.711935178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210" table:acceptance-state="accepted">
          <table:cell-address table:column="2" table:row="10" table:table="13"/>
          <office:change-info>
            <dc:creator>Rainer Klute</dc:creator>
            <dc:date>2016-04-04T08:44:15.711943517</dc:date>
          </office:change-info>
          <table:previous>
            <table:change-track-table-cell table:cell-address="'Yakindu SCT Testcase 13 - State Template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211" table:acceptance-state="rejected">
          <table:cell-address table:column="3" table:row="15" table:table="13"/>
          <office:change-info>
            <dc:creator>Rainer Klute</dc:creator>
            <dc:date>2016-04-04T08:44:15.715923060</dc:date>
          </office:change-info>
          <table:previous>
            <table:change-track-table-cell office:value-type="string">
              <text:p>Select a state ans hit CTRL + space</text:p>
            </table:change-track-table-cell>
          </table:previous>
        </table:cell-content-change>
        <table:cell-content-change table:id="ct212" table:acceptance-state="rejected">
          <table:cell-address table:column="4" table:row="17" table:table="13"/>
          <office:change-info>
            <dc:creator>Rainer Klute</dc:creator>
            <dc:date>2016-04-04T08:44:15.717547256</dc:date>
          </office:change-info>
          <table:previous>
            <table:change-track-table-cell office:value-type="string">
              <text:p>A new state should be added. A transition should be drawn from the selected state to the new state.</text:p>
            </table:change-track-table-cell>
          </table:previous>
        </table:cell-content-change>
        <table:cell-content-change table:id="ct213" table:acceptance-state="accepted" table:rejecting-change-id="ct112">
          <table:cell-address table:column="4" table:row="16" table:table="6"/>
          <office:change-info>
            <dc:creator>Rainer Klute</dc:creator>
            <dc:date>2016-04-04T08:50:03.277523116</dc:date>
          </office:change-info>
          <table:previous table:id="ct112">
            <table:change-track-table-cell office:value-type="string">
              <text:p>A new statechart OtherStatechart with two interfaces created </text:p>
            </table:change-track-table-cell>
          </table:previous>
        </table:cell-content-change>
        <table:cell-content-change table:id="ct214" table:acceptance-state="accepted" table:rejecting-change-id="ct135">
          <table:cell-address table:column="3" table:row="15" table:table="8"/>
          <office:change-info>
            <dc:creator>Rainer Klute</dc:creator>
            <dc:date>2016-04-04T08:50:26.197232277</dc:date>
          </office:change-info>
          <table:previous table:id="ct135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Java.sgen</text:p>
              <text:p>Click on Next button</text:p>
              <text:p>Select YAKINDU SCT Java Code Generator and check Staircase.sct</text:p>
              <text:p>Click on Finish button</text:p>
            </table:change-track-table-cell>
          </table:previous>
        </table:cell-content-change>
        <table:cell-content-change table:id="ct215" table:acceptance-state="accepted" table:rejecting-change-id="ct136">
          <table:cell-address table:column="3" table:row="25" table:table="8"/>
          <office:change-info>
            <dc:creator>Rainer Klute</dc:creator>
            <dc:date>2016-04-04T08:50:29.445069845</dc:date>
          </office:change-info>
          <table:previous table:id="ct136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C.sgen</text:p>
              <text:p>Click on Next button</text:p>
              <text:p>Select YAKINDU SCT C Code Generator and check Staircase.sct</text:p>
              <text:p>Click on Finish button</text:p>
            </table:change-track-table-cell>
          </table:previous>
        </table:cell-content-change>
        <table:cell-content-change table:id="ct216" table:acceptance-state="accepted" table:rejecting-change-id="ct137">
          <table:cell-address table:column="3" table:row="27" table:table="8"/>
          <office:change-info>
            <dc:creator>Rainer Klute</dc:creator>
            <dc:date>2016-04-04T08:50:30.196992117</dc:date>
          </office:change-info>
          <table:previous table:id="ct137">
            <table:change-track-table-cell office:value-type="string">
              <text:p>Select TestProject in Package Explorer</text:p>
              <text:p>Select File-&gt;New-&gt;Other (CTRL+N) from the menu</text:p>
              <text:p>Select YAKINDU-&gt;YAKINDU Statechart Generator Model</text:p>
              <text:p>Click on Next button</text:p>
              <text:p>Set the name to StaircaseC++.sgen</text:p>
              <text:p>Click on Next button</text:p>
              <text:p>Select YAKINDU SCT C++ Code Generator and check Staircase.sct</text:p>
              <text:p>Click on Finish button</text:p>
            </table:change-track-table-cell>
          </table:previous>
        </table:cell-content-change>
        <table:cell-content-change table:id="ct217" table:acceptance-state="accepted" table:rejecting-change-id="ct138">
          <table:cell-address table:column="3" table:row="29" table:table="8"/>
          <office:change-info>
            <dc:creator>Rainer Klute</dc:creator>
            <dc:date>2016-04-04T08:50:31.293073861</dc:date>
          </office:change-info>
          <table:previous table:id="ct138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pand.sgen</text:p>
              <text:p>Click on Next button</text:p>
              <text:p>Select Custom Xpand-based Generator and check Staircase.sct</text:p>
              <text:p>Click on Finish button</text:p>
            </table:change-track-table-cell>
          </table:previous>
        </table:cell-content-change>
        <table:cell-content-change table:id="ct218" table:acceptance-state="accepted" table:rejecting-change-id="ct139">
          <table:cell-address table:column="3" table:row="32" table:table="8"/>
          <office:change-info>
            <dc:creator>Rainer Klute</dc:creator>
            <dc:date>2016-04-04T08:50:32.620986741</dc:date>
          </office:change-info>
          <table:previous table:id="ct139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tend.sgen</text:p>
              <text:p>Click on Next button</text:p>
              <text:p>Select Custom Xtend2/Java-based Generator</text:p>
              <text:p>Check Staircase.sct file</text:p>
              <text:p>Click on Finish button</text:p>
            </table:change-track-table-cell>
          </table:previous>
        </table:cell-content-change>
        <table:cell-content-change table:id="ct219" table:acceptance-state="accepted" table:rejecting-change-id="ct151">
          <table:cell-address table:column="3" table:row="18" table:table="9"/>
          <office:change-info>
            <dc:creator>Rainer Klute</dc:creator>
            <dc:date>2016-04-04T08:50:45.780888560</dc:date>
          </office:change-info>
          <table:previous table:id="ct151">
            <table:change-track-table-cell office:value-type="string">
              <text:p>enter “namespace” and hit Space and hit Ctrl+Space</text:p>
              <text:p>Expected proposals : </text:p>
            </table:change-track-table-cell>
          </table:previous>
        </table:cell-content-change>
        <table:cell-content-change table:id="ct220" table:acceptance-state="accepted" table:rejecting-change-id="ct152">
          <table:cell-address table:column="3" table:row="20" table:table="9"/>
          <office:change-info>
            <dc:creator>Rainer Klute</dc:creator>
            <dc:date>2016-04-04T08:50:46.660871648</dc:date>
          </office:change-info>
          <table:previous table:id="ct152">
            <table:change-track-table-cell office:value-type="string">
              <text:p>enter “after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1" table:acceptance-state="accepted" table:rejecting-change-id="ct153">
          <table:cell-address table:column="3" table:row="21" table:table="9"/>
          <office:change-info>
            <dc:creator>Rainer Klute</dc:creator>
            <dc:date>2016-04-04T08:50:47.516837762</dc:date>
          </office:change-info>
          <table:previous table:id="ct153">
            <table:change-track-table-cell office:value-type="string">
              <text:p>enter “every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2" table:acceptance-state="accepted" table:rejecting-change-id="ct154">
          <table:cell-address table:column="3" table:row="23" table:table="9"/>
          <office:change-info>
            <dc:creator>Rainer Klute</dc:creator>
            <dc:date>2016-04-04T08:50:48.076791119</dc:date>
          </office:change-info>
          <table:previous table:id="ct154"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3" table:acceptance-state="accepted" table:rejecting-change-id="ct155">
          <table:cell-address table:column="3" table:row="24" table:table="9"/>
          <office:change-info>
            <dc:creator>Rainer Klute</dc:creator>
            <dc:date>2016-04-04T08:50:48.908848796</dc:date>
          </office:change-info>
          <table:previous table:id="ct155"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4" table:acceptance-state="accepted" table:rejecting-change-id="ct167">
          <table:cell-address table:column="3" table:row="15" table:table="10"/>
          <office:change-info>
            <dc:creator>Rainer Klute</dc:creator>
            <dc:date>2016-04-04T08:51:04.148631802</dc:date>
          </office:change-info>
          <table:previous table:id="ct167">
            <table:change-track-table-cell office:value-type="string">
              <text:p>Select File--&gt; New --&gt; Example 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225" table:acceptance-state="accepted" table:rejecting-change-id="ct168">
          <table:cell-address table:column="4" table:row="15" table:table="10"/>
          <office:change-info>
            <dc:creator>Rainer Klute</dc:creator>
            <dc:date>2016-04-04T08:51:06.252593595</dc:date>
          </office:change-info>
          <table:previous table:id="ct168">
            <table:change-track-table-cell office:value-type="string">
              <text:p>The Trafficlight Example is created into the workspace </text:p>
            </table:change-track-table-cell>
          </table:previous>
        </table:cell-content-change>
        <table:cell-content-change table:id="ct226" table:acceptance-state="accepted" table:rejecting-change-id="ct180">
          <table:cell-address table:column="4" table:row="17" table:table="11"/>
          <office:change-info>
            <dc:creator>Rainer Klute</dc:creator>
            <dc:date>2016-04-04T08:51:19.084606239</dc:date>
          </office:change-info>
          <table:previous table:id="ct180">
            <table:change-track-table-cell office:value-type="string">
              <text:p>The operation is executed →</text:p>
              <text:p>a PopUp indicates that an exception occurs and asks to terminate or </text:p>
              <text:p>Relaunch the statechart. </text:p>
            </table:change-track-table-cell>
          </table:previous>
        </table:cell-content-change>
        <table:cell-content-change table:id="ct227" table:acceptance-state="accepted" table:rejecting-change-id="ct181">
          <table:cell-address table:column="4" table:row="18" table:table="11"/>
          <office:change-info>
            <dc:creator>Rainer Klute</dc:creator>
            <dc:date>2016-04-04T08:51:20.668457807</dc:date>
          </office:change-info>
          <table:previous table:id="ct181">
            <table:change-track-table-cell office:value-type="string">
              <text:p>The operation is executed → a PopUp indicates that an exception occurs</text:p>
              <text:p>And asks to terminate or relaunch the statechart. </text:p>
            </table:change-track-table-cell>
          </table:previous>
        </table:cell-content-change>
        <table:cell-content-change table:id="ct228" table:acceptance-state="accepted" table:rejecting-change-id="ct182">
          <table:cell-address table:column="4" table:row="19" table:table="11"/>
          <office:change-info>
            <dc:creator>Rainer Klute</dc:creator>
            <dc:date>2016-04-04T08:51:21.300382048</dc:date>
          </office:change-info>
          <table:previous table:id="ct182">
            <table:change-track-table-cell office:value-type="string">
              <text:p>The operation is executed → a PopUp indicates that the method is not</text:p>
              <text:p>Supported and asks to terminate or relaunch the statechart. </text:p>
            </table:change-track-table-cell>
          </table:previous>
        </table:cell-content-change>
        <table:cell-content-change table:id="ct229" table:acceptance-state="accepted" table:rejecting-change-id="ct194">
          <table:cell-address table:column="1" table:row="16" table:table="12"/>
          <office:change-info>
            <dc:creator>Rainer Klute</dc:creator>
            <dc:date>2016-04-04T08:51:34.460438896</dc:date>
          </office:change-info>
          <table:previous table:id="ct194">
            <table:change-track-table-cell office:value-type="string">
              <text:p>Simulate </text:p>
            </table:change-track-table-cell>
          </table:previous>
        </table:cell-content-change>
        <table:cell-content-change table:id="ct230" table:acceptance-state="accepted" table:rejecting-change-id="ct195">
          <table:cell-address table:column="3" table:row="17" table:table="12"/>
          <office:change-info>
            <dc:creator>Rainer Klute</dc:creator>
            <dc:date>2016-04-04T08:51:47.524073868</dc:date>
          </office:change-info>
          <table:previous table:id="ct195"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 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231" table:acceptance-state="accepted" table:rejecting-change-id="ct196">
          <table:cell-address table:column="4" table:row="17" table:table="12"/>
          <office:change-info>
            <dc:creator>Rainer Klute</dc:creator>
            <dc:date>2016-04-04T08:51:50.900029285</dc:date>
          </office:change-info>
          <table:previous table:id="ct196">
            <table:change-track-table-cell office:value-type="string">
              <text:p>No specification errors should appear 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232" table:acceptance-state="accepted" table:rejecting-change-id="ct197">
          <table:cell-address table:column="1" table:row="18" table:table="12"/>
          <office:change-info>
            <dc:creator>Rainer Klute</dc:creator>
            <dc:date>2016-04-04T08:51:51.867979182</dc:date>
          </office:change-info>
          <table:previous table:id="ct197">
            <table:change-track-table-cell office:value-type="string">
              <text:p>Simulate </text:p>
            </table:change-track-table-cell>
          </table:previous>
        </table:cell-content-change>
        <table:cell-content-change table:id="ct233" table:acceptance-state="accepted" table:rejecting-change-id="ct198">
          <table:cell-address table:column="4" table:row="19" table:table="12"/>
          <office:change-info>
            <dc:creator>Rainer Klute</dc:creator>
            <dc:date>2016-04-04T08:51:53.220082969</dc:date>
          </office:change-info>
          <table:previous table:id="ct198">
            <table:change-track-table-cell office:value-type="string">
              <text:p>No specification errors should appear </text:p>
              <text:p>The subdiagram view is closed</text:p>
              <text:p>The 'LightOn' and 'LightOff' state are wrapped in the 'LightSwitch' state. </text:p>
            </table:change-track-table-cell>
          </table:previous>
        </table:cell-content-change>
        <table:cell-content-change table:id="ct234" table:acceptance-state="accepted" table:rejecting-change-id="ct199">
          <table:cell-address table:column="1" table:row="20" table:table="12"/>
          <office:change-info>
            <dc:creator>Rainer Klute</dc:creator>
            <dc:date>2016-04-04T08:51:54.275920860</dc:date>
          </office:change-info>
          <table:previous table:id="ct199">
            <table:change-track-table-cell office:value-type="string">
              <text:p>Simulate </text:p>
            </table:change-track-table-cell>
          </table:previous>
        </table:cell-content-change>
        <table:cell-content-change table:id="ct235" table:acceptance-state="accepted" table:rejecting-change-id="ct211">
          <table:cell-address table:column="3" table:row="15" table:table="13"/>
          <office:change-info>
            <dc:creator>Rainer Klute</dc:creator>
            <dc:date>2016-04-04T08:52:04.539987488</dc:date>
          </office:change-info>
          <table:previous table:id="ct211">
            <table:change-track-table-cell office:value-type="string">
              <text:p>Select a state ans hit CTRL + space </text:p>
            </table:change-track-table-cell>
          </table:previous>
        </table:cell-content-change>
        <table:cell-content-change table:id="ct236" table:acceptance-state="accepted" table:rejecting-change-id="ct212">
          <table:cell-address table:column="4" table:row="17" table:table="13"/>
          <office:change-info>
            <dc:creator>Rainer Klute</dc:creator>
            <dc:date>2016-04-04T08:52:11.331692590</dc:date>
          </office:change-info>
          <table:previous table:id="ct212">
            <table:change-track-table-cell office:value-type="string">
              <text:p>A new state should be added. A transition should be drawn from the selected state to the new state. </text:p>
            </table:change-track-table-cell>
          </table:previous>
        </table:cell-content-change>
        <table:cell-content-change table:id="ct237">
          <table:cell-address table:column="4" table:row="18" table:table="2"/>
          <office:change-info>
            <dc:creator>Rainer Klute</dc:creator>
            <dc:date>2016-04-04T09:17:01.308069550</dc:date>
          </office:change-info>
          <table:previous>
            <table:change-track-table-cell office:value-type="string">
              <text:p>The properties view is opened displaying the selected state properties</text:p>
            </table:change-track-table-cell>
          </table:previous>
        </table:cell-content-change>
        <table:cell-content-change table:id="ct238">
          <table:cell-address table:column="4" table:row="19" table:table="2"/>
          <office:change-info>
            <dc:creator>Rainer Klute</dc:creator>
            <dc:date>2016-04-04T09:20:13.148264395</dc:date>
          </office:change-info>
          <table:previous>
            <table:change-track-table-cell office:value-type="string">
              <text:p>The states name should change to<text:span text:style-name="T10"> LightOff</text:span></text:p>
              <text:p>The error markers disappear</text:p>
              <text:p>The editor is marked as dirty</text:p>
            </table:change-track-table-cell>
          </table:previous>
        </table:cell-content-change>
        <table:cell-content-change table:id="ct239">
          <table:cell-address table:column="1" table:row="20" table:table="2"/>
          <office:change-info>
            <dc:creator>Rainer Klute</dc:creator>
            <dc:date>2016-04-04T09:26:27.132112246</dc:date>
          </office:change-info>
          <table:previous>
            <table:change-track-table-cell office:value-type="string">
              <text:p>Ja</text:p>
            </table:change-track-table-cell>
          </table:previous>
        </table:cell-content-change>
        <table:cell-content-change table:id="ct240">
          <table:cell-address table:column="3" table:row="20" table:table="2"/>
          <office:change-info>
            <dc:creator>Rainer Klute</dc:creator>
            <dc:date>2016-04-04T09:26:27.132183689</dc:date>
          </office:change-info>
          <table:previous>
            <table:change-track-table-cell office:value-type="string">
              <text:p>Click on the state icon in the tools palette</text:p>
              <text:p>Click inside the region to insert a new state</text:p>
              <text:p>Change the state name to <text:span text:style-name="T10">LightOn</text:span></text:p>
            </table:change-track-table-cell>
          </table:previous>
        </table:cell-content-change>
        <table:cell-content-change table:id="ct241">
          <table:cell-address table:column="4" table:row="20" table:table="2"/>
          <office:change-info>
            <dc:creator>Rainer Klute</dc:creator>
            <dc:date>2016-04-04T09:26:27.132255763</dc:date>
          </office:change-info>
          <table:previous>
            <table:change-track-table-cell office:value-type="string">
              <text:p>A state named LightOn is created in the region</text:p>
              <text:p>following error is displayed on state:</text:p>
              <text:p>Node is not reachable due to missing incoming transition</text:p>
            </table:change-track-table-cell>
          </table:previous>
        </table:cell-content-change>
        <table:cell-content-change table:id="ct242">
          <table:cell-address table:column="3" table:row="21" table:table="2"/>
          <office:change-info>
            <dc:creator>Rainer Klute</dc:creator>
            <dc:date>2016-04-04T09:29:12.533362280</dc:date>
          </office:change-info>
          <table:previous>
            <table:change-track-table-cell office:value-type="string">
              <text:p>Enter following code in the Statechart Specification Element:</text:p>
              <text:p/>
              <text:p>internal:</text:p>
              <text:p>var light : boolean</text:p>
              <text:p/>
              <text:p>interface:</text:p>
              <text:p>in event keypress</text:p>
            </table:change-track-table-cell>
          </table:previous>
        </table:cell-content-change>
        <table:cell-content-change table:id="ct243">
          <table:cell-address table:column="4" table:row="21" table:table="2"/>
          <office:change-info>
            <dc:creator>Rainer Klute</dc:creator>
            <dc:date>2016-04-04T09:29:12.533420809</dc:date>
          </office:change-info>
          <table:previous>
            <table:change-track-table-cell office:value-type="string">
              <text:p>No specification errors should appear</text:p>
            </table:change-track-table-cell>
          </table:previous>
        </table:cell-content-change>
        <table:cell-content-change table:id="ct244">
          <table:cell-address table:column="3" table:row="22" table:table="2"/>
          <office:change-info>
            <dc:creator>Rainer Klute</dc:creator>
            <dc:date>2016-04-04T09:32:38.045140240</dc:date>
          </office:change-info>
          <table:previous>
            <table:change-track-table-cell office:value-type="string">
              <text:p>Enter following code in state specification of state <text:span text:style-name="T10">LightOff</text:span>:</text:p>
              <text:p/>
              <text:p>entry / light = false</text:p>
              <text:p/>
              <text:p>Enter following code in state specification of state <text:span text:style-name="T10">LightOn</text:span>:</text:p>
              <text:p/>
              <text:p>entry / light = true</text:p>
            </table:change-track-table-cell>
          </table:previous>
        </table:cell-content-change>
        <table:cell-content-change table:id="ct245">
          <table:cell-address table:column="4" table:row="22" table:table="2"/>
          <office:change-info>
            <dc:creator>Rainer Klute</dc:creator>
            <dc:date>2016-04-04T09:32:38.045216144</dc:date>
          </office:change-info>
          <table:previous>
            <table:change-track-table-cell office:value-type="string">
              <text:p>No specification errors should appear</text:p>
            </table:change-track-table-cell>
          </table:previous>
        </table:cell-content-change>
        <table:cell-content-change table:id="ct246">
          <table:cell-address table:column="3" table:row="23" table:table="2"/>
          <office:change-info>
            <dc:creator>Rainer Klute</dc:creator>
            <dc:date>2016-04-04T09:36:29.533943514</dc:date>
          </office:change-info>
          <table:previous>
            <table:change-track-table-cell office:value-type="string">
              <text:p>Click on the Transition icon in the palette view</text:p>
              <text:p>Connect the <text:span text:style-name="T10">LightOff</text:span> state with the <text:span text:style-name="T10">LightOn</text:span> state</text:p>
              <text:p>Enter event k<text:span text:style-name="T10">eypress</text:span> as trigger</text:p>
              <text:p>Create a second Transition from <text:span text:style-name="T10">LightOn</text:span> to <text:span text:style-name="T10">LightOff</text:span> state</text:p>
              <text:p>Enter <text:span text:style-name="T10">after 30s</text:span> as trigger</text:p>
            </table:change-track-table-cell>
          </table:previous>
        </table:cell-content-change>
        <table:cell-content-change table:id="ct247">
          <table:cell-address table:column="4" table:row="23" table:table="2"/>
          <office:change-info>
            <dc:creator>Rainer Klute</dc:creator>
            <dc:date>2016-04-04T09:36:29.534036123</dc:date>
          </office:change-info>
          <table:previous>
            <table:change-track-table-cell office:value-type="string">
              <text:p>A new transition with trigger <text:span text:style-name="T10">keypress</text:span> is created</text:p>
              <text:p>A new transition with trigger <text:span text:style-name="T10">after 30s</text:span> is created</text:p>
            </table:change-track-table-cell>
          </table:previous>
        </table:cell-content-change>
        <table:cell-content-change table:id="ct248">
          <table:cell-address table:column="3" table:row="24" table:table="2"/>
          <office:change-info>
            <dc:creator>Rainer Klute</dc:creator>
            <dc:date>2016-04-04T10:11:55.060550354</dc:date>
          </office:change-info>
          <table:previous>
            <table:change-track-table-cell office:value-type="string">
              <text:p>Add following elements to the main region:</text:p>
              <text:p>- Compartment State</text:p>
              <text:p>- Shallow History</text:p>
              <text:p>- Deep History</text:p>
              <text:p>- Final State</text:p>
              <text:p>- Exit Node</text:p>
              <text:p>- Choice</text:p>
              <text:p>- Synchronization</text:p>
            </table:change-track-table-cell>
          </table:previous>
        </table:cell-content-change>
        <table:cell-content-change table:id="ct249">
          <table:cell-address table:column="4" table:row="24" table:table="2"/>
          <office:change-info>
            <dc:creator>Rainer Klute</dc:creator>
            <dc:date>2016-04-04T10:11:55.060665904</dc:date>
          </office:change-info>
          <table:previous>
            <table:change-track-table-cell office:value-type="string">
              <text:p>Check if every element is drawed correctly (size, color, appearance etc.)</text:p>
              <text:p/>
              <text:p>Check if error markers are set correctly if incoming transitions or names are missing and 'Dublicate NamedElement “xyz” in Region Main_region'</text:p>
            </table:change-track-table-cell>
          </table:previous>
        </table:cell-content-change>
        <table:cell-content-change table:id="ct250">
          <table:cell-address table:column="3" table:row="25" table:table="2"/>
          <office:change-info>
            <dc:creator>Rainer Klute</dc:creator>
            <dc:date>2016-04-04T10:18:59.071960695</dc:date>
          </office:change-info>
          <table:previous>
            <table:change-track-table-cell office:value-type="string">
              <text:p>Change the name of: initial entry node, Shallow History, Deep History and Exit.</text:p>
            </table:change-track-table-cell>
          </table:previous>
        </table:cell-content-change>
        <table:cell-content-change table:id="ct251">
          <table:cell-address table:column="4" table:row="25" table:table="2"/>
          <office:change-info>
            <dc:creator>Rainer Klute</dc:creator>
            <dc:date>2016-04-04T10:18:59.072012087</dc:date>
          </office:change-info>
          <table:previous>
            <table:change-track-table-cell office:value-type="string">
              <text:p>The names should appear beside or below of the element</text:p>
            </table:change-track-table-cell>
          </table:previous>
        </table:cell-content-change>
        <table:cell-content-change table:id="ct252">
          <table:cell-address table:column="4" table:row="26" table:table="2"/>
          <office:change-info>
            <dc:creator>Rainer Klute</dc:creator>
            <dc:date>2016-04-04T10:18:59.072015038</dc:date>
          </office:change-info>
          <table:previous>
            <table:change-track-table-cell office:value-type="string">
              <text:p>state should be copied with all including elements</text:p>
            </table:change-track-table-cell>
          </table:previous>
        </table:cell-content-change>
        <table:cell-content-change table:id="ct253">
          <table:cell-address table:column="1" table:row="26" table:table="2"/>
          <office:change-info>
            <dc:creator>Rainer Klute</dc:creator>
            <dc:date>2016-04-04T10:22:36.374782666</dc:date>
          </office:change-info>
          <table:previous>
            <table:change-track-table-cell office:value-type="string">
              <text:p>Copy &amp; Paste</text:p>
            </table:change-track-table-cell>
          </table:previous>
        </table:cell-content-change>
        <table:cell-content-change table:id="ct254">
          <table:cell-address table:column="1" table:row="27" table:table="2"/>
          <office:change-info>
            <dc:creator>Rainer Klute</dc:creator>
            <dc:date>2016-04-04T10:22:36.374795278</dc:date>
          </office:change-info>
          <table:previous>
            <table:change-track-table-cell office:value-type="string">
              <text:p>Copy &amp; Paste</text:p>
            </table:change-track-table-cell>
          </table:previous>
        </table:cell-content-change>
        <table:cell-content-change table:id="ct255">
          <table:cell-address table:column="4" table:row="27" table:table="2"/>
          <office:change-info>
            <dc:creator>Rainer Klute</dc:creator>
            <dc:date>2016-04-04T10:22:36.374872567</dc:date>
          </office:change-info>
          <table:previous>
            <table:change-track-table-cell office:value-type="string">
              <text:p>Region should be copied with all including elements</text:p>
            </table:change-track-table-cell>
          </table:previous>
        </table:cell-content-change>
        <table:cell-content-change table:id="ct256">
          <table:cell-address table:column="1" table:row="28" table:table="2"/>
          <office:change-info>
            <dc:creator>Rainer Klute</dc:creator>
            <dc:date>2016-04-04T10:27:12.661132357</dc:date>
          </office:change-info>
          <table:previous>
            <table:change-track-table-cell office:value-type="string">
              <text:p>Delete &amp; Paste</text:p>
            </table:change-track-table-cell>
          </table:previous>
        </table:cell-content-change>
        <table:cell-content-change table:id="ct257">
          <table:cell-address table:column="1" table:row="29" table:table="2"/>
          <office:change-info>
            <dc:creator>Rainer Klute</dc:creator>
            <dc:date>2016-04-04T10:27:12.661165516</dc:date>
          </office:change-info>
          <table:previous>
            <table:change-track-table-cell office:value-type="string">
              <text:p>Delete &amp; Paste</text:p>
            </table:change-track-table-cell>
          </table:previous>
        </table:cell-content-change>
        <table:cell-content-change table:id="ct258">
          <table:cell-address table:column="3" table:row="29" table:table="2"/>
          <office:change-info>
            <dc:creator>Rainer Klute</dc:creator>
            <dc:date>2016-04-04T10:27:12.661239566</dc:date>
          </office:change-info>
          <table:previous>
            <table:change-track-table-cell office:value-type="string">
              <text:p>Select the main region</text:p>
              <text:p>Select <text:span text:style-name="T4">Edit-&gt;Cut</text:span> (CTRL+X) to copy the region</text:p>
              <text:p>Select the diagram canvas</text:p>
              <text:p>Select <text:span text:style-name="T4">Edit-&gt;Paste</text:span> (CTRL+V) to paste a copy of the region to the canvas</text:p>
            </table:change-track-table-cell>
          </table:previous>
        </table:cell-content-change>
        <table:cell-content-change table:id="ct259">
          <table:cell-address table:column="4" table:row="28" table:table="2"/>
          <office:change-info>
            <dc:creator>Rainer Klute</dc:creator>
            <dc:date>2016-04-04T10:27:12.661293769</dc:date>
          </office:change-info>
          <table:previous>
            <table:change-track-table-cell office:value-type="string">
              <text:p>state should be delete and copied with all including elements</text:p>
            </table:change-track-table-cell>
          </table:previous>
        </table:cell-content-change>
        <table:cell-content-change table:id="ct260">
          <table:cell-address table:column="4" table:row="29" table:table="2"/>
          <office:change-info>
            <dc:creator>Rainer Klute</dc:creator>
            <dc:date>2016-04-04T10:27:12.661317281</dc:date>
          </office:change-info>
          <table:previous>
            <table:change-track-table-cell office:value-type="string">
              <text:p>Region should be delete and copied with all including elements</text:p>
            </table:change-track-table-cell>
          </table:previous>
        </table:cell-content-change>
        <table:cell-content-change table:id="ct261">
          <table:cell-address table:column="3" table:row="30" table:table="2"/>
          <office:change-info>
            <dc:creator>Rainer Klute</dc:creator>
            <dc:date>2016-04-04T10:29:25.694444724</dc:date>
          </office:change-info>
          <table:previous>
            <table:change-track-table-cell office:value-type="string">
              <text:p>Remove following elements from the diagram:</text:p>
              <text:p>- Copied Region</text:p>
              <text:p>- Elements added in T.2.10</text:p>
            </table:change-track-table-cell>
          </table:previous>
        </table:cell-content-change>
        <table:cell-content-change table:id="ct262">
          <table:cell-address table:column="4" table:row="30" table:table="2"/>
          <office:change-info>
            <dc:creator>Rainer Klute</dc:creator>
            <dc:date>2016-04-04T10:29:25.694489201</dc:date>
          </office:change-info>
          <table:previous>
            <table:change-track-table-cell office:value-type="string">
              <text:p>All elements should be removed</text:p>
            </table:change-track-table-cell>
          </table:previous>
        </table:cell-content-change>
        <table:cell-content-change table:id="ct263">
          <table:cell-address table:column="3" table:row="31" table:table="2"/>
          <office:change-info>
            <dc:creator>Rainer Klute</dc:creator>
            <dc:date>2016-04-04T10:47:19.952525807</dc:date>
          </office:change-info>
          <table:previous table:id="ct67">
            <table:change-track-table-cell office:value-type="string">
              <text:p>Enable SC Modeling Perspective </text:p>
              <text:p>Expand the Staircase.sct file in the Package Explorer</text:p>
              <text:p/>
            </table:change-track-table-cell>
          </table:previous>
        </table:cell-content-change>
        <table:cell-content-change table:id="ct264">
          <table:cell-address table:column="3" table:row="32" table:table="2"/>
          <office:change-info>
            <dc:creator>Rainer Klute</dc:creator>
            <dc:date>2016-04-04T10:47:19.952587011</dc:date>
          </office:change-info>
          <table:previous>
            <table:change-track-table-cell office:value-type="string">
              <text:p>Expand the Statechart Staircase entry in the tree view</text:p>
              <text:p/>
            </table:change-track-table-cell>
          </table:previous>
        </table:cell-content-change>
        <table:cell-content-change table:id="ct265">
          <table:cell-address table:column="3" table:row="33" table:table="2"/>
          <office:change-info>
            <dc:creator>Rainer Klute</dc:creator>
            <dc:date>2016-04-04T10:47:19.952612687</dc:date>
          </office:change-info>
          <table:previous>
            <table:change-track-table-cell office:value-type="string">
              <text:p>Expand the interface entries in the tree view</text:p>
              <text:p/>
            </table:change-track-table-cell>
          </table:previous>
        </table:cell-content-change>
        <table:cell-content-change table:id="ct266">
          <table:cell-address table:column="3" table:row="34" table:table="2"/>
          <office:change-info>
            <dc:creator>Rainer Klute</dc:creator>
            <dc:date>2016-04-04T10:47:19.952628222</dc:date>
          </office:change-info>
          <table:previous>
            <table:change-track-table-cell office:value-type="string">
              <text:p>Expand the region entry in the tree view</text:p>
              <text:p/>
            </table:change-track-table-cell>
          </table:previous>
        </table:cell-content-change>
        <table:cell-content-change table:id="ct267">
          <table:cell-address table:column="3" table:row="35" table:table="2"/>
          <office:change-info>
            <dc:creator>Rainer Klute</dc:creator>
            <dc:date>2016-04-04T10:47:19.952643081</dc:date>
          </office:change-info>
          <table:previous>
            <table:change-track-table-cell office:value-type="string">
              <text:p>Expand the states entries in the tree view</text:p>
              <text:p/>
            </table:change-track-table-cell>
          </table:previous>
        </table:cell-content-change>
        <table:cell-content-change table:id="ct268">
          <table:cell-address table:column="3" table:row="36" table:table="2"/>
          <office:change-info>
            <dc:creator>Rainer Klute</dc:creator>
            <dc:date>2016-04-04T10:47:19.952665480</dc:date>
          </office:change-info>
          <table:previous>
            <table:change-track-table-cell office:value-type="string">
              <text:p>Press <text:span text:style-name="T4">Ctrl and +</text:span> to zoom in and press <text:span text:style-name="T4">Ctrl and –</text:span> to zoom out</text:p>
              <text:p/>
            </table:change-track-table-cell>
          </table:previous>
        </table:cell-content-change>
        <table:cell-content-change table:id="ct269">
          <table:cell-address table:column="4" table:row="31" table:table="2"/>
          <office:change-info>
            <dc:creator>Rainer Klute</dc:creator>
            <dc:date>2016-04-04T10:47:19.952694735</dc:date>
          </office:change-info>
          <table:previous>
            <table:change-track-table-cell office:value-type="string">
              <text:p>Statechart Staircase should be displayed as child with icon</text:p>
            </table:change-track-table-cell>
          </table:previous>
        </table:cell-content-change>
        <table:cell-content-change table:id="ct270">
          <table:cell-address table:column="4" table:row="32" table:table="2"/>
          <office:change-info>
            <dc:creator>Rainer Klute</dc:creator>
            <dc:date>2016-04-04T10:47:19.952704210</dc:date>
          </office:change-info>
          <table:previous>
            <table:change-track-table-cell office:value-type="string">
              <text:p>The two interfaces and the region should be displayed as children with icons.</text:p>
            </table:change-track-table-cell>
          </table:previous>
        </table:cell-content-change>
        <table:cell-content-change table:id="ct271">
          <table:cell-address table:column="4" table:row="33" table:table="2"/>
          <office:change-info>
            <dc:creator>Rainer Klute</dc:creator>
            <dc:date>2016-04-04T10:47:19.952706818</dc:date>
          </office:change-info>
          <table:previous>
            <table:change-track-table-cell office:value-type="string">
              <text:p>The variables and events of the interfaces should be listed as children with icons.</text:p>
            </table:change-track-table-cell>
          </table:previous>
        </table:cell-content-change>
        <table:cell-content-change table:id="ct272">
          <table:cell-address table:column="4" table:row="34" table:table="2"/>
          <office:change-info>
            <dc:creator>Rainer Klute</dc:creator>
            <dc:date>2016-04-04T10:47:19.952714296</dc:date>
          </office:change-info>
          <table:previous>
            <table:change-track-table-cell office:value-type="string">
              <text:p>The initial state and the states LightOff and LightOn should be displayed as children with icons.</text:p>
            </table:change-track-table-cell>
          </table:previous>
        </table:cell-content-change>
        <table:cell-content-change table:id="ct273">
          <table:cell-address table:column="4" table:row="35" table:table="2"/>
          <office:change-info>
            <dc:creator>Rainer Klute</dc:creator>
            <dc:date>2016-04-04T10:47:19.952724085</dc:date>
          </office:change-info>
          <table:previous>
            <table:change-track-table-cell office:value-type="string">
              <text:p>The outgoing transitions of the states should be displayed with icon and trigger/guard</text:p>
            </table:change-track-table-cell>
          </table:previous>
        </table:cell-content-change>
        <table:cell-content-change table:id="ct274">
          <table:cell-address table:column="3" table:row="36" table:table="2"/>
          <office:change-info>
            <dc:creator>Rainer Klute</dc:creator>
            <dc:date>2016-04-04T10:51:19.497317220</dc:date>
          </office:change-info>
          <table:previous table:id="ct268">
            <table:change-track-table-cell office:value-type="string">
              <text:p>Press <text:span text:style-name="T4">Ctrl and +</text:span> to zoom in and press <text:span text:style-name="T4">Ctrl and –</text:span> to zoom out.</text:p>
            </table:change-track-table-cell>
          </table:previous>
        </table:cell-content-change>
        <table:cell-content-change table:id="ct275">
          <table:cell-address table:column="4" table:row="36" table:table="2"/>
          <office:change-info>
            <dc:creator>Rainer Klute</dc:creator>
            <dc:date>2016-04-04T10:51:19.497364097</dc:date>
          </office:change-info>
          <table:previous>
            <table:change-track-table-cell office:value-type="string">
              <text:p>The view should zoom in and out</text:p>
            </table:change-track-table-cell>
          </table:previous>
        </table:cell-content-change>
        <table:cell-content-change table:id="ct276">
          <table:cell-address table:column="2" table:row="15" table:table="3"/>
          <office:change-info>
            <dc:creator>Rainer Klute</dc:creator>
            <dc:date>2016-04-04T11:42:06.97619384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277">
          <table:cell-address table:column="3" table:row="15" table:table="3"/>
          <office:change-info>
            <dc:creator>Rainer Klute</dc:creator>
            <dc:date>2016-04-04T11:42:06.976275162</dc:date>
          </office:change-info>
          <table:previous>
            <table:change-track-table-cell office:value-type="string">
              <text:p>Select the TestProject</text:p>
              <text:p>Select <text:span text:style-name="T4">Run-&gt;Run Configurations...</text:span></text:p>
              <text:p>Select <text:span text:style-name="T10">Statechart Simulation</text:span></text:p>
              <text:p>Click on the <text:span text:style-name="T4">New</text:span> button (Upper left corner)</text:p>
              <text:p>Enter <text:span text:style-name="T10">Staircase</text:span> as name</text:p>
              <text:p>Choose <text:span text:style-name="T10">Staircase.sct</text:span> as model file</text:p>
              <text:p>Click on <text:span text:style-name="T4">Apply</text:span> button to save settings</text:p>
              <text:p>Click on <text:span text:style-name="T4">Run</text:span> button to start simulation</text:p>
            </table:change-track-table-cell>
          </table:previous>
        </table:cell-content-change>
        <table:cell-content-change table:id="ct278">
          <table:cell-address table:column="3" table:row="17" table:table="3"/>
          <office:change-info>
            <dc:creator>Rainer Klute</dc:creator>
            <dc:date>2016-04-04T11:42:06.976375744</dc:date>
          </office:change-info>
          <table:previous>
            <table:change-track-table-cell office:value-type="string">
              <text:p>Click on the <text:span text:style-name="T4">Terminate</text:span> button in the Debug View to stop the simulation</text:p>
            </table:change-track-table-cell>
          </table:previous>
        </table:cell-content-change>
        <table:cell-content-change table:id="ct279">
          <table:cell-address table:column="4" table:row="15" table:table="3"/>
          <office:change-info>
            <dc:creator>Rainer Klute</dc:creator>
            <dc:date>2016-04-04T11:42:06.976436053</dc:date>
          </office:change-info>
          <table:previous>
            <table:change-track-table-cell office:value-type="string">
              <text:p>The simulation is started</text:p>
              <text:p>The <text:span text:style-name="T10">SC Simulation</text:span> perspective is enabled</text:p>
              <text:p>State <text:span text:style-name="T10">LightOff</text:span> is highlighted (red)</text:p>
              <text:p>The Declarations View displays the variable <text:span text:style-name="T10">light</text:span> (Value false) and the event <text:span text:style-name="T10">keypress</text:span></text:p>
            </table:change-track-table-cell>
          </table:previous>
        </table:cell-content-change>
        <table:cell-content-change table:id="ct280">
          <table:cell-address table:column="4" table:row="16" table:table="3"/>
          <office:change-info>
            <dc:creator>Rainer Klute</dc:creator>
            <dc:date>2016-04-04T11:42:06.976542105</dc:date>
          </office:change-info>
          <table:previous>
            <table:change-track-table-cell office:value-type="string">
              <text:p>State <text:span text:style-name="T10">LightOn</text:span> is highlighted (red)</text:p>
              <text:p>The transition from <text:span text:style-name="T10">LightOff</text:span> to <text:span text:style-name="T10">LightOn</text:span> is colored orange</text:p>
              <text:p>Variable <text:span text:style-name="T10">light</text:span> is set to true</text:p>
              <text:p/>
              <text:p>After 30 seconds state<text:span text:style-name="T10"> LightOff</text:span> and it's incoming transition are highlighted</text:p>
              <text:p>Variable <text:span text:style-name="T10">light</text:span> is set to false</text:p>
            </table:change-track-table-cell>
          </table:previous>
        </table:cell-content-change>
        <table:cell-content-change table:id="ct281">
          <table:cell-address table:column="4" table:row="17" table:table="3"/>
          <office:change-info>
            <dc:creator>Rainer Klute</dc:creator>
            <dc:date>2016-04-04T11:42:06.976632390</dc:date>
          </office:change-info>
          <table:previous>
            <table:change-track-table-cell office:value-type="string">
              <text:p>Simulation is stopped</text:p>
              <text:p>No state is highlighted</text:p>
              <text:p>The Declarations View is empty</text:p>
            </table:change-track-table-cell>
          </table:previous>
        </table:cell-content-change>
        <table:cell-content-change table:id="ct282">
          <table:cell-address table:column="3" table:row="15" table:table="4"/>
          <office:change-info>
            <dc:creator>Rainer Klute</dc:creator>
            <dc:date>2016-04-04T11:47:59.150122011</dc:date>
          </office:change-info>
          <table:previous>
            <table:change-track-table-cell office:value-type="string">
              <text:p>Click on Help-&gt;Help Contents</text:p>
              <text:p>Select Statechart Tools User Guide</text:p>
            </table:change-track-table-cell>
          </table:previous>
        </table:cell-content-change>
        <table:cell-content-change table:id="ct283">
          <table:cell-address table:column="3" table:row="16" table:table="4"/>
          <office:change-info>
            <dc:creator>Rainer Klute</dc:creator>
            <dc:date>2016-04-04T11:47:59.150177829</dc:date>
          </office:change-info>
          <table:previous>
            <table:change-track-table-cell office:value-type="string">
              <text:p>Click on Help-&gt;Welcome</text:p>
            </table:change-track-table-cell>
          </table:previous>
        </table:cell-content-change>
        <table:cell-content-change table:id="ct284">
          <table:cell-address table:column="3" table:row="17" table:table="4"/>
          <office:change-info>
            <dc:creator>Rainer Klute</dc:creator>
            <dc:date>2016-04-04T11:47:59.150186735</dc:date>
          </office:change-info>
          <table:previous>
            <table:change-track-table-cell office:value-type="string">
              <text:p>Click on each link.</text:p>
            </table:change-track-table-cell>
          </table:previous>
        </table:cell-content-change>
        <table:cell-content-change table:id="ct285">
          <table:cell-address table:column="4" table:row="15" table:table="4"/>
          <office:change-info>
            <dc:creator>Rainer Klute</dc:creator>
            <dc:date>2016-04-04T11:47:59.150198707</dc:date>
          </office:change-info>
          <table:previous>
            <table:change-track-table-cell office:value-type="string">
              <text:p>Check if YAKINDU help contains list of contents</text:p>
            </table:change-track-table-cell>
          </table:previous>
        </table:cell-content-change>
        <table:cell-content-change table:id="ct286">
          <table:cell-address table:column="4" table:row="16" table:table="4"/>
          <office:change-info>
            <dc:creator>Rainer Klute</dc:creator>
            <dc:date>2016-04-04T11:47:59.150213942</dc:date>
          </office:change-info>
          <table:previous>
            <table:change-track-table-cell office:value-type="string">
              <text:p>Check whether YAKINDU Statechart Tools welcome page is shown.</text:p>
            </table:change-track-table-cell>
          </table:previous>
        </table:cell-content-change>
        <table:cell-content-change table:id="ct287">
          <table:cell-address table:column="2" table:row="15" table:table="5"/>
          <office:change-info>
            <dc:creator>Rainer Klute</dc:creator>
            <dc:date>2016-04-04T13:00:30.358995568</dc:date>
          </office:change-info>
          <table:previous>
            <table:change-track-table-cell office:value-type="string">
              <text:p>checkout ExpressionError01.sct from svn repository</text:p>
            </table:change-track-table-cell>
          </table:previous>
        </table:cell-content-change>
        <table:cell-content-change table:id="ct288">
          <table:cell-address table:column="2" table:row="16" table:table="5"/>
          <office:change-info>
            <dc:creator>Rainer Klute</dc:creator>
            <dc:date>2016-04-04T13:00:30.359021625</dc:date>
          </office:change-info>
          <table:previous>
            <table:change-track-table-cell office:value-type="string">
              <text:p>checkout ExpressionError03.sct from svn repository</text:p>
            </table:change-track-table-cell>
          </table:previous>
        </table:cell-content-change>
        <table:cell-content-change table:id="ct289">
          <table:cell-address table:column="2" table:row="17" table:table="5"/>
          <office:change-info>
            <dc:creator>Rainer Klute</dc:creator>
            <dc:date>2016-04-04T13:00:30.359024300</dc:date>
          </office:change-info>
          <table:previous>
            <table:change-track-table-cell office:value-type="string">
              <text:p>checkout ExpressionError04.sct from svn repository</text:p>
            </table:change-track-table-cell>
          </table:previous>
        </table:cell-content-change>
        <table:cell-content-change table:id="ct290">
          <table:cell-address table:column="2" table:row="18" table:table="5"/>
          <office:change-info>
            <dc:creator>Rainer Klute</dc:creator>
            <dc:date>2016-04-04T13:00:30.359026625</dc:date>
          </office:change-info>
          <table:previous>
            <table:change-track-table-cell office:value-type="string">
              <text:p>checkout ExpressionError05.sct from svn repository</text:p>
            </table:change-track-table-cell>
          </table:previous>
        </table:cell-content-change>
        <table:cell-content-change table:id="ct291">
          <table:cell-address table:column="2" table:row="19" table:table="5"/>
          <office:change-info>
            <dc:creator>Rainer Klute</dc:creator>
            <dc:date>2016-04-04T13:00:30.359029009</dc:date>
          </office:change-info>
          <table:previous>
            <table:change-track-table-cell office:value-type="string">
              <text:p>checkout StatechartError01.sct from svn repository</text:p>
            </table:change-track-table-cell>
          </table:previous>
        </table:cell-content-change>
        <table:cell-content-change table:id="ct292">
          <table:cell-address table:column="2" table:row="20" table:table="5"/>
          <office:change-info>
            <dc:creator>Rainer Klute</dc:creator>
            <dc:date>2016-04-04T13:00:30.359031397</dc:date>
          </office:change-info>
          <table:previous>
            <table:change-track-table-cell office:value-type="string">
              <text:p>checkout StatechartError02.sct from svn repository</text:p>
            </table:change-track-table-cell>
          </table:previous>
        </table:cell-content-change>
        <table:cell-content-change table:id="ct293">
          <table:cell-address table:column="2" table:row="21" table:table="5"/>
          <office:change-info>
            <dc:creator>Rainer Klute</dc:creator>
            <dc:date>2016-04-04T13:00:30.359040080</dc:date>
          </office:change-info>
          <table:previous>
            <table:change-track-table-cell office:value-type="string">
              <text:p>checkout StatechartError03.sct from svn repository</text:p>
            </table:change-track-table-cell>
          </table:previous>
        </table:cell-content-change>
        <table:cell-content-change table:id="ct294">
          <table:cell-address table:column="2" table:row="23" table:table="5"/>
          <office:change-info>
            <dc:creator>Rainer Klute</dc:creator>
            <dc:date>2016-04-04T13:00:30.359042877</dc:date>
          </office:change-info>
          <table:previous>
            <table:change-track-table-cell office:value-type="string">
              <text:p>checkout StatechartError05.sct from svn repository</text:p>
            </table:change-track-table-cell>
          </table:previous>
        </table:cell-content-change>
        <table:cell-content-change table:id="ct295">
          <table:cell-address table:column="4" table:row="15" table:table="5"/>
          <office:change-info>
            <dc:creator>Rainer Klute</dc:creator>
            <dc:date>2016-04-04T13:00:30.359080028</dc:date>
          </office:change-info>
          <table:previous>
            <table:change-track-table-cell office:value-type="string">
              <text:p>There should be four error markers with error message:</text:p>
              <text:p/>
              <text:p>"entry, exit, events are allowed as local reactions only."</text:p>
            </table:change-track-table-cell>
          </table:previous>
        </table:cell-content-change>
        <table:cell-content-change table:id="ct296">
          <table:cell-address table:column="4" table:row="16" table:table="5"/>
          <office:change-info>
            <dc:creator>Rainer Klute</dc:creator>
            <dc:date>2016-04-04T13:00:30.359125790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In/Out declarations are not allowed in internal scope."</text:p>
            </table:change-track-table-cell>
          </table:previous>
        </table:cell-content-change>
        <table:cell-content-change table:id="ct297">
          <table:cell-address table:column="4" table:row="17" table:table="5"/>
          <office:change-info>
            <dc:creator>Rainer Klute</dc:creator>
            <dc:date>2016-04-04T13:00:30.359166483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Local declarations are not allowed in interface scope."</text:p>
            </table:change-track-table-cell>
          </table:previous>
        </table:cell-content-change>
        <table:cell-content-change table:id="ct298">
          <table:cell-address table:column="4" table:row="18" table:table="5"/>
          <office:change-info>
            <dc:creator>Rainer Klute</dc:creator>
            <dc:date>2016-04-04T13:00:30.359206860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Only one default/unnamed interface is allowed"</text:p>
            </table:change-track-table-cell>
          </table:previous>
        </table:cell-content-change>
        <table:cell-content-change table:id="ct299">
          <table:cell-address table:column="4" table:row="19" table:table="5"/>
          <office:change-info>
            <dc:creator>Rainer Klute</dc:creator>
            <dc:date>2016-04-04T13:00:30.359246853</dc:date>
          </office:change-info>
          <table:previous>
            <table:change-track-table-cell office:value-type="string">
              <text:p>There should be an error marker on the state with error message:</text:p>
              <text:p/>
              <text:p>"A state must have a name"</text:p>
            </table:change-track-table-cell>
          </table:previous>
        </table:cell-content-change>
        <table:cell-content-change table:id="ct300">
          <table:cell-address table:column="4" table:row="20" table:table="5"/>
          <office:change-info>
            <dc:creator>Rainer Klute</dc:creator>
            <dc:date>2016-04-04T13:00:30.359284916</dc:date>
          </office:change-info>
          <table:previous>
            <table:change-track-table-cell office:value-type="string">
              <text:p>There should be an error marker on the transition with error message:</text:p>
              <text:p/>
              <text:p>"Outgoing Transitions from Entries can not have a Trigger or Guard"</text:p>
            </table:change-track-table-cell>
          </table:previous>
        </table:cell-content-change>
        <table:cell-content-change table:id="ct301">
          <table:cell-address table:column="4" table:row="21" table:table="5"/>
          <office:change-info>
            <dc:creator>Rainer Klute</dc:creator>
            <dc:date>2016-04-04T13:00:30.359325397</dc:date>
          </office:change-info>
          <table:previous>
            <table:change-track-table-cell office:value-type="string">
              <text:p>There should be an error marker on the states with error message:</text:p>
              <text:p/>
              <text:p>"Duplicate SpecificationElement 'A' in Region 'main region'"</text:p>
            </table:change-track-table-cell>
          </table:previous>
        </table:cell-content-change>
        <table:cell-content-change table:id="ct302">
          <table:cell-address table:column="4" table:row="22" table:table="5"/>
          <office:change-info>
            <dc:creator>Rainer Klute</dc:creator>
            <dc:date>2016-04-04T13:00:30.359364948</dc:date>
          </office:change-info>
          <table:previous>
            <table:change-track-table-cell office:value-type="string">
              <text:p>There should be an error marker on state 'B' with error message:</text:p>
              <text:p/>
              <text:p>"Node is not reachable"</text:p>
            </table:change-track-table-cell>
          </table:previous>
        </table:cell-content-change>
        <table:cell-content-change table:id="ct303">
          <table:cell-address table:column="4" table:row="23" table:table="5"/>
          <office:change-info>
            <dc:creator>Rainer Klute</dc:creator>
            <dc:date>2016-04-04T13:00:30.359403702</dc:date>
          </office:change-info>
          <table:previous>
            <table:change-track-table-cell office:value-type="string">
              <text:p>There should be an error marker on Entry with error message:</text:p>
              <text:p/>
              <text:p>"Entries must not have more than one outgoing transition'"</text:p>
            </table:change-track-table-cell>
          </table:previous>
        </table:cell-content-change>
        <table:cell-content-change table:id="ct304">
          <table:cell-address table:column="4" table:row="24" table:table="5"/>
          <office:change-info>
            <dc:creator>Rainer Klute</dc:creator>
            <dc:date>2016-04-04T13:00:30.359460801</dc:date>
          </office:change-info>
          <table:previous>
            <table:change-track-table-cell office:value-type="string">
              <text:p>There should be an error marker on Choice with error message:</text:p>
              <text:p/>
              <text:p>"Choices must have at least one outgoing transition'"</text:p>
              <text:p>There should be a warning maker on Choice with warning message:</text:p>
              <text:p>“Transisition is never taken. Use 'oncycle' or 'always' instead”</text:p>
            </table:change-track-table-cell>
          </table:previous>
        </table:cell-content-change>
        <table:cell-content-change table:id="ct305">
          <table:cell-address table:column="1" table:row="17" table:table="6"/>
          <office:change-info>
            <dc:creator>Rainer Klute</dc:creator>
            <dc:date>2016-04-04T14:15:19.328923077</dc:date>
          </office:change-info>
          <table:previous>
            <table:change-track-table-cell office:value-type="string">
              <text:p>Test State Proposals</text:p>
            </table:change-track-table-cell>
          </table:previous>
        </table:cell-content-change>
        <table:cell-content-change table:id="ct306">
          <table:cell-address table:column="1" table:row="18" table:table="6"/>
          <office:change-info>
            <dc:creator>Rainer Klute</dc:creator>
            <dc:date>2016-04-04T14:15:19.328947792</dc:date>
          </office:change-info>
          <table:previous>
            <table:change-track-table-cell office:value-type="string">
              <text:p>Test Connection Proposals</text:p>
            </table:change-track-table-cell>
          </table:previous>
        </table:cell-content-change>
        <table:cell-content-change table:id="ct307">
          <table:cell-address table:column="1" table:row="19" table:table="6"/>
          <office:change-info>
            <dc:creator>Rainer Klute</dc:creator>
            <dc:date>2016-04-04T14:15:19.328950573</dc:date>
          </office:change-info>
          <table:previous>
            <table:change-track-table-cell office:value-type="string">
              <text:p>Test Connection Proposals</text:p>
            </table:change-track-table-cell>
          </table:previous>
        </table:cell-content-change>
        <table:cell-content-change table:id="ct308">
          <table:cell-address table:column="2" table:row="15" table:table="6"/>
          <office:change-info>
            <dc:creator>Rainer Klute</dc:creator>
            <dc:date>2016-04-04T14:15:19.328953568</dc:date>
          </office:change-info>
          <table:previous>
            <table:change-track-table-cell office:value-type="string">
              <text:p>T1.2</text:p>
            </table:change-track-table-cell>
          </table:previous>
        </table:cell-content-change>
        <table:cell-content-change table:id="ct309">
          <table:cell-address table:column="2" table:row="17" table:table="6"/>
          <office:change-info>
            <dc:creator>Rainer Klute</dc:creator>
            <dc:date>2016-04-04T14:15:19.328956484</dc:date>
          </office:change-info>
          <table:previous>
            <table:change-track-table-cell office:value-type="string">
              <text:p>T6.2</text:p>
            </table:change-track-table-cell>
          </table:previous>
        </table:cell-content-change>
        <table:cell-content-change table:id="ct310">
          <table:cell-address table:column="3" table:row="15" table:table="6"/>
          <office:change-info>
            <dc:creator>Rainer Klute</dc:creator>
            <dc:date>2016-04-04T14:15:19.329047140</dc:date>
          </office:change-info>
          <table:previous>
            <table:change-track-table-cell office:value-type="string">
              <text:p>Extend the Statechart specification:</text:p>
              <text:p/>
              <text:p>namespace Staircase</text:p>
              <text:p>internal:</text:p>
              <text:p>var light : boolean</text:p>
              <text:p/>
              <text:p>interface A:</text:p>
              <text:p>in event keypress</text:p>
              <text:p/>
              <text:p>interface B:</text:p>
              <text:p>in event keypress</text:p>
              <text:p/>
              <text:p>Select transition with <text:span text:style-name="T10">keypress</text:span> trigger</text:p>
              <text:p>Enter an A. before <text:span text:style-name="T10">keypress</text:span> to qualify the event</text:p>
            </table:change-track-table-cell>
          </table:previous>
        </table:cell-content-change>
        <table:cell-content-change table:id="ct311">
          <table:cell-address table:column="3" table:row="16" table:table="6"/>
          <office:change-info>
            <dc:creator>Rainer Klute</dc:creator>
            <dc:date>2016-04-04T14:15:19.329212703</dc:date>
          </office:change-info>
          <table:previous>
            <table:change-track-table-cell office:value-type="string">
              <text:p>Create a new statechart and name it <text:span text:style-name="T10">OtherStatechart</text:span></text:p>
              <text:p>Set a name to the state created by the wizard to solve the error</text:p>
              <text:p>Extend the statechart specification:</text:p>
              <text:p/>
              <text:p>namespace OtherStatechart</text:p>
              <text:p>interface A:</text:p>
              <text:p>out event e1</text:p>
              <text:p>in event e2</text:p>
              <text:p/>
              <text:p>interface B:</text:p>
              <text:p>out event e1</text:p>
              <text:p>in event e2</text:p>
            </table:change-track-table-cell>
          </table:previous>
        </table:cell-content-change>
        <table:cell-content-change table:id="ct312">
          <table:cell-address table:column="3" table:row="17" table:table="6"/>
          <office:change-info>
            <dc:creator>Rainer Klute</dc:creator>
            <dc:date>2016-04-04T14:15:19.329339675</dc:date>
          </office:change-info>
          <table:previous>
            <table:change-track-table-cell office:value-type="string">
              <text:p>Open statechart <text:span text:style-name="T10">Staircase.sct</text:span></text:p>
              <text:p>Select state LightOff</text:p>
              <text:p>Open properties view</text:p>
              <text:p>Place the cursor before the expression in the state specification and press CTRL+Space</text:p>
            </table:change-track-table-cell>
          </table:previous>
        </table:cell-content-change>
        <table:cell-content-change table:id="ct313">
          <table:cell-address table:column="3" table:row="18" table:table="6"/>
          <office:change-info>
            <dc:creator>Rainer Klute</dc:creator>
            <dc:date>2016-04-04T14:15:19.329388157</dc:date>
          </office:change-info>
          <table:previous>
            <table:change-track-table-cell office:value-type="string">
              <text:p>Select transition with trigger <text:span text:style-name="T10">A.keypress</text:span> Open properties view</text:p>
              <text:p>Move cursor before <text:span text:style-name="T10">A.keypress</text:span> and press CTRL-Space</text:p>
            </table:change-track-table-cell>
          </table:previous>
        </table:cell-content-change>
        <table:cell-content-change table:id="ct314">
          <table:cell-address table:column="3" table:row="19" table:table="6"/>
          <office:change-info>
            <dc:creator>Rainer Klute</dc:creator>
            <dc:date>2016-04-04T14:15:19.329426913</dc:date>
          </office:change-info>
          <table:previous>
            <table:change-track-table-cell office:value-type="string">
              <text:p><text:span text:style-name="T32">Move cursor after </text:span><text:span text:style-name="T33">A.keypress</text:span><text:span text:style-name="T32"> and press CTRL-Space</text:span></text:p>
            </table:change-track-table-cell>
          </table:previous>
        </table:cell-content-change>
        <table:cell-content-change table:id="ct315">
          <table:cell-address table:column="4" table:row="15" table:table="6"/>
          <office:change-info>
            <dc:creator>Rainer Klute</dc:creator>
            <dc:date>2016-04-04T14:15:19.329445013</dc:date>
          </office:change-info>
          <table:previous>
            <table:change-track-table-cell office:value-type="string">
              <text:p>Qualified events as transition trigger</text:p>
            </table:change-track-table-cell>
          </table:previous>
        </table:cell-content-change>
        <table:cell-content-change table:id="ct316">
          <table:cell-address table:column="4" table:row="16" table:table="6"/>
          <office:change-info>
            <dc:creator>Rainer Klute</dc:creator>
            <dc:date>2016-04-04T14:15:19.329448034</dc:date>
          </office:change-info>
          <table:previous table:id="ct213">
            <table:change-track-table-cell office:value-type="string">
              <text:p>A new statechart OtherStatechart with two interfaces created</text:p>
            </table:change-track-table-cell>
          </table:previous>
        </table:cell-content-change>
        <table:cell-content-change table:id="ct317">
          <table:cell-address table:column="4" table:row="17" table:table="6"/>
          <office:change-info>
            <dc:creator>Rainer Klute</dc:creator>
            <dc:date>2016-04-04T14:15:19.329510263</dc:date>
          </office:change-info>
          <table:previous>
            <table:change-track-table-cell office:value-type="string">
              <text:p>Only following proposals should be displayed:</text:p>
              <text:p>- A</text:p>
              <text:p>- B</text:p>
              <text:p>- light</text:p>
              <text:p>- [</text:p>
              <text:p>- after</text:p>
              <text:p>- always</text:p>
              <text:p>- entry</text:p>
              <text:p>- every</text:p>
              <text:p>- exit</text:p>
              <text:p>- oncycle</text:p>
            </table:change-track-table-cell>
          </table:previous>
        </table:cell-content-change>
        <table:cell-content-change table:id="ct318">
          <table:cell-address table:column="4" table:row="18" table:table="6"/>
          <office:change-info>
            <dc:creator>Rainer Klute</dc:creator>
            <dc:date>2016-04-04T14:15:19.329667612</dc:date>
          </office:change-info>
          <table:previous>
            <table:change-track-table-cell office:value-type="string">
              <text:p>Only following proposals should be displayed:</text:p>
              <text:p>- A</text:p>
              <text:p>- B</text:p>
              <text:p>- /</text:p>
              <text:p>- #</text:p>
              <text:p>- [</text:p>
              <text:p>- after</text:p>
              <text:p>- always</text:p>
              <text:p>- default</text:p>
              <text:p>- else</text:p>
              <text:p>- every</text:p>
              <text:p>- oncycle</text:p>
            </table:change-track-table-cell>
          </table:previous>
        </table:cell-content-change>
        <table:cell-content-change table:id="ct319">
          <table:cell-address table:column="2" table:row="15" table:table="7"/>
          <office:change-info>
            <dc:creator>Rainer Klute</dc:creator>
            <dc:date>2016-04-04T14:39:52.731451160</dc:date>
          </office:change-info>
          <table:previous>
            <table:change-track-table-cell office:value-type="string">
              <text:p>T2.6</text:p>
              <text:p>Xpand (via Install Modeling Components)</text:p>
            </table:change-track-table-cell>
          </table:previous>
        </table:cell-content-change>
        <table:cell-content-change table:id="ct320">
          <table:cell-address table:column="2" table:row="16" table:table="7"/>
          <office:change-info>
            <dc:creator>Rainer Klute</dc:creator>
            <dc:date>2016-04-04T14:39:52.731509191</dc:date>
          </office:change-info>
          <table:previous>
            <table:change-track-table-cell office:value-type="string">
              <text:p>T2.6</text:p>
              <text:p>Xtext (via Install Modeling Components)</text:p>
            </table:change-track-table-cell>
          </table:previous>
        </table:cell-content-change>
        <table:cell-content-change table:id="ct321">
          <table:cell-address table:column="4" table:row="15" table:table="7"/>
          <office:change-info>
            <dc:creator>Rainer Klute</dc:creator>
            <dc:date>2016-04-04T14:39:52.731690605</dc:date>
          </office:change-info>
          <table:previous>
            <table:change-track-table-cell office:value-type="string">
              <text:p>Project TestProject.generator.xpand created in workspace</text:p>
              <text:p/>
            </table:change-track-table-cell>
          </table:previous>
        </table:cell-content-change>
        <table:cell-content-change table:id="ct322">
          <table:cell-address table:column="4" table:row="16" table:table="7"/>
          <office:change-info>
            <dc:creator>Rainer Klute</dc:creator>
            <dc:date>2016-04-04T14:39:52.731721194</dc:date>
          </office:change-info>
          <table:previous>
            <table:change-track-table-cell office:value-type="string">
              <text:p>TestProject.generator.xtend created in workspace</text:p>
              <text:p/>
            </table:change-track-table-cell>
          </table:previous>
        </table:cell-content-change>
        <table:cell-content-change table:id="ct323">
          <table:cell-address table:column="1" table:row="30" table:table="8"/>
          <office:change-info>
            <dc:creator>Rainer Klute</dc:creator>
            <dc:date>2016-04-04T17:14:03.054782021</dc:date>
          </office:change-info>
          <table:previous>
            <table:change-track-table-cell office:value-type="string">
              <text:p>add Project to buildpath</text:p>
            </table:change-track-table-cell>
          </table:previous>
        </table:cell-content-change>
        <table:cell-content-change table:id="ct324">
          <table:cell-address table:column="2" table:row="15" table:table="8"/>
          <office:change-info>
            <dc:creator>Rainer Klute</dc:creator>
            <dc:date>2016-04-04T17:14:03.05481321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5">
          <table:cell-address table:column="2" table:row="25" table:table="8"/>
          <office:change-info>
            <dc:creator>Rainer Klute</dc:creator>
            <dc:date>2016-04-04T17:14:03.054819534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6">
          <table:cell-address table:column="2" table:row="27" table:table="8"/>
          <office:change-info>
            <dc:creator>Rainer Klute</dc:creator>
            <dc:date>2016-04-04T17:14:03.054822490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7">
          <table:cell-address table:column="3" table:row="15" table:table="8"/>
          <office:change-info>
            <dc:creator>Rainer Klute</dc:creator>
            <dc:date>2016-04-04T17:14:03.054918571</dc:date>
          </office:change-info>
          <table:previous table:id="ct214">
            <table:change-track-table-cell office:value-type="string">
              <text:p>Select <text:span text:style-name="T34">TestProject</text:span> in Package Explorer</text:p>
              <text:p>Select <text:span text:style-name="T34">File-&gt;New-&gt;Other</text:span> (CTRL+N) from the menu</text:p>
              <text:p>Select <text:span text:style-name="T34">Yakindu-&gt;Code Generator Model</text:span></text:p>
              <text:p>Click on <text:span text:style-name="T34">Next</text:span> button</text:p>
              <text:p>Set the name to S<text:span text:style-name="T35">taircaseJava.sgen</text:span></text:p>
              <text:p>Click on <text:span text:style-name="T34">Next</text:span> button</text:p>
              <text:p>Select <text:span text:style-name="T34">YAKINDU SCT Java Code Generator</text:span> and check <text:span text:style-name="T34">Staircase.sct</text:span></text:p>
              <text:p>Click on <text:span text:style-name="T34">Finish</text:span> button</text:p>
            </table:change-track-table-cell>
          </table:previous>
        </table:cell-content-change>
        <table:cell-content-change table:id="ct328">
          <table:cell-address table:column="3" table:row="16" table:table="8"/>
          <office:change-info>
            <dc:creator>Rainer Klute</dc:creator>
            <dc:date>2016-04-04T17:14:03.055128787</dc:date>
          </office:change-info>
          <table:previous>
            <table:change-track-table-cell office:value-type="string">
              <text:p>Open file <text:span text:style-name="T10">StaircaseJava.sgen</text:span></text:p>
              <text:p>Change targetFolder to <text:span text:style-name="T10">src-gen-java</text:span></text:p>
            </table:change-track-table-cell>
          </table:previous>
        </table:cell-content-change>
        <table:cell-content-change table:id="ct329">
          <table:cell-address table:column="3" table:row="17" table:table="8"/>
          <office:change-info>
            <dc:creator>Rainer Klute</dc:creator>
            <dc:date>2016-04-04T17:14:03.055167099</dc:date>
          </office:change-info>
          <table:previous>
            <table:change-track-table-cell office:value-type="string">
              <text:p>Click on feature 'Outlet'</text:p>
            </table:change-track-table-cell>
          </table:previous>
        </table:cell-content-change>
        <table:cell-content-change table:id="ct330">
          <table:cell-address table:column="3" table:row="18" table:table="8"/>
          <office:change-info>
            <dc:creator>Rainer Klute</dc:creator>
            <dc:date>2016-04-04T17:14:03.055205799</dc:date>
          </office:change-info>
          <table:previous>
            <table:change-track-table-cell office:value-type="string">
              <text:p>Add feature 'Debug' to sgen file</text:p>
              <text:p>Click on feature 'Debug'</text:p>
            </table:change-track-table-cell>
          </table:previous>
        </table:cell-content-change>
        <table:cell-content-change table:id="ct331">
          <table:cell-address table:column="3" table:row="19" table:table="8"/>
          <office:change-info>
            <dc:creator>Rainer Klute</dc:creator>
            <dc:date>2016-04-04T17:14:03.055278490</dc:date>
          </office:change-info>
          <table:previous>
            <table:change-track-table-cell office:value-type="string">
              <text:p>Add feature 'FunctionInlining' to sgen file</text:p>
              <text:p>Click on feature 'FunctionInlining'</text:p>
            </table:change-track-table-cell>
          </table:previous>
        </table:cell-content-change>
        <table:cell-content-change table:id="ct332">
          <table:cell-address table:column="3" table:row="20" table:table="8"/>
          <office:change-info>
            <dc:creator>Rainer Klute</dc:creator>
            <dc:date>2016-04-04T17:14:03.055334306</dc:date>
          </office:change-info>
          <table:previous>
            <table:change-track-table-cell office:value-type="string">
              <text:p>Add feature 'GeneralFeatures' to sgen file</text:p>
              <text:p>Click on feature 'GeneralFeatures'</text:p>
            </table:change-track-table-cell>
          </table:previous>
        </table:cell-content-change>
        <table:cell-content-change table:id="ct333">
          <table:cell-address table:column="3" table:row="21" table:table="8"/>
          <office:change-info>
            <dc:creator>Rainer Klute</dc:creator>
            <dc:date>2016-04-04T17:14:03.055392772</dc:date>
          </office:change-info>
          <table:previous>
            <table:change-track-table-cell office:value-type="string">
              <text:p>Add feature 'LicenseHeader' to sgen file</text:p>
              <text:p>Click on feature 'LicenseHeader'</text:p>
            </table:change-track-table-cell>
          </table:previous>
        </table:cell-content-change>
        <table:cell-content-change table:id="ct334">
          <table:cell-address table:column="3" table:row="22" table:table="8"/>
          <office:change-info>
            <dc:creator>Rainer Klute</dc:creator>
            <dc:date>2016-04-04T17:14:03.055463518</dc:date>
          </office:change-info>
          <table:previous>
            <table:change-track-table-cell office:value-type="string">
              <text:p>Add feature 'Naming' to sgen file</text:p>
              <text:p>Click on feature 'Naming'</text:p>
            </table:change-track-table-cell>
          </table:previous>
        </table:cell-content-change>
        <table:cell-content-change table:id="ct335">
          <table:cell-address table:column="3" table:row="23" table:table="8"/>
          <office:change-info>
            <dc:creator>Rainer Klute</dc:creator>
            <dc:date>2016-04-04T17:14:03.055530679</dc:date>
          </office:change-info>
          <table:previous>
            <table:change-track-table-cell office:value-type="string">
              <text:p>Add feature 'RunnableWrapper' to sgen file</text:p>
              <text:p>Click on feature 'RunnableWrapper'</text:p>
            </table:change-track-table-cell>
          </table:previous>
        </table:cell-content-change>
        <table:cell-content-change table:id="ct336">
          <table:cell-address table:column="3" table:row="25" table:table="8"/>
          <office:change-info>
            <dc:creator>Rainer Klute</dc:creator>
            <dc:date>2016-04-04T17:14:03.055665728</dc:date>
          </office:change-info>
          <table:previous table:id="ct215">
            <table:change-track-table-cell office:value-type="string">
              <text:p>Select <text:span text:style-name="T34">TestProject</text:span> in Package Explorer</text:p>
              <text:p>Select <text:span text:style-name="T34">File-&gt;New-&gt;Other</text:span> (CTRL+N) from the menu</text:p>
              <text:p>Select <text:span text:style-name="T34">Yakindu-&gt;Code Generator Model</text:span></text:p>
              <text:p>Click on <text:span text:style-name="T34">Next</text:span> button</text:p>
              <text:p>Set the name to S<text:span text:style-name="T35">taircaseC.sgen</text:span></text:p>
              <text:p>Click on <text:span text:style-name="T34">Next</text:span> button</text:p>
              <text:p>Select <text:span text:style-name="T34">YAKINDU SCT C Code Generator</text:span> and check <text:span text:style-name="T34">Staircase.sct</text:span></text:p>
              <text:p>Click on <text:span text:style-name="T34">Finish</text:span> button</text:p>
            </table:change-track-table-cell>
          </table:previous>
        </table:cell-content-change>
        <table:cell-content-change table:id="ct337">
          <table:cell-address table:column="3" table:row="26" table:table="8"/>
          <office:change-info>
            <dc:creator>Rainer Klute</dc:creator>
            <dc:date>2016-04-04T17:14:03.055817545</dc:date>
          </office:change-info>
          <table:previous>
            <table:change-track-table-cell office:value-type="string">
              <text:p>Open file <text:span text:style-name="T10">StaircaseC.sgen</text:span></text:p>
              <text:p>Change targetFolder to <text:span text:style-name="T10">src-gen-c</text:span></text:p>
              <text:p><text:span text:style-name="T15">Save the file</text:span></text:p>
            </table:change-track-table-cell>
          </table:previous>
        </table:cell-content-change>
        <table:cell-content-change table:id="ct338">
          <table:cell-address table:column="3" table:row="27" table:table="8"/>
          <office:change-info>
            <dc:creator>Rainer Klute</dc:creator>
            <dc:date>2016-04-04T17:14:03.055931236</dc:date>
          </office:change-info>
          <table:previous table:id="ct216">
            <table:change-track-table-cell office:value-type="string">
              <text:p>Select <text:span text:style-name="T34">TestProject</text:span> in Package Explorer</text:p>
              <text:p>Select <text:span text:style-name="T34">File-&gt;New-&gt;Other</text:span> (CTRL+N) from the menu</text:p>
              <text:p>Select <text:span text:style-name="T34">Yakindu-&gt;YAKINDU Statechart Generator Model</text:span></text:p>
              <text:p>Click on <text:span text:style-name="T34">Next</text:span> button</text:p>
              <text:p>Set the name to S<text:span text:style-name="T35">taircaseC++.sgen</text:span></text:p>
              <text:p>Click on <text:span text:style-name="T34">Next</text:span> button</text:p>
              <text:p>Select <text:span text:style-name="T34">YAKINDU SCT C++ Code Generator</text:span> and check <text:span text:style-name="T34">Staircase.sct</text:span></text:p>
              <text:p>Click on <text:span text:style-name="T34">Finish</text:span> button</text:p>
            </table:change-track-table-cell>
          </table:previous>
        </table:cell-content-change>
        <table:cell-content-change table:id="ct339">
          <table:cell-address table:column="3" table:row="28" table:table="8"/>
          <office:change-info>
            <dc:creator>Rainer Klute</dc:creator>
            <dc:date>2016-04-04T17:14:03.056126498</dc:date>
          </office:change-info>
          <table:previous>
            <table:change-track-table-cell office:value-type="string">
              <text:p>Open file <text:span text:style-name="T10">StaircaseC++.sgen</text:span></text:p>
              <text:p>Change targetFolder to <text:span text:style-name="T10">src-gen-cpp</text:span></text:p>
              <text:p><text:span text:style-name="T15">Save the file</text:span></text:p>
            </table:change-track-table-cell>
          </table:previous>
        </table:cell-content-change>
        <table:cell-content-change table:id="ct340">
          <table:cell-address table:column="3" table:row="29" table:table="8"/>
          <office:change-info>
            <dc:creator>Rainer Klute</dc:creator>
            <dc:date>2016-04-04T17:14:03.056252233</dc:date>
          </office:change-info>
          <table:previous table:id="ct217">
            <table:change-track-table-cell office:value-type="string">
              <text:p>Select <text:span text:style-name="T34">TestProject</text:span> in Package Explorer</text:p>
              <text:p>Select <text:span text:style-name="T34">File-&gt;New-&gt;Other</text:span> (CTRL+N) from the menu</text:p>
              <text:p>Select <text:span text:style-name="T34">Yakindu-&gt;Code Generator Model</text:span></text:p>
              <text:p>Click on <text:span text:style-name="T34">Next</text:span> button</text:p>
              <text:p>Set the name to S<text:span text:style-name="T35">taircaseXpand.sgen</text:span></text:p>
              <text:p>Click on <text:span text:style-name="T34">Next</text:span> button</text:p>
              <text:p>Select <text:span text:style-name="T34">Custom Xpand-based Generator</text:span> and check <text:span text:style-name="T34">Staircase.sct</text:span></text:p>
              <text:p>Click on <text:span text:style-name="T34">Finish</text:span> button</text:p>
            </table:change-track-table-cell>
          </table:previous>
        </table:cell-content-change>
        <table:cell-content-change table:id="ct341">
          <table:cell-address table:column="3" table:row="30" table:table="8"/>
          <office:change-info>
            <dc:creator>Rainer Klute</dc:creator>
            <dc:date>2016-04-04T17:14:03.056470046</dc:date>
          </office:change-info>
          <table:previous>
            <table:change-track-table-cell office:value-type="string">
              <text:p>Open the properties of the Project TestProject(rightclick -&gt; Properties or Alt+Enter)</text:p>
              <text:p>Select “Java Build Path”</text:p>
              <text:p>Select the reiter “Projects”</text:p>
              <text:p>Click on “Add...”</text:p>
              <text:p>Add “<text:span text:style-name="T10">TestProject.generator.xpand”</text:span></text:p>
            </table:change-track-table-cell>
          </table:previous>
        </table:cell-content-change>
        <table:cell-content-change table:id="ct342">
          <table:cell-address table:column="3" table:row="31" table:table="8"/>
          <office:change-info>
            <dc:creator>Rainer Klute</dc:creator>
            <dc:date>2016-04-04T17:14:03.056558919</dc:date>
          </office:change-info>
          <table:previous>
            <table:change-track-table-cell office:value-type="string">
              <text:p>Open file <text:span text:style-name="T10">StaircaseXpand.sgen and set following features:</text:span></text:p>
              <text:p>- targetFolder = "src-gen-xpand"</text:p>
              <text:p><text:span text:style-name="T15">- templateProject = "TestProject.generator.xpand"</text:span></text:p>
              <text:p><text:span text:style-name="T15">- templatePath = "testproject::generator::xpand::TextGenerator::main"</text:span></text:p>
              <text:p><text:span text:style-name="T15">Save the file</text:span></text:p>
            </table:change-track-table-cell>
          </table:previous>
        </table:cell-content-change>
        <table:cell-content-change table:id="ct343">
          <table:cell-address table:column="3" table:row="32" table:table="8"/>
          <office:change-info>
            <dc:creator>Rainer Klute</dc:creator>
            <dc:date>2016-04-04T17:14:03.056715660</dc:date>
          </office:change-info>
          <table:previous table:id="ct218">
            <table:change-track-table-cell office:value-type="string">
              <text:p>Select <text:span text:style-name="T34">TestProject</text:span> in Package Explorer</text:p>
              <text:p>Select <text:span text:style-name="T34">File-&gt;New-&gt;Other</text:span> (CTRL+N) from the menu</text:p>
              <text:p>Select <text:span text:style-name="T34">Yakindu-&gt;Code Generator Model</text:span></text:p>
              <text:p>Click on <text:span text:style-name="T34">Next</text:span> button</text:p>
              <text:p>Set the name to S<text:span text:style-name="T35">taircaseXtend.sgen</text:span></text:p>
              <text:p>Click on <text:span text:style-name="T34">Next</text:span> button</text:p>
              <text:p>Select <text:span text:style-name="T34">Custom Xtend2/Java-based Generator</text:span></text:p>
              <text:p>Check <text:span text:style-name="T34">Staircase.sct </text:span><text:span text:style-name="T36">file</text:span></text:p>
              <text:p>Click on <text:span text:style-name="T34">Finish</text:span> button</text:p>
            </table:change-track-table-cell>
          </table:previous>
        </table:cell-content-change>
        <table:cell-content-change table:id="ct344">
          <table:cell-address table:column="3" table:row="33" table:table="8"/>
          <office:change-info>
            <dc:creator>Rainer Klute</dc:creator>
            <dc:date>2016-04-04T17:14:03.056879862</dc:date>
          </office:change-info>
          <table:previous>
            <table:change-track-table-cell office:value-type="string">
              <text:p><text:span text:style-name="T37">Open the properties of the Project TestProject(rightclick -&gt; Properties or Alt+Enter)</text:span></text:p>
              <text:p><text:span text:style-name="T37">Select “Java Build Path”</text:span></text:p>
              <text:p><text:span text:style-name="T37">Select the reiter “Projects”</text:span></text:p>
              <text:p><text:span text:style-name="T37">Click on “Add...”</text:span></text:p>
              <text:p><text:span text:style-name="T37">Add “</text:span><text:span text:style-name="T38">TestProject.generator.xtend”</text:span></text:p>
            </table:change-track-table-cell>
          </table:previous>
        </table:cell-content-change>
        <table:cell-content-change table:id="ct345">
          <table:cell-address table:column="3" table:row="34" table:table="8"/>
          <office:change-info>
            <dc:creator>Rainer Klute</dc:creator>
            <dc:date>2016-04-04T17:14:03.056965624</dc:date>
          </office:change-info>
          <table:previous>
            <table:change-track-table-cell office:value-type="string">
              <text:p>Open file <text:span text:style-name="T10">StaircaseXtend.sgen and set following features:</text:span></text:p>
              <text:p>- targetFolder = "src-gen-xtend"</text:p>
              <text:p><text:span text:style-name="T15">- generatorProject = "TestProject.generator.xtend"</text:span></text:p>
              <text:p><text:span text:style-name="T15">- generatorClass = "testproject.generator.xtend.XtendGenerator"</text:span></text:p>
              <text:p><text:span text:style-name="T15">Save the file</text:span></text:p>
            </table:change-track-table-cell>
          </table:previous>
        </table:cell-content-change>
        <table:cell-content-change table:id="ct346">
          <table:cell-address table:column="4" table:row="15" table:table="8"/>
          <office:change-info>
            <dc:creator>Rainer Klute</dc:creator>
            <dc:date>2016-04-04T17:14:03.057031087</dc:date>
          </office:change-info>
          <table:previous>
            <table:change-track-table-cell office:value-type="string">
              <text:p>File <text:span text:style-name="T10">StaircaseJava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47">
          <table:cell-address table:column="4" table:row="16" table:table="8"/>
          <office:change-info>
            <dc:creator>Rainer Klute</dc:creator>
            <dc:date>2016-04-04T17:14:03.057067544</dc:date>
          </office:change-info>
          <table:previous>
            <table:change-track-table-cell office:value-type="string">
              <text:p>Folder <text:span text:style-name="T10">src-gen-java</text:span> with generated code created.</text:p>
            </table:change-track-table-cell>
          </table:previous>
        </table:cell-content-change>
        <table:cell-content-change table:id="ct348">
          <table:cell-address table:column="4" table:row="17" table:table="8"/>
          <office:change-info>
            <dc:creator>Rainer Klute</dc:creator>
            <dc:date>2016-04-04T17:14:03.05708290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49">
          <table:cell-address table:column="4" table:row="18" table:table="8"/>
          <office:change-info>
            <dc:creator>Rainer Klute</dc:creator>
            <dc:date>2016-04-04T17:14:03.057086120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0">
          <table:cell-address table:column="4" table:row="19" table:table="8"/>
          <office:change-info>
            <dc:creator>Rainer Klute</dc:creator>
            <dc:date>2016-04-04T17:14:03.057088947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1">
          <table:cell-address table:column="4" table:row="20" table:table="8"/>
          <office:change-info>
            <dc:creator>Rainer Klute</dc:creator>
            <dc:date>2016-04-04T17:14:03.057091670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2">
          <table:cell-address table:column="4" table:row="21" table:table="8"/>
          <office:change-info>
            <dc:creator>Rainer Klute</dc:creator>
            <dc:date>2016-04-04T17:14:03.05709429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3">
          <table:cell-address table:column="4" table:row="22" table:table="8"/>
          <office:change-info>
            <dc:creator>Rainer Klute</dc:creator>
            <dc:date>2016-04-04T17:14:03.05709684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4">
          <table:cell-address table:column="4" table:row="23" table:table="8"/>
          <office:change-info>
            <dc:creator>Rainer Klute</dc:creator>
            <dc:date>2016-04-04T17:14:03.057099379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5">
          <table:cell-address table:column="4" table:row="25" table:table="8"/>
          <office:change-info>
            <dc:creator>Rainer Klute</dc:creator>
            <dc:date>2016-04-04T17:14:03.057119895</dc:date>
          </office:change-info>
          <table:previous>
            <table:change-track-table-cell office:value-type="string">
              <text:p>File <text:span text:style-name="T10">StaircaseC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56">
          <table:cell-address table:column="4" table:row="26" table:table="8"/>
          <office:change-info>
            <dc:creator>Rainer Klute</dc:creator>
            <dc:date>2016-04-04T17:14:03.057156191</dc:date>
          </office:change-info>
          <table:previous>
            <table:change-track-table-cell office:value-type="string">
              <text:p>Folder <text:span text:style-name="T10">src-gen-c</text:span> with generated code created.</text:p>
            </table:change-track-table-cell>
          </table:previous>
        </table:cell-content-change>
        <table:cell-content-change table:id="ct357">
          <table:cell-address table:column="4" table:row="27" table:table="8"/>
          <office:change-info>
            <dc:creator>Rainer Klute</dc:creator>
            <dc:date>2016-04-04T17:14:03.057186946</dc:date>
          </office:change-info>
          <table:previous>
            <table:change-track-table-cell office:value-type="string">
              <text:p>File <text:span text:style-name="T10">StaircaseC++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58">
          <table:cell-address table:column="4" table:row="28" table:table="8"/>
          <office:change-info>
            <dc:creator>Rainer Klute</dc:creator>
            <dc:date>2016-04-04T17:14:03.057223222</dc:date>
          </office:change-info>
          <table:previous>
            <table:change-track-table-cell office:value-type="string">
              <text:p>Folder <text:span text:style-name="T10">src-gen-cpp</text:span> with generated code created.</text:p>
            </table:change-track-table-cell>
          </table:previous>
        </table:cell-content-change>
        <table:cell-content-change table:id="ct359">
          <table:cell-address table:column="4" table:row="29" table:table="8"/>
          <office:change-info>
            <dc:creator>Rainer Klute</dc:creator>
            <dc:date>2016-04-04T17:14:03.057245906</dc:date>
          </office:change-info>
          <table:previous>
            <table:change-track-table-cell office:value-type="string">
              <text:p>File <text:span text:style-name="T10">StaircaseXpand.sgen</text:span> created with initial settings</text:p>
            </table:change-track-table-cell>
          </table:previous>
        </table:cell-content-change>
        <table:cell-content-change table:id="ct360">
          <table:cell-address table:column="4" table:row="30" table:table="8"/>
          <office:change-info>
            <dc:creator>Rainer Klute</dc:creator>
            <dc:date>2016-04-04T17:14:03.057260228</dc:date>
          </office:change-info>
          <table:previous>
            <table:change-track-table-cell/>
          </table:previous>
        </table:cell-content-change>
        <table:cell-content-change table:id="ct361">
          <table:cell-address table:column="4" table:row="32" table:table="8"/>
          <office:change-info>
            <dc:creator>Rainer Klute</dc:creator>
            <dc:date>2016-04-04T17:14:03.057280513</dc:date>
          </office:change-info>
          <table:previous>
            <table:change-track-table-cell office:value-type="string">
              <text:p>File <text:span text:style-name="T10">StaircaseXtend.sgen</text:span> created with initial settings</text:p>
            </table:change-track-table-cell>
          </table:previous>
        </table:cell-content-change>
        <table:cell-content-change table:id="ct362">
          <table:cell-address table:column="4" table:row="33" table:table="8"/>
          <office:change-info>
            <dc:creator>Rainer Klute</dc:creator>
            <dc:date>2016-04-04T17:14:03.057294959</dc:date>
          </office:change-info>
          <table:previous>
            <table:change-track-table-cell/>
          </table:previous>
        </table:cell-content-change>
        <table:cell-content-change table:id="ct363">
          <table:cell-address table:column="1" table:row="18" table:table="9"/>
          <office:change-info>
            <dc:creator>Rainer Klute</dc:creator>
            <dc:date>2016-04-05T09:45:19.342499544</dc:date>
          </office:change-info>
          <table:previous>
            <table:change-track-table-cell office:value-type="string">
              <text:p>Statechart Proposals – Namespace</text:p>
            </table:change-track-table-cell>
          </table:previous>
        </table:cell-content-change>
        <table:cell-content-change table:id="ct364">
          <table:cell-address table:column="2" table:row="15" table:table="9"/>
          <office:change-info>
            <dc:creator>Rainer Klute</dc:creator>
            <dc:date>2016-04-05T09:45:19.342525064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65">
          <table:cell-address table:column="2" table:row="18" table:table="9"/>
          <office:change-info>
            <dc:creator>Rainer Klute</dc:creator>
            <dc:date>2016-04-05T09:45:19.342529985</dc:date>
          </office:change-info>
          <table:previous>
            <table:change-track-table-cell office:value-type="string">
              <text:p>T8.2</text:p>
            </table:change-track-table-cell>
          </table:previous>
        </table:cell-content-change>
        <table:cell-content-change table:id="ct366">
          <table:cell-address table:column="2" table:row="19" table:table="9"/>
          <office:change-info>
            <dc:creator>Rainer Klute</dc:creator>
            <dc:date>2016-04-05T09:45:19.34253284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67">
          <table:cell-address table:column="3" table:row="15" table:table="9"/>
          <office:change-info>
            <dc:creator>Rainer Klute</dc:creator>
            <dc:date>2016-04-05T09:45:19.342609656</dc:date>
          </office:change-info>
          <table:previous>
            <table:change-track-table-cell office:value-type="string">
              <text:p>Select Statechart Properties view.</text:p>
              <text:p>Hit Ctrl+Space</text:p>
              <text:p>Expected proposals: “interface”, “internal”, “namespace”</text:p>
              <text:p>Check if the proper documentation is displayed for every proposal</text:p>
            </table:change-track-table-cell>
          </table:previous>
        </table:cell-content-change>
        <table:cell-content-change table:id="ct368">
          <table:cell-address table:column="3" table:row="16" table:table="9"/>
          <office:change-info>
            <dc:creator>Rainer Klute</dc:creator>
            <dc:date>2016-04-05T09:45:19.342680298</dc:date>
          </office:change-info>
          <table:previous>
            <table:change-track-table-cell office:value-type="string">
              <text:p>enter “interface” and hit Space and hit Ctrl+Space</text:p>
              <text:p>Expected proposals: “ : ” , “Name-”</text:p>
            </table:change-track-table-cell>
          </table:previous>
        </table:cell-content-change>
        <table:cell-content-change table:id="ct369">
          <table:cell-address table:column="3" table:row="17" table:table="9"/>
          <office:change-info>
            <dc:creator>Rainer Klute</dc:creator>
            <dc:date>2016-04-05T09:45:19.342720018</dc:date>
          </office:change-info>
          <table:previous>
            <table:change-track-table-cell office:value-type="string">
              <text:p>enter “internal” and hit Space and hit Ctrl+Space</text:p>
              <text:p>Expected proposals: “ : “</text:p>
            </table:change-track-table-cell>
          </table:previous>
        </table:cell-content-change>
        <table:cell-content-change table:id="ct370">
          <table:cell-address table:column="3" table:row="18" table:table="9"/>
          <office:change-info>
            <dc:creator>Rainer Klute</dc:creator>
            <dc:date>2016-04-05T09:45:19.342758305</dc:date>
          </office:change-info>
          <table:previous table:id="ct219">
            <table:change-track-table-cell office:value-type="string">
              <text:p>enter “namespace” and hit Space and hit Ctrl+Space</text:p>
              <text:p>Expected proposals :</text:p>
            </table:change-track-table-cell>
          </table:previous>
        </table:cell-content-change>
        <table:cell-content-change table:id="ct371">
          <table:cell-address table:column="3" table:row="19" table:table="9"/>
          <office:change-info>
            <dc:creator>Rainer Klute</dc:creator>
            <dc:date>2016-04-05T09:45:19.342807331</dc:date>
          </office:change-info>
          <table:previous>
            <table:change-track-table-cell office:value-type="string">
              <text:p>Select Transition Properties View</text:p>
              <text:p>Hit Ctrl+Space</text:p>
              <text:p>Expected proposals: “after”, “always”, “default”, “else”, “every”, “oncycle”, “ #” , “ [ “, “ / ”</text:p>
              <text:p>Check if the proper documentation is displayed for every proposal except the one character ones</text:p>
            </table:change-track-table-cell>
          </table:previous>
        </table:cell-content-change>
        <table:cell-content-change table:id="ct372">
          <table:cell-address table:column="3" table:row="20" table:table="9"/>
          <office:change-info>
            <dc:creator>Rainer Klute</dc:creator>
            <dc:date>2016-04-05T09:45:19.342891642</dc:date>
          </office:change-info>
          <table:previous table:id="ct220">
            <table:change-track-table-cell office:value-type="string">
              <text:p>enter “after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3">
          <table:cell-address table:column="3" table:row="21" table:table="9"/>
          <office:change-info>
            <dc:creator>Rainer Klute</dc:creator>
            <dc:date>2016-04-05T09:45:19.342986608</dc:date>
          </office:change-info>
          <table:previous table:id="ct221">
            <table:change-track-table-cell office:value-type="string">
              <text:p>enter “every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4">
          <table:cell-address table:column="3" table:row="22" table:table="9"/>
          <office:change-info>
            <dc:creator>Rainer Klute</dc:creator>
            <dc:date>2016-04-05T09:45:19.343071858</dc:date>
          </office:change-info>
          <table:previous>
            <table:change-track-table-cell office:value-type="string">
              <text:p>Select State Properties view. Hit Ctrl+Space.</text:p>
              <text:p>Expected proposals: “after”, “always”, “entry”, “every”, “exit”, “oncycle” Check if the proper documentation is displayed for every proposal</text:p>
            </table:change-track-table-cell>
          </table:previous>
        </table:cell-content-change>
        <table:cell-content-change table:id="ct375">
          <table:cell-address table:column="3" table:row="23" table:table="9"/>
          <office:change-info>
            <dc:creator>Rainer Klute</dc:creator>
            <dc:date>2016-04-05T09:45:19.343160085</dc:date>
          </office:change-info>
          <table:previous table:id="ct222"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6">
          <table:cell-address table:column="3" table:row="24" table:table="9"/>
          <office:change-info>
            <dc:creator>Rainer Klute</dc:creator>
            <dc:date>2016-04-05T09:45:19.343273544</dc:date>
          </office:change-info>
          <table:previous table:id="ct223"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7">
          <table:cell-address table:column="4" table:row="15" table:table="9"/>
          <office:change-info>
            <dc:creator>Rainer Klute</dc:creator>
            <dc:date>2016-04-05T09:45:19.343356099</dc:date>
          </office:change-info>
          <table:previous>
            <table:change-track-table-cell office:value-type="string">
              <text:p>All proposals and documentation <text:s/>checked</text:p>
            </table:change-track-table-cell>
          </table:previous>
        </table:cell-content-change>
        <table:cell-content-change table:id="ct378">
          <table:cell-address table:column="4" table:row="16" table:table="9"/>
          <office:change-info>
            <dc:creator>Rainer Klute</dc:creator>
            <dc:date>2016-04-05T09:45:19.343396621</dc:date>
          </office:change-info>
          <table:previous>
            <table:change-track-table-cell/>
          </table:previous>
        </table:cell-content-change>
        <table:cell-content-change table:id="ct379">
          <table:cell-address table:column="4" table:row="17" table:table="9"/>
          <office:change-info>
            <dc:creator>Rainer Klute</dc:creator>
            <dc:date>2016-04-05T09:45:19.343417578</dc:date>
          </office:change-info>
          <table:previous>
            <table:change-track-table-cell/>
          </table:previous>
        </table:cell-content-change>
        <table:cell-content-change table:id="ct380">
          <table:cell-address table:column="4" table:row="18" table:table="9"/>
          <office:change-info>
            <dc:creator>Rainer Klute</dc:creator>
            <dc:date>2016-04-05T09:45:19.343428604</dc:date>
          </office:change-info>
          <table:previous>
            <table:change-track-table-cell/>
          </table:previous>
        </table:cell-content-change>
        <table:cell-content-change table:id="ct381">
          <table:cell-address table:column="4" table:row="19" table:table="9"/>
          <office:change-info>
            <dc:creator>Rainer Klute</dc:creator>
            <dc:date>2016-04-05T09:45:19.343489752</dc:date>
          </office:change-info>
          <table:previous>
            <table:change-track-table-cell office:value-type="string">
              <text:p>All proposals and documentation <text:s/>checked</text:p>
            </table:change-track-table-cell>
          </table:previous>
        </table:cell-content-change>
        <table:cell-content-change table:id="ct382">
          <table:cell-address table:column="4" table:row="20" table:table="9"/>
          <office:change-info>
            <dc:creator>Rainer Klute</dc:creator>
            <dc:date>2016-04-05T09:45:19.343618110</dc:date>
          </office:change-info>
          <table:previous>
            <table:change-track-table-cell/>
          </table:previous>
        </table:cell-content-change>
        <table:cell-content-change table:id="ct383">
          <table:cell-address table:column="4" table:row="21" table:table="9"/>
          <office:change-info>
            <dc:creator>Rainer Klute</dc:creator>
            <dc:date>2016-04-05T09:45:19.343702563</dc:date>
          </office:change-info>
          <table:previous>
            <table:change-track-table-cell/>
          </table:previous>
        </table:cell-content-change>
        <table:cell-content-change table:id="ct384">
          <table:cell-address table:column="4" table:row="22" table:table="9"/>
          <office:change-info>
            <dc:creator>Rainer Klute</dc:creator>
            <dc:date>2016-04-05T09:45:19.343779571</dc:date>
          </office:change-info>
          <table:previous>
            <table:change-track-table-cell office:value-type="string">
              <text:p>All proposals and documentation <text:s/>checked</text:p>
            </table:change-track-table-cell>
          </table:previous>
        </table:cell-content-change>
        <table:cell-content-change table:id="ct385">
          <table:cell-address table:column="4" table:row="23" table:table="9"/>
          <office:change-info>
            <dc:creator>Rainer Klute</dc:creator>
            <dc:date>2016-04-05T09:45:19.343862937</dc:date>
          </office:change-info>
          <table:previous>
            <table:change-track-table-cell/>
          </table:previous>
        </table:cell-content-change>
        <table:cell-content-change table:id="ct386">
          <table:cell-address table:column="4" table:row="24" table:table="9"/>
          <office:change-info>
            <dc:creator>Rainer Klute</dc:creator>
            <dc:date>2016-04-05T09:45:19.343949819</dc:date>
          </office:change-info>
          <table:previous>
            <table:change-track-table-cell/>
          </table:previous>
        </table:cell-content-change>
        <table:cell-content-change table:id="ct387">
          <table:cell-address table:column="1" table:row="15" table:table="9"/>
          <office:change-info>
            <dc:creator>Rainer Klute</dc:creator>
            <dc:date>2016-04-05T09:45:32.164077652</dc:date>
          </office:change-info>
          <table:previous>
            <table:change-track-table-cell office:value-type="string">
              <text:p>Statechart Proposals <text:s/>and documentation</text:p>
            </table:change-track-table-cell>
          </table:previous>
        </table:cell-content-change>
        <table:cell-content-change table:id="ct388">
          <table:cell-address table:column="1" table:row="16" table:table="9"/>
          <office:change-info>
            <dc:creator>Rainer Klute</dc:creator>
            <dc:date>2016-04-05T09:45:36.869564714</dc:date>
          </office:change-info>
          <table:previous>
            <table:change-track-table-cell office:value-type="string">
              <text:p>Statechart Proposals <text:s/>- interface</text:p>
            </table:change-track-table-cell>
          </table:previous>
        </table:cell-content-change>
        <table:cell-content-change table:id="ct389">
          <table:cell-address table:column="1" table:row="17" table:table="9"/>
          <office:change-info>
            <dc:creator>Rainer Klute</dc:creator>
            <dc:date>2016-04-05T09:45:42.164995509</dc:date>
          </office:change-info>
          <table:previous>
            <table:change-track-table-cell office:value-type="string">
              <text:p>Statechart Proposals – internal</text:p>
            </table:change-track-table-cell>
          </table:previous>
        </table:cell-content-change>
        <table:cell-content-change table:id="ct390">
          <table:cell-address table:column="1" table:row="18" table:table="9"/>
          <office:change-info>
            <dc:creator>Rainer Klute</dc:creator>
            <dc:date>2016-04-05T09:45:46.622218561</dc:date>
          </office:change-info>
          <table:previous table:id="ct363">
            <table:change-track-table-cell office:value-type="string">
              <text:p>Statechart Proposals – namespace</text:p>
            </table:change-track-table-cell>
          </table:previous>
        </table:cell-content-change>
        <table:cell-content-change table:id="ct391">
          <table:cell-address table:column="1" table:row="22" table:table="9"/>
          <office:change-info>
            <dc:creator>Rainer Klute</dc:creator>
            <dc:date>2016-04-05T09:45:56.621387371</dc:date>
          </office:change-info>
          <table:previous>
            <table:change-track-table-cell office:value-type="string">
              <text:p>State proposals and Documentation</text:p>
            </table:change-track-table-cell>
          </table:previous>
        </table:cell-content-change>
        <table:cell-content-change table:id="ct392">
          <table:cell-address table:column="3" table:row="15" table:table="10"/>
          <office:change-info>
            <dc:creator>Rainer Klute</dc:creator>
            <dc:date>2016-04-05T10:07:24.267590738</dc:date>
          </office:change-info>
          <table:previous table:id="ct224">
            <table:change-track-table-cell office:value-type="string">
              <text:p>Select File--&gt; New --&gt; Example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393">
          <table:cell-address table:column="4" table:row="15" table:table="10"/>
          <office:change-info>
            <dc:creator>Rainer Klute</dc:creator>
            <dc:date>2016-04-05T10:07:24.267641914</dc:date>
          </office:change-info>
          <table:previous table:id="ct225">
            <table:change-track-table-cell office:value-type="string">
              <text:p>The Trafficlight Example is created into the workspace</text:p>
            </table:change-track-table-cell>
          </table:previous>
        </table:cell-content-change>
        <table:cell-content-change table:id="ct394">
          <table:cell-address table:column="0" table:row="21" table:table="11"/>
          <office:change-info>
            <dc:creator>Rainer Klute</dc:creator>
            <dc:date>2016-04-05T10:59:19.155539591</dc:date>
          </office:change-info>
          <table:previous>
            <table:change-track-table-cell office:value-type="string">
              <text:p>T11.7</text:p>
            </table:change-track-table-cell>
          </table:previous>
        </table:cell-content-change>
        <table:cell-content-change table:id="ct395">
          <table:cell-address table:column="1" table:row="17" table:table="11"/>
          <office:change-info>
            <dc:creator>Rainer Klute</dc:creator>
            <dc:date>2016-04-05T10:59:19.155558416</dc:date>
          </office:change-info>
          <table:previous>
            <table:change-track-table-cell office:value-type="string">
              <text:p>Runtime Exception during execution</text:p>
            </table:change-track-table-cell>
          </table:previous>
        </table:cell-content-change>
        <table:cell-content-change table:id="ct396">
          <table:cell-address table:column="1" table:row="18" table:table="11"/>
          <office:change-info>
            <dc:creator>Rainer Klute</dc:creator>
            <dc:date>2016-04-05T10:59:19.155562018</dc:date>
          </office:change-info>
          <table:previous>
            <table:change-track-table-cell office:value-type="string">
              <text:p>CheckedException during execution</text:p>
            </table:change-track-table-cell>
          </table:previous>
        </table:cell-content-change>
        <table:cell-content-change table:id="ct397">
          <table:cell-address table:column="1" table:row="19" table:table="11"/>
          <office:change-info>
            <dc:creator>Rainer Klute</dc:creator>
            <dc:date>2016-04-05T10:59:19.155565273</dc:date>
          </office:change-info>
          <table:previous>
            <table:change-track-table-cell office:value-type="string">
              <text:p>Try to call a Method that dose not exist</text:p>
            </table:change-track-table-cell>
          </table:previous>
        </table:cell-content-change>
        <table:cell-content-change table:id="ct398">
          <table:cell-address table:column="1" table:row="20" table:table="11"/>
          <office:change-info>
            <dc:creator>Rainer Klute</dc:creator>
            <dc:date>2016-04-05T10:59:19.155568287</dc:date>
          </office:change-info>
          <table:previous>
            <table:change-track-table-cell office:value-type="string">
              <text:p>Calling invalid operation</text:p>
            </table:change-track-table-cell>
          </table:previous>
        </table:cell-content-change>
        <table:cell-content-change table:id="ct399">
          <table:cell-address table:column="1" table:row="21" table:table="11"/>
          <office:change-info>
            <dc:creator>Rainer Klute</dc:creator>
            <dc:date>2016-04-05T10:59:19.155571528</dc:date>
          </office:change-info>
          <table:previous>
            <table:change-track-table-cell office:value-type="string">
              <text:p>Calling another valid operation during statechat execution</text:p>
            </table:change-track-table-cell>
          </table:previous>
        </table:cell-content-change>
        <table:cell-content-change table:id="ct400">
          <table:cell-address table:column="2" table:row="15" table:table="11"/>
          <office:change-info>
            <dc:creator>Rainer Klute</dc:creator>
            <dc:date>2016-04-05T10:59:19.155575150</dc:date>
          </office:change-info>
          <table:previous>
            <table:change-track-table-cell office:value-type="string">
              <text:p>T1.3</text:p>
            </table:change-track-table-cell>
          </table:previous>
        </table:cell-content-change>
        <table:cell-content-change table:id="ct401">
          <table:cell-address table:column="2" table:row="21" table:table="11"/>
          <office:change-info>
            <dc:creator>Rainer Klute</dc:creator>
            <dc:date>2016-04-05T10:59:19.155581120</dc:date>
          </office:change-info>
          <table:previous>
            <table:change-track-table-cell office:value-type="string">
              <text:p>T11.1</text:p>
            </table:change-track-table-cell>
          </table:previous>
        </table:cell-content-change>
        <table:cell-content-change table:id="ct402">
          <table:cell-address table:column="3" table:row="15" table:table="11"/>
          <office:change-info>
            <dc:creator>Rainer Klute</dc:creator>
            <dc:date>2016-04-05T10:59:19.155870977</dc:date>
          </office:change-info>
          <table:previous>
            <table:change-track-table-cell office:value-type="string">
              <text:p>Create new Class with following contend:</text:p>
              <text:p><text:span text:style-name="T39">import</text:span><text:span text:style-name="T40"> java.io.IOException;</text:span></text:p>
              <text:p/>
              <text:p><text:span text:style-name="T39">public</text:span><text:span text:style-name="T40"> </text:span><text:span text:style-name="T39">class</text:span><text:span text:style-name="T40"> Operations {</text:span></text:p>
              <text:p/>
              <text:p><text:span text:style-name="T39">public</text:span><text:span text:style-name="T40"> </text:span><text:span text:style-name="T39">long</text:span><text:span text:style-name="T40"> returnFive(){</text:span></text:p>
              <text:p><text:span text:style-name="T39">return</text:span><text:span text:style-name="T40"> 5;</text:span></text:p>
              <text:p><text:span text:style-name="T40">}</text:span></text:p>
              <text:p/>
              <text:p><text:span text:style-name="T39">public long</text:span><text:span text:style-name="T40"> returnSum(long i, double d){</text:span></text:p>
              <text:p><text:span text:style-name="T39">return (long) (i+d)</text:span><text:span text:style-name="T40">;</text:span></text:p>
              <text:p><text:span text:style-name="T40">}</text:span></text:p>
              <text:p/>
              <text:p><text:span text:style-name="T39">public</text:span><text:span text:style-name="T40"> </text:span><text:span text:style-name="T39">void</text:span><text:span text:style-name="T40"> throwUncheckedException() {</text:span></text:p>
              <text:p><text:span text:style-name="T39">throw</text:span><text:span text:style-name="T40"> </text:span><text:span text:style-name="T39">new</text:span><text:span text:style-name="T40"> RuntimeException("Runtime Exception in executed code");</text:span></text:p>
              <text:p><text:span text:style-name="T40">}</text:span></text:p>
              <text:p/>
              <text:p><text:span text:style-name="T39">public</text:span><text:span text:style-name="T40"> </text:span><text:span text:style-name="T39">void</text:span><text:span text:style-name="T40"> throwCheckedException() </text:span><text:span text:style-name="T39">throws</text:span><text:span text:style-name="T40"> IOException {</text:span></text:p>
              <text:p><text:span text:style-name="T39">throw</text:span><text:span text:style-name="T40"> </text:span><text:span text:style-name="T39">new</text:span><text:span text:style-name="T40"> IOException("IOException in executed code");</text:span></text:p>
              <text:p><text:span text:style-name="T40">}</text:span></text:p>
              <text:p><text:span text:style-name="T40">}</text:span></text:p>
              <text:p><text:span text:style-name="T40">Right click on Staircase.sct → Run as... → Run Configurations → enter “Operations” as operations class</text:span></text:p>
              <text:p><text:span text:style-name="T40">Open Staircase.sct and add to internal scope:</text:span></text:p>
              <text:p><text:span text:style-name="T39">operation</text:span><text:span text:style-name="T40"> returnFive():integer</text:span></text:p>
              <text:p><text:span text:style-name="T39">operation</text:span><text:span text:style-name="T40"> returnSum(param1 : integer, param2 : real ):integer</text:span></text:p>
              <text:p><text:span text:style-name="T39">operation</text:span><text:span text:style-name="T40"> throwUncheckedException(): void</text:span></text:p>
              <text:p><text:span text:style-name="T39">operation</text:span><text:span text:style-name="T40"> throwCheckedException():void</text:span></text:p>
              <text:p><text:span text:style-name="T39">operation</text:span><text:span text:style-name="T40"> unsupportedMethod():void</text:span></text:p>
              <text:p/>
            </table:change-track-table-cell>
          </table:previous>
        </table:cell-content-change>
        <table:cell-content-change table:id="ct403">
          <table:cell-address table:column="3" table:row="16" table:table="11"/>
          <office:change-info>
            <dc:creator>Rainer Klute</dc:creator>
            <dc:date>2016-04-05T10:59:19.156281232</dc:date>
          </office:change-info>
          <table:previous>
            <table:change-track-table-cell office:value-type="string">
              <text:p>open Staircase.sct edit Transition from LightOn to LightOff:</text:p>
              <text:p>Change the expression to: “after returnFive() s” → run simulation</text:p>
            </table:change-track-table-cell>
          </table:previous>
        </table:cell-content-change>
        <table:cell-content-change table:id="ct404">
          <table:cell-address table:column="3" table:row="17" table:table="11"/>
          <office:change-info>
            <dc:creator>Rainer Klute</dc:creator>
            <dc:date>2016-04-05T10:59:19.156348905</dc:date>
          </office:change-info>
          <table:previous>
            <table:change-track-table-cell office:value-type="string">
              <text:p>open Staircase.sct edit state LigthOn:</text:p>
            </table:change-track-table-cell>
          </table:previous>
        </table:cell-content-change>
        <table:cell-content-change table:id="ct405">
          <table:cell-address table:column="3" table:row="18" table:table="11"/>
          <office:change-info>
            <dc:creator>Rainer Klute</dc:creator>
            <dc:date>2016-04-05T10:59:19.156393650</dc:date>
          </office:change-info>
          <table:previous>
            <table:change-track-table-cell office:value-type="string">
              <text:p>Change expression to „entry / throwCheckedException()” → run simulation</text:p>
            </table:change-track-table-cell>
          </table:previous>
        </table:cell-content-change>
        <table:cell-content-change table:id="ct406">
          <table:cell-address table:column="3" table:row="19" table:table="11"/>
          <office:change-info>
            <dc:creator>Rainer Klute</dc:creator>
            <dc:date>2016-04-05T10:59:19.156437424</dc:date>
          </office:change-info>
          <table:previous>
            <table:change-track-table-cell office:value-type="string">
              <text:p>open Staircase.sct edit state LigthOn:</text:p>
              <text:p>Change expression to “entry / throwUncheckedException()” → run simulation</text:p>
            </table:change-track-table-cell>
          </table:previous>
        </table:cell-content-change>
        <table:cell-content-change table:id="ct407">
          <table:cell-address table:column="3" table:row="20" table:table="11"/>
          <office:change-info>
            <dc:creator>Rainer Klute</dc:creator>
            <dc:date>2016-04-05T10:59:19.156490533</dc:date>
          </office:change-info>
          <table:previous>
            <table:change-track-table-cell office:value-type="string">
              <text:p>open Staircase.sct edit Transition from LightOn to LightOff:</text:p>
              <text:p>Change the expression to: “after returnFive s” (remove the brackets)</text:p>
            </table:change-track-table-cell>
          </table:previous>
        </table:cell-content-change>
        <table:cell-content-change table:id="ct408">
          <table:cell-address table:column="3" table:row="21" table:table="11"/>
          <office:change-info>
            <dc:creator>Rainer Klute</dc:creator>
            <dc:date>2016-04-05T10:59:19.156534015</dc:date>
          </office:change-info>
          <table:previous>
            <table:change-track-table-cell office:value-type="string">
              <text:p>open Staircase.sct edit Transition from LightOn to LightOff:</text:p>
              <text:p>Change the expression to: “after returnSum(1, 4.1)s”</text:p>
            </table:change-track-table-cell>
          </table:previous>
        </table:cell-content-change>
        <table:cell-content-change table:id="ct409">
          <table:cell-address table:column="4" table:row="15" table:table="11"/>
          <office:change-info>
            <dc:creator>Rainer Klute</dc:creator>
            <dc:date>2016-04-05T10:59:19.156549241</dc:date>
          </office:change-info>
          <table:previous>
            <table:change-track-table-cell office:value-type="string">
              <text:p>Operation Class created and prepared statechart to execute external operations</text:p>
            </table:change-track-table-cell>
          </table:previous>
        </table:cell-content-change>
        <table:cell-content-change table:id="ct410">
          <table:cell-address table:column="4" table:row="16" table:table="11"/>
          <office:change-info>
            <dc:creator>Rainer Klute</dc:creator>
            <dc:date>2016-04-05T10:59:19.156559049</dc:date>
          </office:change-info>
          <table:previous>
            <table:change-track-table-cell office:value-type="string">
              <text:p>The operation is executed → state changes after 5 sec</text:p>
            </table:change-track-table-cell>
          </table:previous>
        </table:cell-content-change>
        <table:cell-content-change table:id="ct411">
          <table:cell-address table:column="4" table:row="17" table:table="11"/>
          <office:change-info>
            <dc:creator>Rainer Klute</dc:creator>
            <dc:date>2016-04-05T10:59:19.156578750</dc:date>
          </office:change-info>
          <table:previous table:id="ct226">
            <table:change-track-table-cell office:value-type="string">
              <text:p>The operation is executed →</text:p>
              <text:p>a PopUp indicates that an exception occurs and asks to terminate or</text:p>
              <text:p>Relaunch the statechart.</text:p>
            </table:change-track-table-cell>
          </table:previous>
        </table:cell-content-change>
        <table:cell-content-change table:id="ct412">
          <table:cell-address table:column="4" table:row="18" table:table="11"/>
          <office:change-info>
            <dc:creator>Rainer Klute</dc:creator>
            <dc:date>2016-04-05T10:59:19.156599137</dc:date>
          </office:change-info>
          <table:previous table:id="ct227">
            <table:change-track-table-cell office:value-type="string">
              <text:p>The operation is executed → a PopUp indicates that an exception occurs</text:p>
              <text:p>And asks to terminate or relaunch the statechart.</text:p>
            </table:change-track-table-cell>
          </table:previous>
        </table:cell-content-change>
        <table:cell-content-change table:id="ct413">
          <table:cell-address table:column="4" table:row="19" table:table="11"/>
          <office:change-info>
            <dc:creator>Rainer Klute</dc:creator>
            <dc:date>2016-04-05T10:59:19.156616414</dc:date>
          </office:change-info>
          <table:previous table:id="ct228">
            <table:change-track-table-cell office:value-type="string">
              <text:p>The operation is executed → a PopUp indicates that the method is not</text:p>
              <text:p>Supported and asks to terminate or relaunch the statechart.</text:p>
            </table:change-track-table-cell>
          </table:previous>
        </table:cell-content-change>
        <table:cell-content-change table:id="ct414">
          <table:cell-address table:column="4" table:row="20" table:table="11"/>
          <office:change-info>
            <dc:creator>Rainer Klute</dc:creator>
            <dc:date>2016-04-05T10:59:19.156633597</dc:date>
          </office:change-info>
          <table:previous>
            <table:change-track-table-cell office:value-type="string">
              <text:p>The transition should get an error marker</text:p>
            </table:change-track-table-cell>
          </table:previous>
        </table:cell-content-change>
        <table:cell-content-change table:id="ct415">
          <table:cell-address table:column="4" table:row="21" table:table="11"/>
          <office:change-info>
            <dc:creator>Rainer Klute</dc:creator>
            <dc:date>2016-04-05T10:59:19.156644623</dc:date>
          </office:change-info>
          <table:previous>
            <table:change-track-table-cell office:value-type="string">
              <text:p>The operation is executed → state changes after 5 sec</text:p>
            </table:change-track-table-cell>
          </table:previous>
        </table:cell-content-change>
        <table:deletion table:id="ct416" table:type="row" table:position="21" table:table="11">
          <office:change-info>
            <dc:creator>Rainer Klute</dc:creator>
            <dc:date>2016-04-05T10:59:31.185290341</dc:date>
          </office:change-info>
          <table:deletions>
            <table:cell-content-deletion table:id="ct415">
              <table:change-track-table-cell/>
            </table:cell-content-deletion>
            <table:cell-content-deletion table:id="ct408">
              <table:change-track-table-cell/>
            </table:cell-content-deletion>
            <table:cell-content-deletion table:id="ct401">
              <table:change-track-table-cell/>
            </table:cell-content-deletion>
            <table:cell-content-deletion table:id="ct399">
              <table:change-track-table-cell/>
            </table:cell-content-deletion>
            <table:cell-content-deletion table:id="ct394">
              <table:change-track-table-cell/>
            </table:cell-content-deletion>
            <table:cell-content-deletion>
              <table:cell-address table:column="5" table:row="21" table:table="11"/>
              <table:change-track-table-cell office:value-type="string">
                <text:p>OPEN</text:p>
              </table:change-track-table-cell>
            </table:cell-content-deletion>
          </table:deletions>
        </table:deletion>
      </table:tracked-changes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5" calcext:value-type="date">
            <text:p>2016-04-05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95 of 95 open" calcext:value-type="string">
            <text:p>Incomplete: 95 of 95 open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99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99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22 of 22 open" calcext:value-type="string">
            <text:p>Incomplete: 22 of 2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20 of 20 open" calcext:value-type="string">
            <text:p>Incomplete: 20 of 2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6 of 6 open" calcext:value-type="string">
            <text:p>Incomplete: 6 of 6 open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Eclipse Modeling Tools distribution</text:p>
            <text:p>(<text:a xlink:href="http://www.eclipse.org/" xlink:type="simple">http://www.eclipse.org</text:a>) is installed and being executed.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1">Select </text:span><text:span text:style-name="T2">Help-&gt;About Eclipse</text:span></text:p>
            <text:p><text:span text:style-name="T1">Click on </text:span><text:span text:style-name="T2">Installation Details</text:span><text:span text:style-name="T1"> button</text:span></text:p>
            <text:p><text:span text:style-name="T1">Select the </text:span><text:span text:style-name="T2">Plug-ins</text:span><text:span text:style-name="T1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8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8" table:number-rows-repeated="6543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Incomplete: 22 of 22 open" calcext:value-type="string">
            <text:p>Incomplete: 22 of 2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3">Select </text:span><text:span text:style-name="T4">File→New→Project…→Java→Java Project</text:span></text:p>
            <text:p><text:span text:style-name="T5">Click </text:span><text:span text:style-name="T4">Next</text:span></text:p>
            <text:p><text:span text:style-name="T5">Enter </text:span><text:span text:style-name="T4">TestProject</text:span><text:span text:style-name="T5"> into field </text:span><text:span text:style-name="T6">Project name</text:span><text:span text:style-name="T5">.</text:span></text:p>
            <text:p><text:span text:style-name="T5">Click </text:span><text:span text:style-name="T4">Finish</text:span><text:span text:style-name="T5">.</text:span></text:p>
            <text:p><text:span text:style-name="T7">In the </text:span><text:span text:style-name="T8">Confirm Perspective Switch</text:span><text:span text:style-name="T7"> dialog, click </text:span><text:span text:style-name="T9">Yes</text:span><text:span text:style-name="T7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4">Ctrl-N</text:span> to open the New wizard</text:p>
            <text:p>Expand the YAKINDU SCT tree entry and select <text:span text:style-name="T4">Statechart Model</text:span></text:p>
            <text:p>Click <text:span text:style-name="T4">Next</text:span></text:p>
            <text:p>In the <text:span text:style-name="T10">Select Statechart Domain</text:span> dialog, click <text:span text:style-name="T4">Next</text:span>.</text:p>
            <text:p>Enter <text:span text:style-name="T4">Staircase.sct</text:span> into the <text:span text:style-name="T10">File name</text:span> field.</text:p>
            <text:p>Click <text:span text:style-name="T4">Finish</text:span>.</text:p>
          </table:table-cell>
          <table:table-cell table:style-name="ce33" office:value-type="string" calcext:value-type="string">
            <text:p><text:span text:style-name="T10">Confirm Perspective Switch</text:span> dialog opens.</text:p>
          </table:table-cell>
          <table:table-cell table:style-name="ce4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0">Confirm Perspective Switch</text:span> dialog, click <text:span text:style-name="T4">Yes</text:span>.</text:p>
          </table:table-cell>
          <table:table-cell table:style-name="ce29" office:value-type="string" calcext:value-type="string">
            <text:p>A file named <text:span text:style-name="T10">Staircase.sct</text:span> is created and is shown in project explorer.</text:p>
            <text:p/>
            <text:p>The statechart editor displays the definition section (left), the statechart model (center), and the <text:span text:style-name="T10">Palette</text:span> (right).</text:p>
            <text:p/>
            <text:p><text:span text:style-name="T7">The statechart contains a region named "main region". That region contains an entry state and a transition leading to state "StateA".</text:span></text:p>
            <text:p/>
            <text:p><text:span text:style-name="T7">There are no warning or error markers.</text:span></text:p>
            <text:p/>
            <text:p><text:span text:style-name="T7">The </text:span><text:span text:style-name="T8">Problems</text:span><text:span text:style-name="T7"> view contains no entries.</text:span></text:p>
            <text:p/>
            <text:p>The <text:span text:style-name="T10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<text:span text:style-name="T4">Show Properties View</text:span></text:p>
          </table:table-cell>
          <table:table-cell table:style-name="ce29" office:value-type="string" calcext:value-type="string">
            <text:p>The properties view is opened displaying the selected state's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0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's name changes to<text:span text:style-name="T10"> LightOff</text:span>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a new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's name to <text:span text:style-name="T10">LightOn</text:span></text:p>
          </table:table-cell>
          <table:table-cell table:style-name="ce29" office:value-type="string" calcext:value-type="string">
            <text:p>A state named <text:span text:style-name="T10">LightOn</text:span> is created in the region.</text:p>
            <text:p>The new state has an error marker, and there's an error entry in the <text:span text:style-name="T10">Problems</text:span> view.</text:p>
            <text:p>The error message reads "Node is not reachable due to missing incoming transition".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the following code into the Statechart Specification Element, overriding any existing contents:</text:p>
            <text:p/>
            <text:p><text:span text:style-name="T11">internal:</text:span></text:p>
            <text:p><text:span text:style-name="T11">var light : boolean</text:span></text:p>
            <text:p/>
            <text:p><text:span text:style-name="T11">interface:</text:span></text:p>
            <text:p><text:span text:style-name="T11">in event keypress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the following code into the state specification of the <text:span text:style-name="T10">LightOff</text:span> state, overriding any existing contents:</text:p>
            <text:p/>
            <text:p><text:span text:style-name="T11">entry / light = false</text:span></text:p>
            <text:p/>
            <text:p><text:span text:style-name="T7">Enter the following code into the state specification of the </text:span><text:span text:style-name="T8">LightOn</text:span><text:span text:style-name="T7"> state, overriding any existing contents:</text:span></text:p>
            <text:p/>
            <text:p><text:span text:style-name="T11">entry / light = true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<text:span text:style-name="T4">Transition</text:span> icon in the palette view</text:p>
            <text:p>Click+hold on the <text:span text:style-name="T10">LightOff</text:span> state, drag the mouse to the <text:span text:style-name="T10">LightOn</text:span> state, and release the mouse button.</text:p>
            <text:p>Enter event k<text:span text:style-name="T10">eypress</text:span> as trigger.</text:p>
            <text:p>Create a second transition from the <text:span text:style-name="T10">LightOn</text:span> to the <text:span text:style-name="T10">LightOff</text:span> state.</text:p>
            <text:p>Enter <text:span text:style-name="T10">after 30s</text:span> as trigger.</text:p>
          </table:table-cell>
          <table:table-cell table:style-name="ce29" office:value-type="string" calcext:value-type="string">
            <text:p>A new transition with trigger <text:span text:style-name="T10">keypress</text:span> is created.</text:p>
            <text:p>A new transition with trigger <text:span text:style-name="T10">after 30s</text:span> is created.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elements of the following types to the main region:</text:p>
            <text:p>- Composite State</text:p>
            <text:p>- Orthogonal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whether each element is drawn correctly (size, color, appearance etc.).</text:p>
            <text:p/>
            <text:p>Check whether error markers are set correctly, e.g. incoming transitions or names are missing, "Duplicate NamedElement 'xyz' in Region 'main_region'".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, shallow history, deep history and exit nodes.</text:p>
          </table:table-cell>
          <table:table-cell table:style-name="ce29" office:value-type="string" calcext:value-type="string">
            <text:p>The names appear beside or below of the respective elements.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opy</text:span> (CTRL+C) to copy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A copy of the state with a synthetic name is added to the main region. The copy includes copies of the local actions, regions etc. of the copied state.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opy</text:span> (CTRL+C) to copy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A copy of the region with a synthetic name is added to the diagram canvas. The copy includes copies of everything included in the copied region.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ut</text:span> (CTRL+X) to delete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The selected state is deleted.</text:p>
            <text:p/>
            <text:p>A copy of the deleted state is added to the main region. The copy includes copies of the local actions, regions etc. of the deleted state.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ut</text:span> (CTRL+X) to delete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The selected region is deleted.</text:p>
            <text:p/>
            <text:p>A copy of the deleted region is added to the diagram canvas. The copy includes copies of everything included in the copied region.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/>
        </table:table-row>
        <table:table-row table:style-name="ro18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specified elements are removed.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the <text:span text:style-name="T10">SC Modeling</text:span> perspective.</text:p>
            <text:p>Expand the Staircase.sct file in the project explorer.</text:p>
          </table:table-cell>
          <table:table-cell table:style-name="ce29" office:value-type="string" calcext:value-type="string">
            <text:p><text:span text:style-name="T10">Statechart Staircase</text:span> is displayed as child with an icon.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<text:span text:style-name="T10">Statechart Staircase</text:span> entry in the tree view.</text:p>
            <text:p/>
          </table:table-cell>
          <table:table-cell table:style-name="ce29" office:value-type="string" calcext:value-type="string">
            <text:p>The two interface scopes and the region are displayed as children with icons.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scope entries in the tree view.</text:p>
          </table:table-cell>
          <table:table-cell table:style-name="ce29" office:value-type="string" calcext:value-type="string">
            <text:p>The variables and events of the interfaces are listed as children with icons.</text:p>
          </table:table-cell>
          <table:table-cell table:style-name="ce64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.</text:p>
          </table:table-cell>
          <table:table-cell table:style-name="ce29" office:value-type="string" calcext:value-type="string">
            <text:p>The initial state and the <text:span text:style-name="T10">LightOff</text:span> and <text:span text:style-name="T10">LightOn</text:span> states are displayed as children with icons.</text:p>
          </table:table-cell>
          <table:table-cell table:style-name="ce6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.</text:p>
          </table:table-cell>
          <table:table-cell table:style-name="ce29" office:value-type="string" calcext:value-type="string">
            <text:p>The outgoing transitions of the states are displayed with icon and trigger/guard.</text:p>
          </table:table-cell>
          <table:table-cell table:style-name="ce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4">[Ctrl++]</text:span> to zoom in and <text:span text:style-name="T4">[Ctrl++]</text:span> to zoom out.</text:p>
          </table:table-cell>
          <table:table-cell table:style-name="ce29" office:value-type="string" calcext:value-type="string">
            <text:p>The view should zoom in and out.</text:p>
          </table:table-cell>
          <table:table-cell table:style-name="ce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</calcext:conditional-formats>
      </table:table>
      <table:table table:name="Yakindu SCT Testcase 03 - Simulation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6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0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9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Select the TestProject project.</text:p>
            <text:p>Select <text:span text:style-name="T4">Run-&gt;Run Configurations...</text:span></text:p>
            <text:p>Select <text:span text:style-name="T10">Statechart Simulation.</text:span></text:p>
            <text:p>Click on the <text:span text:style-name="T4">New</text:span> button (upper left corner).</text:p>
            <text:p>Enter <text:span text:style-name="T10">Staircase</text:span> as name.</text:p>
            <text:p>Choose <text:span text:style-name="T10">Staircase.sct</text:span> as model file (start typing "Sta…" to have matching files shown).</text:p>
            <text:p>Click on <text:span text:style-name="T4">Apply</text:span> button to save settings.</text:p>
            <text:p>Click on <text:span text:style-name="T4">Run</text:span> button to start simulation.</text:p>
          </table:table-cell>
          <table:table-cell table:style-name="ce29" office:value-type="string" calcext:value-type="string">
            <text:p>The simulation is started.</text:p>
            <text:p/>
            <text:p>The <text:span text:style-name="T10">SC Simulation</text:span> perspective is activated.</text:p>
            <text:p/>
            <text:p>State <text:span text:style-name="T10">LightOff</text:span> is highlighted (red).</text:p>
            <text:p/>
            <text:p>The <text:span text:style-name="T10">Simulation</text:span> view displays the variable <text:span text:style-name="T10">light</text:span> (value false), the <text:span text:style-name="T10">keypress </text:span>event, and the time event.</text:p>
          </table:table-cell>
          <table:table-cell table:style-name="ce71" table:content-validation-name="val2" office:value-type="string" calcext:value-type="string">
            <text:p>OPEN</text:p>
          </table:table-cell>
          <table:table-cell table:style-name="ce74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0">keypress</text:span> in the Declarations View</text:p>
          </table:table-cell>
          <table:table-cell table:style-name="ce33" office:value-type="string" calcext:value-type="string">
            <text:p>State <text:span text:style-name="T10">LightOn</text:span> is highlighted (red).</text:p>
            <text:p/>
            <text:p>The transition from <text:span text:style-name="T10">LightOff</text:span> to <text:span text:style-name="T10">LightOn</text:span> is colored orange.</text:p>
            <text:p/>
            <text:p>Variable <text:span text:style-name="T10">light</text:span> is set to true.</text:p>
            <text:p/>
            <text:p>After 30 seconds state<text:span text:style-name="T10"> LightOff</text:span> and it's incoming transition become highlighted, while <text:span text:style-name="T10">LightOn</text:span> and its incoming transactions become unhighlighted.</text:p>
            <text:p/>
            <text:p>Variable <text:span text:style-name="T10">light</text:span> is set to false.</text:p>
          </table:table-cell>
          <table:table-cell table:style-name="ce7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the <text:span text:style-name="T4">Terminate</text:span> button in the Debug View to stop the simulation.</text:p>
          </table:table-cell>
          <table:table-cell table:style-name="ce29" office:value-type="string" calcext:value-type="string">
            <text:p>Simulation is stopped.</text:p>
            <text:p/>
            <text:p>No state is highlighted.</text:p>
            <text:p/>
            <text:p>The <text:span text:style-name="T10">Simulation</text:span> view is empty.</text:p>
          </table:table-cell>
          <table:table-cell table:style-name="ce7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6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4">Help→Help Contents</text:span>.</text:p>
            <text:p>Open <text:span text:style-name="T10">YAKINDU Statechart Tools</text:span>.</text:p>
          </table:table-cell>
          <table:table-cell table:style-name="ce29" office:value-type="string" calcext:value-type="string">
            <text:p>Top-level entry <text:span text:style-name="T10">YAKINDU Statechart Tools</text:span> is available.</text:p>
            <text:p/>
            <text:p>Subordinate entries are shown.</text:p>
          </table:table-cell>
          <table:table-cell table:style-name="ce7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4">Help→Welcome</text:span>.</text:p>
          </table:table-cell>
          <table:table-cell table:style-name="ce29" office:value-type="string" calcext:value-type="string">
            <text:p>The YAKINDU Statechart Tools welcome page is shown.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 on the welcome page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8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81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1.sct exists in the "manual tests" directory.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is four error markers with the following error message:</text:p>
            <text:p/>
            <text:p>"entry, exit, events are allowed as local reactions only.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3.sct exists in the "manual tests" directory.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In/Out declarations are not allowed in internal scope.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4.sct exists in the "manual tests" directory.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Local declarations are not allowed in interface scope.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5.sct exists in the "manual tests" directory.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Only one default/unnamed interface is allowed.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1.sct exists in the "manual tests" directory.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is one error marker at the state with the following error message:</text:p>
            <text:p/>
            <text:p>"A state must have a name.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2.sct exists in the "manual tests" directory.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is one error marker on the transition with the following error message:</text:p>
            <text:p/>
            <text:p>"Outgoing Transitions from Entries can not have a Trigger or Guard."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3.sct exists in the "manual tests" directory.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is one error marker on each of the states with the following error message:</text:p>
            <text:p/>
            <text:p>"Duplicate SpecificationElement 'A' in Region 'main region'"</text:p>
          </table:table-cell>
          <table:table-cell table:style-name="ce8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is one error marker on state 'B' with the following error message:</text:p>
            <text:p/>
            <text:p>"Node is not reachable."</text:p>
          </table:table-cell>
          <table:table-cell table:style-name="ce8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5.sct exists in the "manual tests" directory.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is one error marker on the entry node with the following error message:</text:p>
            <text:p/>
            <text:p>"Entries must not have more than one outgoing transition."</text:p>
          </table:table-cell>
          <table:table-cell table:style-name="ce9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is one error marker on the choice with the following error message:</text:p>
            <text:p/>
            <text:p>"A choice must have at least one outgoing transition."</text:p>
            <text:p/>
            <text:p>There is a warning maker on the choice with the following warning message:</text:p>
            <text:p/>
            <text:p>“Missing trigger. Transition is never taken. Use 'oncycle' or 'always' instead."</text:p>
          </table:table-cell>
          <table:table-cell table:style-name="ce9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9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4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3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Replace the statechart specification by the following:</text:p>
            <text:p/>
            <text:p><text:span text:style-name="T11">namespace Staircase</text:span></text:p>
            <text:p><text:span text:style-name="T11">internal:</text:span></text:p>
            <text:p><text:span text:style-name="T11">var light : boolean</text:span></text:p>
            <text:p/>
            <text:p><text:span text:style-name="T11">interface A:</text:span></text:p>
            <text:p><text:span text:style-name="T11">in event keypress</text:span></text:p>
            <text:p/>
            <text:p><text:span text:style-name="T11">interface B:</text:span></text:p>
            <text:p><text:span text:style-name="T11">in event keypress</text:span></text:p>
            <text:p/>
            <text:p>Select transition with <text:span text:style-name="T10">keypress</text:span> trigger and double-click on trigger.</text:p>
            <text:p>Replace "keypress" by "A.keypress" to qualify the event.</text:p>
          </table:table-cell>
          <table:table-cell table:style-name="ce29" office:value-type="string" calcext:value-type="string">
            <text:p>No error messages are shown.</text:p>
          </table:table-cell>
          <table:table-cell table:style-name="ce9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92" office:value-type="string" calcext:value-type="string">
            <text:p>T6.2</text:p>
          </table:table-cell>
          <table:table-cell table:style-name="ce92" office:value-type="string" calcext:value-type="string">
            <text:p>Create another statechart</text:p>
          </table:table-cell>
          <table:table-cell table:style-name="ce92" office:value-type="string" calcext:value-type="string">
            <text:p>T6.1</text:p>
          </table:table-cell>
          <table:table-cell table:style-name="ce95" office:value-type="string" calcext:value-type="string">
            <text:p>Create a new statechart model and name it OtherStatechart.</text:p>
            <text:p/>
            <text:p>Replace the default text in the definition section by the following:</text:p>
            <text:p/>
            <text:p><text:span text:style-name="T11">namespace OtherStatechart</text:span></text:p>
            <text:p><text:span text:style-name="T11">interface A:</text:span></text:p>
            <text:p><text:span text:style-name="T11">out event e1</text:span></text:p>
            <text:p><text:span text:style-name="T11">in event e2</text:span></text:p>
            <text:p/>
            <text:p><text:span text:style-name="T11">interface B:</text:span></text:p>
            <text:p><text:span text:style-name="T11">out event e1</text:span></text:p>
            <text:p><text:span text:style-name="T11">in event e2</text:span></text:p>
          </table:table-cell>
          <table:table-cell table:style-name="ce97" office:value-type="string" calcext:value-type="string">
            <text:p>The new statechart OtherStatechart is created. It does not have any error markers.</text:p>
          </table:table-cell>
          <table:table-cell table:style-name="ce10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0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1</text:p>
          </table:table-cell>
          <table:table-cell table:style-name="ce29" office:value-type="string" calcext:value-type="string">
            <text:p>Select state <text:span text:style-name="T10">LightOff</text:span>.</text:p>
            <text:p>Open properties view.</text:p>
            <text:p>Place the cursor in front of the expression in the state specification and press [Ctrl+Space].</text:p>
          </table:table-cell>
          <table:table-cell table:style-name="ce33" office:value-type="string" calcext:value-type="string">
            <text:p>Only the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10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5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0">A.keypress</text:span>.</text:p>
            <text:p>Open properties view.</text:p>
            <text:p>Move cursor in front of <text:span text:style-name="T10">A.keypress</text:span> and press [Ctrl+Space].</text:p>
          </table:table-cell>
          <table:table-cell table:style-name="ce98" office:value-type="string" calcext:value-type="string">
            <text:p>Only following proposals should be displayed:</text:p>
            <text:p>- A</text:p>
            <text:p>- B</text:p>
            <text:p>- #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0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4</text:p>
          </table:table-cell>
          <table:table-cell table:style-name="ce96" office:value-type="string" calcext:value-type="string">
            <text:p><text:span text:style-name="T12">Move cursor behind </text:span><text:span text:style-name="T13">A.keypress</text:span><text:span text:style-name="T12"> and press [Ctrl+Space].</text:span></text:p>
          </table:table-cell>
          <table:table-cell table:style-name="ce98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0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7">
          <table:table-cell table:style-name="ce92" office:value-type="string" calcext:value-type="string">
            <text:p>T7.1</text:p>
          </table:table-cell>
          <table:table-cell table:style-name="ce105" office:value-type="string" calcext:value-type="string">
            <text:p>Create Xpand Generator</text:p>
          </table:table-cell>
          <table:table-cell table:style-name="ce105" office:value-type="string" calcext:value-type="string">
            <text:p>T2.9</text:p>
            <text:p>Xpand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7" office:value-type="string" calcext:value-type="string">
            <text:p>Project <text:span text:style-name="T10">TestProject.generator.xpand</text:span> has been created in the workspace.</text:p>
          </table:table-cell>
          <table:table-cell table:style-name="ce10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0">
          <table:table-cell table:style-name="ce14" office:value-type="string" calcext:value-type="string">
            <text:p>T7.2</text:p>
          </table:table-cell>
          <table:table-cell table:style-name="ce105" office:value-type="string" calcext:value-type="string">
            <text:p>Create Xtend2/Java Generator</text:p>
          </table:table-cell>
          <table:table-cell table:style-name="ce105" office:value-type="string" calcext:value-type="string">
            <text:p>T2.9</text:p>
            <text:p>Xtext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7" office:value-type="string" calcext:value-type="string">
            <text:p>Project <text:span text:style-name="T10">TestProject.generator.xtend</text:span> has been created in the workspace.</text:p>
          </table:table-cell>
          <table:table-cell table:style-name="ce109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11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20 of 20 open" calcext:value-type="string">
            <text:p>Incomplete: 20 of 2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12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8">
          <table:table-cell table:style-name="ce92" office:value-type="string" calcext:value-type="string">
            <text:p>T8.1</text:p>
          </table:table-cell>
          <table:table-cell table:style-name="ce105" office:value-type="string" calcext:value-type="string">
            <text:p>Create Generator Model</text:p>
            <text:p>for Java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Java.sgen</text:span>. </text:p>
            <text:p>Click <text:span text:style-name="T4">Next</text:span>.</text:p>
            <text:p>Select <text:span text:style-name="T14">YAKINDU SCT Java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Java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1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1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.</text:span></text:p>
            <text:p>Change <text:span text:style-name="T10">targetFolder</text:span> to from <text:span text:style-name="T10">src-gen</text:span> to <text:span text:style-name="T10">src-gen-java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java</text:span> has been created and populated with with generated code.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6">
          <table:table-cell table:style-name="ce92" office:value-type="string" calcext:value-type="string">
            <text:p>T8.1.2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13" office:value-type="string" calcext:value-type="string">
            <text:p>Hover over the <text:span text:style-name="T4">Outlet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9">
          <table:table-cell table:style-name="ce92" office:value-type="string" calcext:value-type="string">
            <text:p>T8.1.3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Debug</text:span> feature to the sgen file:</text:p>
            <text:p><text:span text:style-name="T11">feature Debug {</text:span></text:p>
            <text:p><text:span text:style-name="T11">dumpSexec = true</text:span></text:p>
            <text:p><text:span text:style-name="T11">}</text:span></text:p>
            <text:p/>
            <text:p>Hover over the <text:span text:style-name="T4">Debu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4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FunctionInlining</text:span> feature to the sgen file:</text:p>
            <text:p><text:span text:style-name="T11">feature FunctionInlining {</text:span></text:p>
            <text:p><text:span text:style-name="T11">}</text:span></text:p>
            <text:p/>
            <text:p>Hover over the <text:span text:style-name="T4">FunctionInlinin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5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GeneralFeatures</text:span> feature to the sgen file:</text:p>
            <text:p><text:span text:style-name="T11">feature GeneralFeatures {</text:span></text:p>
            <text:p><text:span text:style-name="T11">}</text:span></text:p>
            <text:p/>
            <text:p>Hover over the <text:span text:style-name="T4">GeneralFeatures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1">
          <table:table-cell table:style-name="ce92" office:value-type="string" calcext:value-type="string">
            <text:p>T8.1.6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LicenseHeader </text:span>feature to the sgen file:</text:p>
            <text:p><text:span text:style-name="T11">feature LicenseHeader {</text:span></text:p>
            <text:p><text:span text:style-name="T11">licenseText = ""</text:span></text:p>
            <text:p><text:span text:style-name="T11">}</text:span></text:p>
            <text:p/>
            <text:p>Hover over the <text:span text:style-name="T4">LicenseHead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2">
          <table:table-cell table:style-name="ce92" office:value-type="string" calcext:value-type="string">
            <text:p>T8.1.7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Naming </text:span>feature to the sgen file:</text:p>
            <text:p><text:span text:style-name="T11">feature Naming {</text:span></text:p>
            <text:p><text:span text:style-name="T11">basePackage = "my.base.name"</text:span></text:p>
            <text:p><text:span text:style-name="T11">implementationSuffix = "mysuffix"</text:span></text:p>
            <text:p><text:span text:style-name="T11">}</text:span></text:p>
            <text:p/>
            <text:p>Hover over the <text:span text:style-name="T4">Naming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8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RunnableWrapper </text:span>feature to the sgen file:</text:p>
            <text:p><text:span text:style-name="T11">feature RunnableWrapper {</text:span></text:p>
            <text:p><text:span text:style-name="T11">}</text:span></text:p>
            <text:p/>
            <text:p>Hover over the <text:span text:style-name="T4">RunnableWrapp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8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Hover over the statechart reference and press Ctrl</text:p>
            <text:p>Click on the hyperlink</text:p>
          </table:table-cell>
          <table:table-cell table:style-name="ce97" office:value-type="string" calcext:value-type="string">
            <text:p>Statechart opens in statechart diagram editor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C.sgen</text:span>. </text:p>
            <text:p>Click <text:span text:style-name="T4">Next</text:span>.</text:p>
            <text:p>Select <text:span text:style-name="T14">YAKINDU SCT C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C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2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.sgen.</text:span></text:p>
            <text:p>Change <text:span text:style-name="T10">targetFolder</text:span> to from <text:span text:style-name="T10">src-gen</text:span> to <text:span text:style-name="T10">src-gen-c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</text:span> has been created and populated with with generated code.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Cpp.sgen</text:span>. </text:p>
            <text:p>Click <text:span text:style-name="T4">Next</text:span>.</text:p>
            <text:p>Select <text:span text:style-name="T14">YAKINDU SCT C++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Cpp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6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3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pp.sgen.</text:span></text:p>
            <text:p>Change <text:span text:style-name="T10">targetFolder</text:span> to from <text:span text:style-name="T10">src-gen</text:span> to <text:span text:style-name="T10">src-gen-cpp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pp</text:span> has been created and populated with with generated code.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Xpand.sgen</text:span>. </text:p>
            <text:p>Click <text:span text:style-name="T4">Next</text:span>.</text:p>
            <text:p>Select <text:span text:style-name="T14">Custom Xpand-based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Xpand.sgen</text:span> has been created with initial settings.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4.1</text:p>
          </table:table-cell>
          <table:table-cell table:style-name="ce110" office:value-type="string" calcext:value-type="string">
            <text:p>Add project to build path</text:p>
          </table:table-cell>
          <table:table-cell table:style-name="ce14" office:value-type="string" calcext:value-type="string">
            <text:p>T8.4</text:p>
          </table:table-cell>
          <table:table-cell table:style-name="ce114" office:value-type="string" calcext:value-type="string">
            <text:p>Open the properties of the TestProject project (rightclick → <text:span text:style-name="T4">Properties </text:span>or [Alt+Enter]).</text:p>
            <text:p>Select <text:span text:style-name="T4">Java Build Path</text:span>.</text:p>
            <text:p>Select tab <text:span text:style-name="T4">Projects</text:span>.</text:p>
            <text:p>Click <text:span text:style-name="T4">Add…</text:span>.</text:p>
            <text:p>Add <text:span text:style-name="T10">TestProject.generator.xpa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2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8" office:value-type="string" calcext:value-type="string">
            <text:p>Open the file <text:span text:style-name="T10">StaircaseXpand.sgen</text:span><text:span text:style-name="T15"> and set the following features:</text:span></text:p>
            <text:p>- targetFolder = "src-gen-xpand"</text:p>
            <text:p><text:span text:style-name="T15">- templateProject = "TestProject.generator.xpand"</text:span></text:p>
            <text:p><text:span text:style-name="T15">- templatePath = "testproject::generator::xpand::TextGenerator::main"</text:span></text:p>
            <text:p><text:span text:style-name="T15">Save the file</text:span></text:p>
          </table:table-cell>
          <table:table-cell table:style-name="ce29" office:value-type="string" calcext:value-type="string">
            <text:p>Folder <text:span text:style-name="T10">src-gen-xpand</text:span> with generated code created.</text:p>
          </table:table-cell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Xtend.sgen</text:span>. </text:p>
            <text:p>Click <text:span text:style-name="T4">Next</text:span>.</text:p>
            <text:p>Select <text:span text:style-name="T14">Custom Xtend2/Java-based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Xtend.sgen</text:span> has been created with initial settings.</text:p>
          </table:table-cell>
          <table:table-cell table:style-name="ce13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5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14" office:value-type="string" calcext:value-type="string">
            <text:p>Open the properties of the TestProject project (rightclick → <text:span text:style-name="T4">Properties </text:span>or [Alt+Enter]).</text:p>
            <text:p>Select <text:span text:style-name="T4">Java Build Path</text:span>.</text:p>
            <text:p>Select tab <text:span text:style-name="T4">Projects</text:span>.</text:p>
            <text:p>Click <text:span text:style-name="T4">Add…</text:span>.</text:p>
            <text:p>Add <text:span text:style-name="T10">TestProject.generator.xte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8" office:value-type="string" calcext:value-type="string">
            <text:p>Open the file <text:span text:style-name="T10">StaircaseXtend.sgen</text:span><text:span text:style-name="T15"> and set the following features:</text:span></text:p>
            <text:p>- targetFolder = "src-gen-xtend"</text:p>
            <text:p><text:span text:style-name="T15">- templateProject = "TestProject.generator.xtend"</text:span></text:p>
            <text:p><text:span text:style-name="T15">- templatePath = "testproject.generator.xtend.XtendGenerator"</text:span></text:p>
            <text:p><text:span text:style-name="T15">Save the file.</text:span></text:p>
          </table:table-cell>
          <table:table-cell table:style-name="ce29" office:value-type="string" calcext:value-type="string">
            <text:p>Folder <text:span text:style-name="T10">src-gen-xtend</text:span> with generated code created.</text:p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8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 'Yakindu SCT Testcase 08 - Genmodel'.F25:'Yakindu SCT Testcase 08 - Genmodel'.F25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</calcext:conditional-formats>
      </table:table>
      <table:table table:name="Yakindu SCT Testcase 09 - Templateproposals" table:style-name="ta1"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4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5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5">
          <table:table-cell table:style-name="ce92" office:value-type="string" calcext:value-type="string">
            <text:p>T9.1</text:p>
          </table:table-cell>
          <table:table-cell table:style-name="ce105" office:value-type="string" calcext:value-type="string">
            <text:p>Statechart roposals <text:s/>and documentation</text:p>
          </table:table-cell>
          <table:table-cell table:style-name="ce92" office:value-type="string" calcext:value-type="string">
            <text:p>T2.9</text:p>
          </table:table-cell>
          <table:table-cell table:style-name="ce97" office:value-type="string" calcext:value-type="string">
            <text:p>Select the definition section..</text:p>
            <text:p><text:span text:style-name="T7">Open the </text:span><text:span text:style-name="T8">Properties</text:span><text:span text:style-name="T7"> view.</text:span></text:p>
            <text:p><text:span text:style-name="T7">Select the </text:span><text:span text:style-name="T8">Model</text:span><text:span text:style-name="T7"> tab.</text:span></text:p>
            <text:p><text:span text:style-name="T7">Empty the </text:span><text:span text:style-name="T8">Statechart Behavior</text:span><text:span text:style-name="T7"> text field.</text:span></text:p>
            <text:p><text:span text:style-name="T7">In the </text:span><text:span text:style-name="T8">Statechart Behavior</text:span><text:span text:style-name="T7"> text field, 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20">interface</text:span></text:p>
            <text:p><text:span text:style-name="T20">internal</text:span></text:p>
            <text:p><text:span text:style-name="T20">namespace</text:span></text:p>
            <text:p/>
            <text:p><text:span text:style-name="T7">For each keyword proposals a corresponding documentation popup window opens when the respective keyword is clicked.</text:span></text:p>
          </table:table-cell>
          <table:table-cell table:style-name="ce137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6">
          <table:table-cell table:style-name="ce92" office:value-type="string" calcext:value-type="string">
            <text:p>T9.1.1</text:p>
          </table:table-cell>
          <table:table-cell table:style-name="ce105" office:value-type="string" calcext:value-type="string">
            <text:p>Statechart proposals <text:s/>- interface</text:p>
          </table:table-cell>
          <table:table-cell table:style-name="ce92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face</text:span> into the definition section, followed by a space character.</text:p>
            <text:p>Press <text:span text:style-name="T4">[Ctrl+Space]</text:span>.</text:p>
          </table:table-cell>
          <table:table-cell table:style-name="ce136" office:value-type="string" calcext:value-type="string">
            <text:p>The following proposals are shown in a drop-down menu:</text:p>
            <text:p><text:span text:style-name="T11">Name – XID</text:span></text:p>
            <text:p><text:span text:style-name="T11">:</text:span></text:p>
          </table:table-cell>
          <table:table-cell table:style-name="ce138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7">
          <table:table-cell table:style-name="ce92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nal</text:span> into the definition section, followed by a space character.</text:p>
            <text:p>Press <text:span text:style-name="T4">[Ctrl+Space]</text:span>.</text:p>
          </table:table-cell>
          <table:table-cell table:style-name="ce136" office:value-type="string" calcext:value-type="string">
            <text:p>The following proposal is shown in a drop-down menu:</text:p>
            <text:p><text:span text:style-name="T11">:</text:span></text:p>
          </table:table-cell>
          <table:table-cell table:style-name="ce139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7">
          <table:table-cell table:style-name="ce92" office:value-type="string" calcext:value-type="string">
            <text:p>T9.1.3</text:p>
          </table:table-cell>
          <table:table-cell table:style-name="ce105" office:value-type="string" calcext:value-type="string">
            <text:p>Statechart proposals – namespace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namespace</text:span> into the definition section, followed by a space character.</text:p>
            <text:p>Press <text:span text:style-name="T4">[Ctrl+Space]</text:span>.</text:p>
          </table:table-cell>
          <table:table-cell table:style-name="ce136" office:value-type="string" calcext:value-type="string">
            <text:p>No proposal is shown.</text:p>
          </table:table-cell>
          <table:table-cell table:style-name="ce140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8">
          <table:table-cell table:style-name="ce92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92" office:value-type="string" calcext:value-type="string">
            <text:p>T2.9</text:p>
          </table:table-cell>
          <table:table-cell table:style-name="ce29" office:value-type="string" calcext:value-type="string">
            <text:p>Select any transition.</text:p>
            <text:p>Open the <text:span text:style-name="T10">Properties</text:span> view.</text:p>
            <text:p>Select the <text:span text:style-name="T10">Model</text:span> tab.</text:p>
            <text:p>Empty the <text:span text:style-name="T10">Expression</text:span> text field.</text:p>
            <text:p>In the <text:span text:style-name="T10">Expression</text:span> text field, press <text:span text:style-name="T4">[Ctrl+Space]</text:span>.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20">#</text:span></text:p>
            <text:p><text:span text:style-name="T20">/</text:span></text:p>
            <text:p><text:span text:style-name="T20">[</text:span></text:p>
            <text:p><text:span text:style-name="T20">after</text:span></text:p>
            <text:p><text:span text:style-name="T20">always</text:span></text:p>
            <text:p><text:span text:style-name="T20">default</text:span></text:p>
            <text:p><text:span text:style-name="T20">else</text:span></text:p>
            <text:p><text:span text:style-name="T20">every</text:span></text:p>
            <text:p><text:span text:style-name="T20">oncycle</text:span></text:p>
            <text:p><text:span text:style-name="T21">Trigger event names</text:span></text:p>
            <text:p/>
            <text:p><text:span text:style-name="T7">For each keyword proposals a corresponding documentation popup window opens when the respective keyword is clicked.</text:span></text:p>
          </table:table-cell>
          <table:table-cell table:style-name="ce141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9">
          <table:table-cell table:style-name="ce92" office:value-type="string" calcext:value-type="string">
            <text:p>T9.2.1</text:p>
          </table:table-cell>
          <table:table-cell table:style-name="ce105" office:value-type="string" calcext:value-type="string">
            <text:p>Transition proposals after “after”</text:p>
          </table:table-cell>
          <table:table-cell table:style-name="ce92" office:value-type="string" calcext:value-type="string">
            <text:p>T9.2</text:p>
          </table:table-cell>
          <table:table-cell table:style-name="ce97" office:value-type="string" calcext:value-type="string">
            <text:p><text:span text:style-name="T7">Empty the </text:span><text:span text:style-name="T8">Expression</text:span><text:span text:style-name="T7"> text field.</text:span></text:p>
            <text:p><text:span text:style-name="T7">Enter the text </text:span><text:span text:style-name="T17">after</text:span><text:span text:style-name="T18"> followed by a space character into the </text:span><text:span text:style-name="T19">Expression</text:span><text:span text:style-name="T18"> text field.</text:span></text:p>
            <text:p><text:span text:style-name="T7">Press </text:span><text:span text:style-name="T9">[Ctrl+Space]</text:span><text:span text:style-name="T7">.</text:span></text:p>
            <text:p/>
            <text:p/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7">For each keyword proposals a corresponding documentation popup window opens when the respective keyword is clicked.</text:span></text:p>
          </table:table-cell>
          <table:table-cell table:style-name="ce142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9">
          <table:table-cell table:style-name="ce92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97" office:value-type="string" calcext:value-type="string">
            <text:p><text:span text:style-name="T7">Empty the </text:span><text:span text:style-name="T8">Expression</text:span><text:span text:style-name="T7"> text field.</text:span></text:p>
            <text:p><text:span text:style-name="T7">Enter the text </text:span><text:span text:style-name="T17">every</text:span><text:span text:style-name="T18"> followed by a space character into the </text:span><text:span text:style-name="T19">Expression</text:span><text:span text:style-name="T18"> text field.</text:span></text:p>
            <text:p><text:span text:style-name="T7">Press </text:span><text:span text:style-name="T9">[Ctrl+Space]</text:span><text:span text:style-name="T7">.</text:span></text:p>
            <text:p/>
            <text:p/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7">For each keyword proposals a corresponding documentation popup window opens when the respective keyword is clicked.</text:span></text:p>
          </table:table-cell>
          <table:table-cell table:style-name="ce143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0">
          <table:table-cell table:style-name="ce92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8" office:value-type="string" calcext:value-type="string">
            <text:p>Select any state.</text:p>
            <text:p><text:span text:style-name="T7">Open the </text:span><text:span text:style-name="T8">Properties</text:span><text:span text:style-name="T7"> view.</text:span></text:p>
            <text:p><text:span text:style-name="T7">Select the </text:span><text:span text:style-name="T8">Model</text:span><text:span text:style-name="T7"> tab.</text:span></text:p>
            <text:p><text:span text:style-name="T7">Empty the </text:span><text:span text:style-name="T8">State Behavior</text:span><text:span text:style-name="T7"> text field.</text:span></text:p>
            <text:p><text:span text:style-name="T7">In the </text:span><text:span text:style-name="T8">State Behavior</text:span><text:span text:style-name="T7"> text field, press </text:span><text:span text:style-name="T9">[Ctrl+Space]</text:span><text:span text:style-name="T7">.</text:span></text:p>
            <text:p/>
            <text:p>Expected proposals: “after”, “always”, “entry”, “every”, “exit”, “oncycle” Check if the proper documentation is displayed for every proposal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20">after</text:span></text:p>
            <text:p><text:span text:style-name="T20">always</text:span></text:p>
            <text:p><text:span text:style-name="T20">entry</text:span></text:p>
            <text:p><text:span text:style-name="T20">every</text:span></text:p>
            <text:p><text:span text:style-name="T20">exit</text:span></text:p>
            <text:p><text:span text:style-name="T20">oncycle</text:span></text:p>
            <text:p/>
            <text:p><text:span text:style-name="T7">For each keyword proposals a corresponding documentation popup window opens when the respective keyword is clicked.</text:span></text:p>
          </table:table-cell>
          <table:table-cell table:style-name="ce144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9">
          <table:table-cell table:style-name="ce92" office:value-type="string" calcext:value-type="string">
            <text:p>T9.3.1</text:p>
          </table:table-cell>
          <table:table-cell table:style-name="ce105" office:value-type="string" calcext:value-type="string">
            <text:p>State proposals after “after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7">Empty the </text:span><text:span text:style-name="T8">State Behavior </text:span><text:span text:style-name="T7"> text field.</text:span></text:p>
            <text:p><text:span text:style-name="T7">Enter the text </text:span><text:span text:style-name="T17">after</text:span><text:span text:style-name="T18"> followed by a space character into the </text:span><text:span text:style-name="T19">State Behavior</text:span><text:span text:style-name="T18"> text field.</text:span></text:p>
            <text:p><text:span text:style-name="T7">Press </text:span><text:span text:style-name="T9">[Ctrl+Space]</text:span><text:span text:style-name="T7">.</text:span></text:p>
            <text:p/>
            <text:p/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7">For each keyword proposals a corresponding documentation popup window opens when the respective keyword is clicked.</text:span></text:p>
          </table:table-cell>
          <table:table-cell table:style-name="ce145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9">
          <table:table-cell table:style-name="ce92" office:value-type="string" calcext:value-type="string">
            <text:p>T9.3.3</text:p>
          </table:table-cell>
          <table:table-cell table:style-name="ce105" office:value-type="string" calcext:value-type="string">
            <text:p>State proposals after “every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7">Empty the </text:span><text:span text:style-name="T8">State Behavior </text:span><text:span text:style-name="T7"> text field.</text:span></text:p>
            <text:p><text:span text:style-name="T7">Enter the text </text:span><text:span text:style-name="T17">every</text:span><text:span text:style-name="T18"> followed by a space character into the </text:span><text:span text:style-name="T19">State Behavior</text:span><text:span text:style-name="T18"> text field.</text:span></text:p>
            <text:p><text:span text:style-name="T7">Press </text:span><text:span text:style-name="T9">[Ctrl+Space]</text:span><text:span text:style-name="T7">.</text:span></text:p>
            <text:p/>
            <text:p/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7">For each keyword proposals a corresponding documentation popup window opens when the respective keyword is clicked.</text:span></text:p>
          </table:table-cell>
          <table:table-cell table:style-name="ce146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</calcext:conditional-formats>
      </table:table>
      <table:table table:name="Yakindu SCT Testcase 10 - ExampleFile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ce2"/>
        <table:table-column table:style-name="co23" table:default-cell-style-name="ce23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8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41">
          <table:table-cell table:style-name="ce92" office:value-type="string" calcext:value-type="string">
            <text:p>T10.1</text:p>
          </table:table-cell>
          <table:table-cell table:style-name="ce105" office:value-type="string" calcext:value-type="string">
            <text:p>Create Example File</text:p>
          </table:table-cell>
          <table:table-cell table:style-name="ce92" office:value-type="string" calcext:value-type="string">
            <text:p>T1.3</text:p>
          </table:table-cell>
          <table:table-cell table:style-name="ce149" office:value-type="string" calcext:value-type="string">
            <text:p>Select <text:span text:style-name="T4">File → New → Example…</text:span>.</text:p>
            <text:p>Select <text:span text:style-name="T4">YAKINDU SCT Example → Statechart Examples</text:span>.</text:p>
            <text:p>Click <text:span text:style-name="T4">Next</text:span>.</text:p>
            <text:p>Select <text:span text:style-name="T10">traffic_light</text:span>.</text:p>
            <text:p>Click <text:span text:style-name="T4">Finish</text:span>.</text:p>
          </table:table-cell>
          <table:table-cell table:style-name="ce97" office:value-type="string" calcext:value-type="string">
            <text:p>The Trafficlight example is created into the workspace </text:p>
          </table:table-cell>
          <table:table-cell table:style-name="ce150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office:forms form:automatic-focus="false" form:apply-design-mode="false"/>
        <table:table-column table:style-name="co28" table:default-cell-style-name="Default"/>
        <table:table-column table:style-name="co18" table:default-cell-style-name="ce2"/>
        <table:table-column table:style-name="co29" table:default-cell-style-name="ce23"/>
        <table:table-column table:style-name="co30" table:default-cell-style-name="Default"/>
        <table:table-column table:style-name="co31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3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6 of 6 open" calcext:value-type="string">
            <text:p>Incomplete: 6 of 6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4" table:formula="of:=COUNTIF([.F15:.F99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2">
          <table:table-cell/>
          <table:table-cell table:style-name="Default" table:number-columns-repeated="2"/>
          <table:table-cell table:number-columns-repeated="1021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4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43">
          <table:table-cell table:style-name="ce92" office:value-type="string" calcext:value-type="string">
            <text:p>T11.1</text:p>
          </table:table-cell>
          <table:table-cell table:style-name="ce105" office:value-type="string" calcext:value-type="string">
            <text:p>Preparations</text:p>
          </table:table-cell>
          <table:table-cell table:style-name="ce105" office:value-type="string" calcext:value-type="string">
            <text:p>T2.9</text:p>
          </table:table-cell>
          <table:table-cell table:style-name="ce97" office:value-type="string" calcext:value-type="string">
            <text:p>In the <text:span text:style-name="T10">src</text:span> folder, create a new Java source file <text:span text:style-name="T10">Operations.java</text:span> with following contents:</text:p>
            <text:p/>
            <text:p><text:span text:style-name="T11">import java.io.IOException;</text:span></text:p>
            <text:p><text:span text:style-name="T11"/></text:p>
            <text:p><text:span text:style-name="T11">public class Operations {</text:span></text:p>
            <text:p><text:span text:style-name="T11"/></text:p>
            <text:p><text:span text:style-name="T11"/><text:span text:style-name="T11">public long returnFive() {</text:span></text:p>
            <text:p><text:span text:style-name="T11"/><text:span text:style-name="T11"/><text:span text:style-name="T11">return 5;</text:span></text:p>
            <text:p><text:span text:style-name="T11"/><text:span text:style-name="T11">}</text:span></text:p>
            <text:p><text:span text:style-name="T11"/></text:p>
            <text:p><text:span text:style-name="T11"/><text:span text:style-name="T11">public long returnSum(long i, double d) {</text:span></text:p>
            <text:p><text:span text:style-name="T11"/><text:span text:style-name="T11"/><text:span text:style-name="T11">return (long) (i + d);</text:span></text:p>
            <text:p><text:span text:style-name="T11"/><text:span text:style-name="T11">}</text:span></text:p>
            <text:p><text:span text:style-name="T11"/></text:p>
            <text:p><text:span text:style-name="T11"/><text:span text:style-name="T11">public void throwUncheckedException() {</text:span></text:p>
            <text:p><text:span text:style-name="T11"/><text:span text:style-name="T11"/><text:span text:style-name="T11">throw new RuntimeException("Runtime Exception in executed code");</text:span></text:p>
            <text:p><text:span text:style-name="T11"/><text:span text:style-name="T11">}</text:span></text:p>
            <text:p><text:span text:style-name="T11"/></text:p>
            <text:p><text:span text:style-name="T11"/><text:span text:style-name="T11">public void throwCheckedException() throws IOException {</text:span></text:p>
            <text:p><text:span text:style-name="T11"/><text:span text:style-name="T11"/><text:span text:style-name="T11">throw new IOException("IOException in executed code");</text:span></text:p>
            <text:p><text:span text:style-name="T11"/><text:span text:style-name="T11">}</text:span></text:p>
            <text:p><text:span text:style-name="T11">}</text:span></text:p>
            <text:p><text:span text:style-name="T22"/></text:p>
            <text:p><text:span text:style-name="T22">Right click on </text:span><text:span text:style-name="T23">Staircase.sct</text:span><text:span text:style-name="T22">.</text:span></text:p>
            <text:p><text:span text:style-name="T22">In the context menu, select </text:span><text:span text:style-name="T24">Run as... → Run Configurations</text:span><text:span text:style-name="T22">.</text:span></text:p>
            <text:p><text:span text:style-name="T22">In the Staircase run configuration, enter </text:span><text:span text:style-name="T25">Operations</text:span><text:span text:style-name="T22"> as operation class.</text:span></text:p>
            <text:p><text:span text:style-name="T22">Click </text:span><text:span text:style-name="T24">Apply</text:span><text:span text:style-name="T22">.</text:span></text:p>
            <text:p><text:span text:style-name="T22">Click </text:span><text:span text:style-name="T24">Close</text:span><text:span text:style-name="T22">.</text:span></text:p>
            <text:p><text:span text:style-name="T22"/></text:p>
            <text:p><text:span text:style-name="T22">Open </text:span><text:span text:style-name="T23">Staircase.sct</text:span><text:span text:style-name="T22"> and add the following to the internal scope:</text:span></text:p>
            <text:p><text:span text:style-name="T26">operation returnFive():integer</text:span></text:p>
            <text:p><text:span text:style-name="T26">operation returnSum(param1 : integer, param2 : real ):integer</text:span></text:p>
            <text:p><text:span text:style-name="T26">operation throwUncheckedException(): void</text:span></text:p>
            <text:p><text:span text:style-name="T26">operation throwCheckedException():void</text:span></text:p>
            <text:p><text:span text:style-name="T26">operation unsupportedMethod():void</text:span></text:p>
            <text:p><text:span text:style-name="T5"/></text:p>
          </table:table-cell>
          <table:table-cell table:style-name="ce97" office:value-type="string" calcext:value-type="string">
            <text:p>There are no error markers in the project. There are five warnings "Internal declaration is not used in statechart".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04"/>
          <table:table-cell table:number-columns-repeated="1017"/>
        </table:table-row>
        <table:table-row table:style-name="ro44">
          <table:table-cell table:style-name="ce151" office:value-type="string" calcext:value-type="string">
            <text:p>T11.2</text:p>
          </table:table-cell>
          <table:table-cell table:style-name="ce152" office:value-type="string" calcext:value-type="string">
            <text:p>Calling a valid operation during statechat execution</text:p>
          </table:table-cell>
          <table:table-cell table:style-name="ce152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transition from <text:span text:style-name="T10">LightOn</text:span> to <text:span text:style-name="T10">LightOff</text:span> and change the expression to <text:span text:style-name="T11">"after returnFive() s"</text:span>.</text:p>
            <text:p>Run simulation.</text:p>
            <text:p><text:span text:style-name="T7">Click </text:span><text:span text:style-name="T8">keypress</text:span><text:span text:style-name="T7"> to transition to state </text:span><text:span text:style-name="T8">LightOn</text:span><text:span text:style-name="T7">.</text:span></text:p>
          </table:table-cell>
          <table:table-cell table:style-name="ce29" office:value-type="string" calcext:value-type="string">
            <text:p>After 5 seconds the state transitions from <text:span text:style-name="T10">LightOn</text:span> to <text:span text:style-name="T10">LightOff</text:span>.</text:p>
          </table:table-cell>
          <table:table-cell table:style-name="ce156" table:content-validation-name="val2" office:value-type="string" calcext:value-type="string">
            <text:p>OPEN</text:p>
          </table:table-cell>
          <table:table-cell table:style-name="ce161"/>
          <table:table-cell table:number-columns-repeated="1017"/>
        </table:table-row>
        <table:table-row table:style-name="ro44">
          <table:table-cell table:style-name="ce151" office:value-type="string" calcext:value-type="string">
            <text:p>T11.3</text:p>
          </table:table-cell>
          <table:table-cell table:style-name="ce152" office:value-type="string" calcext:value-type="string">
            <text:p>CheckedException during execution</text:p>
          </table:table-cell>
          <table:table-cell table:style-name="ce152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state <text:span text:style-name="T10">LightOn</text:span>.</text:p>
            <text:p>Change expression to <text:span text:style-name="T11">"entry / throwCheckedException()"</text:span>.</text:p>
            <text:p>Run simulation.</text:p>
            <text:p>Click <text:span text:style-name="T10">keypress</text:span> to transition to state <text:span text:style-name="T10">LightOn</text:span>.</text:p>
          </table:table-cell>
          <table:table-cell table:style-name="ce29" office:value-type="string" calcext:value-type="string">
            <text:p>A popup method informs the user that a IOException has occurred in the executed code and offers to relaunch or terminate the simulation.</text:p>
          </table:table-cell>
          <table:table-cell table:style-name="ce157" table:content-validation-name="val2" office:value-type="string" calcext:value-type="string">
            <text:p>OPEN</text:p>
          </table:table-cell>
          <table:table-cell table:style-name="ce161"/>
          <table:table-cell table:number-columns-repeated="1017"/>
        </table:table-row>
        <table:table-row table:style-name="ro44">
          <table:table-cell table:style-name="ce151" office:value-type="string" calcext:value-type="string">
            <text:p>T11.4</text:p>
          </table:table-cell>
          <table:table-cell table:style-name="ce152" office:value-type="string" calcext:value-type="string">
            <text:p>UncheckedException during execution</text:p>
          </table:table-cell>
          <table:table-cell table:style-name="ce152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state <text:span text:style-name="T10">LightOn</text:span>.</text:p>
            <text:p>Change expression to <text:span text:style-name="T11">"entry / throwUncheckedException()"</text:span>.</text:p>
            <text:p>Run simulation.</text:p>
            <text:p>Click <text:span text:style-name="T10">keypress</text:span> to transition to state <text:span text:style-name="T10">LightOn</text:span>.</text:p>
          </table:table-cell>
          <table:table-cell table:style-name="ce29" office:value-type="string" calcext:value-type="string">
            <text:p>A popup method informs the user that a RuntimeException has occurred in the executed code and offers to relaunch or terminate the simulation.</text:p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161"/>
          <table:table-cell table:number-columns-repeated="1017"/>
        </table:table-row>
        <table:table-row table:style-name="ro45">
          <table:table-cell table:style-name="ce151" office:value-type="string" calcext:value-type="string">
            <text:p>T11.5</text:p>
          </table:table-cell>
          <table:table-cell table:style-name="ce152" office:value-type="string" calcext:value-type="string">
            <text:p>Calling invalid operation</text:p>
          </table:table-cell>
          <table:table-cell table:style-name="ce152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<text:span text:style-name="T7">Edit transition from </text:span><text:span text:style-name="T8">LightOn</text:span><text:span text:style-name="T7"> to </text:span><text:span text:style-name="T8">LightOff</text:span><text:span text:style-name="T7"> and change the expression to </text:span><text:span text:style-name="T17">"after returnFive s"</text:span>, i.e. without the brackets.</text:p>
          </table:table-cell>
          <table:table-cell table:style-name="ce29" office:value-type="string" calcext:value-type="string">
            <text:p>The transition has an error marker.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161"/>
          <table:table-cell table:number-columns-repeated="1017"/>
        </table:table-row>
        <table:table-row table:style-name="ro44">
          <table:table-cell table:style-name="ce151" office:value-type="string" calcext:value-type="string">
            <text:p>T11.6</text:p>
          </table:table-cell>
          <table:table-cell table:style-name="ce152" office:value-type="string" calcext:value-type="string">
            <text:p>Calling another valid operation during statechat execution</text:p>
          </table:table-cell>
          <table:table-cell table:style-name="ce152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<text:span text:style-name="T7">Edit transition from </text:span><text:span text:style-name="T8">LightOn</text:span><text:span text:style-name="T7"> to </text:span><text:span text:style-name="T8">LightOff</text:span><text:span text:style-name="T7"> and change the expression to </text:span><text:span text:style-name="T17">"after returnSum(1, 4.1) s"</text:span><text:span text:style-name="T18">.</text:span></text:p>
            <text:p><text:span text:style-name="T7">Run simulation.</text:span></text:p>
            <text:p><text:span text:style-name="T7">Click </text:span><text:span text:style-name="T8">keypress</text:span><text:span text:style-name="T7"> to transition to state </text:span><text:span text:style-name="T8">LightOn</text:span><text:span text:style-name="T7">.</text:span></text:p>
          </table:table-cell>
          <table:table-cell table:style-name="ce29" office:value-type="string" calcext:value-type="string">
            <text:p>After 5 seconds the state transitions from <text:span text:style-name="T10">LightOn</text:span> to <text:span text:style-name="T10">LightOff</text:span>.</text:p>
          </table:table-cell>
          <table:table-cell table:style-name="ce160" table:content-validation-name="val2" office:value-type="string" calcext:value-type="string">
            <text:p>OPEN</text:p>
          </table:table-cell>
          <table:table-cell table:style-name="ce151"/>
          <table:table-cell table:style-name="ce95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</calcext:conditional-formats>
      </table:table>
      <table:table table:name="Yakindu SCT Testcase 12 - Refactoring" table:style-name="ta1">
        <table:table-column table:style-name="co32" table:default-cell-style-name="Default"/>
        <table:table-column table:style-name="co33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2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3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42">
          <table:table-cell/>
          <table:table-cell table:style-name="ce2"/>
          <table:table-cell table:number-columns-repeated="1022"/>
        </table:table-row>
        <table:table-row table:style-name="ro4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2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2">
          <table:table-cell table:number-columns-repeated="1024"/>
        </table:table-row>
        <table:table-row table:style-name="ro4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6">
          <table:table-cell table:style-name="ce92" office:value-type="string" calcext:value-type="string">
            <text:p>T12.1</text:p>
          </table:table-cell>
          <table:table-cell table:style-name="ce105" office:value-type="string" calcext:value-type="string">
            <text:p>Group States Into Composite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7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7">
          <table:table-cell table:style-name="ce92" office:value-type="string" calcext:value-type="string">
            <text:p>T12.1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1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8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</text:p>
            <text:p>Click on the 'sub diagram' – decorator in the lower right corner to open the subdiagram.</text:p>
          </table:table-cell>
          <table:table-cell table:style-name="ce97" office:value-type="string" calcext:value-type="string">
            <text:p>No specification errors should appear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7">
          <table:table-cell table:style-name="ce92" office:value-type="string" calcext:value-type="string">
            <text:p>T12.2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2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7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6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7" office:value-type="string" calcext:value-type="string">
            <text:p>No specification errors should appear</text:p>
            <text:p>The subdiagram view is closed</text:p>
            <text:p>The 'LightOn' and 'LightOff' state are wrapped in the 'LightSwitch' state.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7">
          <table:table-cell table:style-name="ce92" office:value-type="string" calcext:value-type="string">
            <text:p>T12.3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3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9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7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0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2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2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2" table:number-rows-repeated="65483">
          <table:table-cell table:number-columns-repeated="1024"/>
        </table:table-row>
        <table:table-row table:style-name="ro42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table:table-column table:style-name="co32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2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3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42">
          <table:table-cell/>
          <table:table-cell table:style-name="ce2"/>
          <table:table-cell table:number-columns-repeated="1022"/>
        </table:table-row>
        <table:table-row table:style-name="ro4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2">
          <table:table-cell table:number-columns-repeated="1024"/>
        </table:table-row>
        <table:table-row table:style-name="ro5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2">
          <table:table-cell table:number-columns-repeated="1024"/>
        </table:table-row>
        <table:table-row table:style-name="ro5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3">
          <table:table-cell table:style-name="ce171" office:value-type="string" calcext:value-type="string">
            <text:p>T13.1</text:p>
          </table:table-cell>
          <table:table-cell table:style-name="ce105" office:value-type="string" calcext:value-type="string">
            <text:p>State Templates available</text:p>
          </table:table-cell>
          <table:table-cell table:style-name="ce92"/>
          <table:table-cell table:style-name="ce104" office:value-type="string" calcext:value-type="string">
            <text:p>Select a state ans hit CTRL + space</text:p>
          </table:table-cell>
          <table:table-cell table:style-name="ce97" office:value-type="string" calcext:value-type="string">
            <text:p>A completion window should appear with the following entries: Add subregion, Add outgoing state</text:p>
          </table:table-cell>
          <table:table-cell table:style-name="ce17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6">
          <table:table-cell table:style-name="ce92" office:value-type="string" calcext:value-type="string">
            <text:p>T13.2</text:p>
          </table:table-cell>
          <table:table-cell table:style-name="ce105" office:value-type="string" calcext:value-type="string">
            <text:p>Add composite behaviour</text:p>
          </table:table-cell>
          <table:table-cell table:style-name="ce92"/>
          <table:table-cell table:style-name="ce104" office:value-type="string" calcext:value-type="string">
            <text:p>Execute the ' Add subregion' template</text:p>
          </table:table-cell>
          <table:table-cell table:style-name="ce97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4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104" office:value-type="string" calcext:value-type="string">
            <text:p>Execute the <text:s/>'Add outgoing state' template</text:p>
          </table:table-cell>
          <table:table-cell table:style-name="ce97" office:value-type="string" calcext:value-type="string">
            <text:p>A new state should be added. A transition should be drawn from the selected state to the new state.</text:p>
          </table:table-cell>
          <table:table-cell table:style-name="ce17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7" table:content-validation-name="val1"/>
          <table:table-cell table:style-name="ce104"/>
          <table:table-cell table:style-name="ce95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7"/>
          <table:table-cell table:style-name="ce178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9" table:content-validation-name="val1"/>
          <table:table-cell table:style-name="ce104"/>
          <table:table-cell table:style-name="ce95" table:number-columns-repeated="1017"/>
        </table:table-row>
        <table:table-row table:style-name="ro50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50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50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2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2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2" table:number-rows-repeated="65483">
          <table:table-cell table:number-columns-repeated="1024"/>
        </table:table-row>
        <table:table-row table:style-name="ro42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.00.0000</text:date>, <text:time style:data-style-name="N2" text:time-value="12:59:05.1810680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5T12:59:34.047058110</dc:date>
    <meta:editing-duration>P3DT7H57M10S</meta:editing-duration>
    <meta:editing-cycles>336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57" meta:object-count="0"/>
  </office:meta>
</office:document-meta>
</file>